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1979in" fo:background-color="#FFFFFF"/>
    </style:style>
    <style:style style:name="T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3" style:parent-style-name="Standard" style:family="paragraph">
      <style:paragraph-properties fo:margin-bottom="0in" style:line-height-at-least="0.1979in" fo:background-color="#FFFFFF"/>
    </style:style>
    <style:style style:name="T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6" style:parent-style-name="Standard" style:family="paragraph">
      <style:paragraph-properties fo:margin-bottom="0in" style:line-height-at-least="0.1979in" fo:background-color="#FFFFFF"/>
    </style:style>
    <style:style style:name="T7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8" style:parent-style-name="Standard" style:family="paragraph">
      <style:paragraph-properties fo:margin-bottom="0in" style:line-height-at-least="0.1979in" fo:background-color="#FFFFFF"/>
    </style:style>
    <style:style style:name="T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" style:parent-style-name="Standard" style:family="paragraph">
      <style:paragraph-properties fo:margin-bottom="0in" style:line-height-at-least="0.1979in" fo:background-color="#FFFFFF"/>
    </style:style>
    <style:style style:name="T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" style:parent-style-name="Standard" style:family="paragraph">
      <style:paragraph-properties fo:margin-bottom="0in" style:line-height-at-least="0.1979in" fo:background-color="#FFFFFF"/>
    </style:style>
    <style:style style:name="T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47" style:parent-style-name="Standard" style:family="paragraph">
      <style:paragraph-properties fo:margin-bottom="0in" style:line-height-at-least="0.1979in" fo:background-color="#FFFFFF"/>
    </style:style>
    <style:style style:name="T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0" style:parent-style-name="Standard" style:family="paragraph">
      <style:paragraph-properties fo:margin-bottom="0in" style:line-height-at-least="0.1979in" fo:background-color="#FFFFFF"/>
    </style:style>
    <style:style style:name="T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3" style:parent-style-name="Standard" style:family="paragraph">
      <style:paragraph-properties fo:margin-bottom="0in" style:line-height-at-least="0.1979in" fo:background-color="#FFFFFF"/>
    </style:style>
    <style:style style:name="T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7" style:parent-style-name="Standard" style:family="paragraph">
      <style:paragraph-properties fo:margin-bottom="0in" style:line-height-at-least="0.1979in" fo:background-color="#FFFFFF"/>
    </style:style>
    <style:style style:name="T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6" style:parent-style-name="Standard" style:family="paragraph">
      <style:paragraph-properties fo:margin-bottom="0in" style:line-height-at-least="0.1979in" fo:background-color="#FFFFFF"/>
    </style:style>
    <style:style style:name="T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4" style:parent-style-name="Standard" style:family="paragraph">
      <style:paragraph-properties fo:margin-bottom="0in" style:line-height-at-least="0.1979in" fo:background-color="#FFFFFF"/>
    </style:style>
    <style:style style:name="T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7" style:parent-style-name="Standard" style:family="paragraph">
      <style:paragraph-properties fo:margin-bottom="0in" style:line-height-at-least="0.1979in" fo:background-color="#FFFFFF"/>
    </style:style>
    <style:style style:name="T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92" style:parent-style-name="Standard" style:family="paragraph">
      <style:paragraph-properties fo:margin-bottom="0in" style:line-height-at-least="0.1979in" fo:background-color="#FFFFFF"/>
    </style:style>
    <style:style style:name="T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97" style:parent-style-name="Standard" style:family="paragraph">
      <style:paragraph-properties fo:margin-bottom="0in" style:line-height-at-least="0.1979in" fo:background-color="#FFFFFF"/>
    </style:style>
    <style:style style:name="T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02" style:parent-style-name="Standard" style:family="paragraph">
      <style:paragraph-properties fo:margin-bottom="0in" style:line-height-at-least="0.1979in" fo:background-color="#FFFFFF"/>
    </style:style>
    <style:style style:name="T1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8" style:parent-style-name="Standard" style:family="paragraph">
      <style:paragraph-properties fo:margin-bottom="0in" style:line-height-at-least="0.1979in" fo:background-color="#FFFFFF"/>
    </style:style>
    <style:style style:name="T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1" style:parent-style-name="Standard" style:family="paragraph">
      <style:paragraph-properties fo:margin-bottom="0in" style:line-height-at-least="0.1979in" fo:background-color="#FFFFFF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6" style:parent-style-name="Standard" style:family="paragraph">
      <style:paragraph-properties fo:margin-bottom="0in" style:line-height-at-least="0.1979in" fo:background-color="#FFFFFF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47" style:parent-style-name="Standard" style:family="paragraph">
      <style:paragraph-properties fo:margin-bottom="0in" style:line-height-at-least="0.1979in" fo:background-color="#FFFFFF"/>
    </style:style>
    <style:style style:name="T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62" style:parent-style-name="Standard" style:family="paragraph">
      <style:paragraph-properties fo:margin-bottom="0in" style:line-height-at-least="0.1979in" fo:background-color="#FFFFFF"/>
    </style:style>
    <style:style style:name="T1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65" style:parent-style-name="Standard" style:family="paragraph">
      <style:paragraph-properties fo:margin-bottom="0in" style:line-height-at-least="0.1979in" fo:background-color="#FFFFFF"/>
    </style:style>
    <style:style style:name="T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70" style:parent-style-name="Standard" style:family="paragraph">
      <style:paragraph-properties fo:margin-bottom="0in" style:line-height-at-least="0.1979in" fo:background-color="#FFFFFF"/>
    </style:style>
    <style:style style:name="T1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75" style:parent-style-name="Standard" style:family="paragraph">
      <style:paragraph-properties fo:margin-bottom="0in" style:line-height-at-least="0.1979in" fo:background-color="#FFFFFF"/>
    </style:style>
    <style:style style:name="T1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7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1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83" style:parent-style-name="Standard" style:family="paragraph">
      <style:paragraph-properties fo:margin-bottom="0in" style:line-height-at-least="0.1979in" fo:background-color="#FFFFFF"/>
    </style:style>
    <style:style style:name="T1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8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P188" style:parent-style-name="Standard" style:family="paragraph">
      <style:paragraph-properties fo:margin-bottom="0in" style:line-height-at-least="0.1979in" fo:background-color="#FFFFFF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4" style:parent-style-name="Standard" style:family="paragraph">
      <style:paragraph-properties fo:margin-bottom="0in" style:line-height-at-least="0.1979in" fo:background-color="#FFFFFF"/>
    </style:style>
    <style:style style:name="T1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4" style:parent-style-name="Standard" style:family="paragraph">
      <style:paragraph-properties fo:margin-bottom="0in" style:line-height-at-least="0.1979in" fo:background-color="#FFFFFF"/>
    </style:style>
    <style:style style:name="T2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07" style:parent-style-name="Standard" style:family="paragraph">
      <style:paragraph-properties fo:margin-bottom="0in" style:line-height-at-least="0.1979in" fo:background-color="#FFFFFF"/>
    </style:style>
    <style:style style:name="T2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10" style:parent-style-name="Standard" style:family="paragraph">
      <style:paragraph-properties fo:margin-bottom="0in" style:line-height-at-least="0.1979in" fo:background-color="#FFFFFF"/>
    </style:style>
    <style:style style:name="T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15" style:parent-style-name="Standard" style:family="paragraph">
      <style:paragraph-properties fo:margin-bottom="0in" style:line-height-at-least="0.1979in" fo:background-color="#FFFFFF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20" style:parent-style-name="Standard" style:family="paragraph">
      <style:paragraph-properties fo:margin-bottom="0in" style:line-height-at-least="0.1979in" fo:background-color="#FFFFFF"/>
    </style:style>
    <style:style style:name="T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8" style:parent-style-name="Standard" style:family="paragraph">
      <style:paragraph-properties fo:margin-bottom="0in" style:line-height-at-least="0.1979in" fo:background-color="#FFFFFF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33" style:parent-style-name="Standard" style:family="paragraph">
      <style:paragraph-properties fo:margin-bottom="0in" style:line-height-at-least="0.1979in" fo:background-color="#FFFFFF"/>
    </style:style>
    <style:style style:name="T2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9" style:parent-style-name="Standard" style:family="paragraph">
      <style:paragraph-properties fo:margin-bottom="0in" style:line-height-at-least="0.1979in" fo:background-color="#FFFFFF"/>
    </style:style>
    <style:style style:name="T2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9" style:parent-style-name="Standard" style:family="paragraph">
      <style:paragraph-properties fo:margin-bottom="0in" style:line-height-at-least="0.1979in" fo:background-color="#FFFFFF"/>
    </style:style>
    <style:style style:name="T2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2" style:parent-style-name="Standard" style:family="paragraph">
      <style:paragraph-properties fo:margin-bottom="0in" style:line-height-at-least="0.1979in" fo:background-color="#FFFFFF"/>
    </style:style>
    <style:style style:name="T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5" style:parent-style-name="Standard" style:family="paragraph">
      <style:paragraph-properties fo:margin-bottom="0in" style:line-height-at-least="0.1979in" fo:background-color="#FFFFFF"/>
    </style:style>
    <style:style style:name="T2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58" style:parent-style-name="Standard" style:family="paragraph">
      <style:paragraph-properties fo:margin-bottom="0in" style:line-height-at-least="0.1979in" fo:background-color="#FFFFFF"/>
    </style:style>
    <style:style style:name="T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7" style:parent-style-name="Standard" style:family="paragraph">
      <style:paragraph-properties fo:margin-bottom="0in" style:line-height-at-least="0.1979in" fo:background-color="#FFFFFF"/>
    </style:style>
    <style:style style:name="T2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80" style:parent-style-name="Standard" style:family="paragraph">
      <style:paragraph-properties fo:margin-bottom="0in" style:line-height-at-least="0.1979in" fo:background-color="#FFFFFF"/>
    </style:style>
    <style:style style:name="T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85" style:parent-style-name="Standard" style:family="paragraph">
      <style:paragraph-properties fo:margin-bottom="0in" style:line-height-at-least="0.1979in" fo:background-color="#FFFFFF"/>
    </style:style>
    <style:style style:name="T2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90" style:parent-style-name="Standard" style:family="paragraph">
      <style:paragraph-properties fo:margin-bottom="0in" style:line-height-at-least="0.1979in" fo:background-color="#FFFFFF"/>
    </style:style>
    <style:style style:name="T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95" style:parent-style-name="Standard" style:family="paragraph">
      <style:paragraph-properties fo:margin-bottom="0in" style:line-height-at-least="0.1979in" fo:background-color="#FFFFFF"/>
    </style:style>
    <style:style style:name="T2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9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01" style:parent-style-name="Standard" style:family="paragraph">
      <style:paragraph-properties fo:margin-bottom="0in" style:line-height-at-least="0.1979in" fo:background-color="#FFFFFF"/>
    </style:style>
    <style:style style:name="T3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4" style:parent-style-name="Standard" style:family="paragraph">
      <style:paragraph-properties fo:margin-bottom="0in" style:line-height-at-least="0.1979in" fo:background-color="#FFFFFF"/>
    </style:style>
    <style:style style:name="T3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07" style:parent-style-name="Standard" style:family="paragraph">
      <style:paragraph-properties fo:margin-bottom="0in" style:line-height-at-least="0.1979in" fo:background-color="#FFFFFF"/>
    </style:style>
    <style:style style:name="T3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P310" style:parent-style-name="Standard" style:family="paragraph">
      <style:paragraph-properties fo:margin-bottom="0in" style:line-height-at-least="0.1979in" fo:background-color="#FFFFFF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15" style:parent-style-name="Standard" style:family="paragraph">
      <style:paragraph-properties fo:margin-bottom="0in" style:line-height-at-least="0.1979in" fo:background-color="#FFFFFF"/>
    </style:style>
    <style:style style:name="T3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1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320" style:parent-style-name="Standard" style:family="paragraph">
      <style:paragraph-properties fo:margin-bottom="0in" style:line-height-at-least="0.1979in" fo:background-color="#FFFFFF"/>
    </style:style>
    <style:style style:name="T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26" style:parent-style-name="Standard" style:family="paragraph">
      <style:paragraph-properties fo:margin-bottom="0in" style:line-height-at-least="0.1979in" fo:background-color="#FFFFFF"/>
    </style:style>
    <style:style style:name="T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3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4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346" style:parent-style-name="Standard" style:family="paragraph">
      <style:paragraph-properties fo:margin-bottom="0in" style:line-height-at-least="0.1979in" fo:background-color="#FFFFFF"/>
    </style:style>
    <style:style style:name="T3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3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49" style:parent-style-name="Standard" style:family="paragraph">
      <style:paragraph-properties fo:margin-bottom="0in" style:line-height-at-least="0.1979in" fo:background-color="#FFFFFF"/>
    </style:style>
    <style:style style:name="T3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58" style:parent-style-name="Standard" style:family="paragraph">
      <style:paragraph-properties fo:margin-bottom="0in" style:line-height-at-least="0.1979in" fo:background-color="#FFFFFF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1" style:parent-style-name="Standard" style:family="paragraph">
      <style:paragraph-properties fo:margin-bottom="0in" style:line-height-at-least="0.1979in" fo:background-color="#FFFFFF"/>
    </style:style>
    <style:style style:name="T3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6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365" style:parent-style-name="Standard" style:family="paragraph">
      <style:paragraph-properties fo:margin-bottom="0in" style:line-height-at-least="0.1979in" fo:background-color="#FFFFFF"/>
    </style:style>
    <style:style style:name="T3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6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3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3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3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3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383" style:parent-style-name="Standard" style:family="paragraph">
      <style:paragraph-properties fo:margin-bottom="0in" style:line-height-at-least="0.1979in" fo:background-color="#FFFFFF"/>
    </style:style>
    <style:style style:name="T3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3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3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89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1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3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3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3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399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05" style:parent-style-name="Standard" style:family="paragraph">
      <style:paragraph-properties fo:margin-bottom="0in" style:line-height-at-least="0.1979in" fo:background-color="#FFFFFF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4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26" style:parent-style-name="Standard" style:family="paragraph">
      <style:paragraph-properties fo:margin-bottom="0in" style:line-height-at-least="0.1979in" fo:background-color="#FFFFFF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430" style:parent-style-name="Standard" style:family="paragraph">
      <style:paragraph-properties fo:margin-bottom="0in" style:line-height-at-least="0.1979in" fo:background-color="#FFFFFF"/>
    </style:style>
    <style:style style:name="T4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33" style:parent-style-name="Standard" style:family="paragraph">
      <style:paragraph-properties fo:margin-bottom="0in" style:line-height-at-least="0.1979in" fo:background-color="#FFFFFF"/>
    </style:style>
    <style:style style:name="T4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36" style:parent-style-name="Standard" style:family="paragraph">
      <style:paragraph-properties fo:margin-bottom="0in" style:line-height-at-least="0.1979in" fo:background-color="#FFFFFF"/>
    </style:style>
    <style:style style:name="T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39" style:parent-style-name="Standard" style:family="paragraph">
      <style:paragraph-properties fo:margin-bottom="0in" style:line-height-at-least="0.1979in" fo:background-color="#FFFFFF"/>
    </style:style>
    <style:style style:name="T4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42" style:parent-style-name="Standard" style:family="paragraph">
      <style:paragraph-properties fo:margin-bottom="0in" style:line-height-at-least="0.1979in" fo:background-color="#FFFFFF"/>
    </style:style>
    <style:style style:name="T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45" style:parent-style-name="Standard" style:family="paragraph">
      <style:paragraph-properties fo:margin-bottom="0in" style:line-height-at-least="0.1979in" fo:background-color="#FFFFFF"/>
    </style:style>
    <style:style style:name="T4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47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448" style:parent-style-name="Standard" style:family="paragraph">
      <style:paragraph-properties fo:margin-bottom="0in" style:line-height-at-least="0.1979in" fo:background-color="#FFFFFF"/>
    </style:style>
    <style:style style:name="T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6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64" style:parent-style-name="Standard" style:family="paragraph">
      <style:paragraph-properties fo:margin-bottom="0in" style:line-height-at-least="0.1979in" fo:background-color="#FFFFFF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75" style:parent-style-name="Standard" style:family="paragraph">
      <style:paragraph-properties fo:margin-bottom="0in" style:line-height-at-least="0.1979in" fo:background-color="#FFFFFF"/>
    </style:style>
    <style:style style:name="T4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4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4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83" style:parent-style-name="Standard" style:family="paragraph">
      <style:paragraph-properties fo:margin-bottom="0in" style:line-height-at-least="0.1979in" fo:background-color="#FFFFFF"/>
    </style:style>
    <style:style style:name="T4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486" style:parent-style-name="Standard" style:family="paragraph">
      <style:paragraph-properties fo:margin-bottom="0in" style:line-height-at-least="0.1979in" fo:background-color="#FFFFFF"/>
    </style:style>
    <style:style style:name="T4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8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491" style:parent-style-name="Standard" style:family="paragraph">
      <style:paragraph-properties fo:margin-bottom="0in" style:line-height-at-least="0.1979in" fo:background-color="#FFFFFF"/>
    </style:style>
    <style:style style:name="T4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496" style:parent-style-name="Standard" style:family="paragraph">
      <style:paragraph-properties fo:margin-bottom="0in" style:line-height-at-least="0.1979in" fo:background-color="#FFFFFF"/>
    </style:style>
    <style:style style:name="T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4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501" style:parent-style-name="Standard" style:family="paragraph">
      <style:paragraph-properties fo:margin-bottom="0in" style:line-height-at-least="0.1979in" fo:background-color="#FFFFFF"/>
    </style:style>
    <style:style style:name="T5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09" style:parent-style-name="Standard" style:family="paragraph">
      <style:paragraph-properties fo:margin-bottom="0in" style:line-height-at-least="0.1979in" fo:background-color="#FFFFFF"/>
    </style:style>
    <style:style style:name="T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17" style:parent-style-name="Standard" style:family="paragraph">
      <style:paragraph-properties fo:margin-bottom="0in" style:line-height-at-least="0.1979in" fo:background-color="#FFFFFF"/>
    </style:style>
    <style:style style:name="T5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1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0" style:parent-style-name="Standard" style:family="paragraph">
      <style:paragraph-properties fo:margin-bottom="0in" style:line-height-at-least="0.1979in" fo:background-color="#FFFFFF"/>
    </style:style>
    <style:style style:name="T5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23" style:parent-style-name="Standard" style:family="paragraph">
      <style:paragraph-properties fo:margin-bottom="0in" style:line-height-at-least="0.1979in" fo:background-color="#FFFFFF"/>
    </style:style>
    <style:style style:name="T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2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528" style:parent-style-name="Standard" style:family="paragraph">
      <style:paragraph-properties fo:margin-bottom="0in" style:line-height-at-least="0.1979in" fo:background-color="#FFFFFF"/>
    </style:style>
    <style:style style:name="T5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533" style:parent-style-name="Standard" style:family="paragraph">
      <style:paragraph-properties fo:margin-bottom="0in" style:line-height-at-least="0.1979in" fo:background-color="#FFFFFF"/>
    </style:style>
    <style:style style:name="T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3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538" style:parent-style-name="Standard" style:family="paragraph">
      <style:paragraph-properties fo:margin-bottom="0in" style:line-height-at-least="0.1979in" fo:background-color="#FFFFFF"/>
    </style:style>
    <style:style style:name="T5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46" style:parent-style-name="Standard" style:family="paragraph">
      <style:paragraph-properties fo:margin-bottom="0in" style:line-height-at-least="0.1979in" fo:background-color="#FFFFFF"/>
    </style:style>
    <style:style style:name="T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4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54" style:parent-style-name="Standard" style:family="paragraph">
      <style:paragraph-properties fo:margin-bottom="0in" style:line-height-at-least="0.1979in" fo:background-color="#FFFFFF"/>
    </style:style>
    <style:style style:name="T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57" style:parent-style-name="Standard" style:family="paragraph">
      <style:paragraph-properties fo:margin-bottom="0in" style:line-height-at-least="0.1979in" fo:background-color="#FFFFFF"/>
    </style:style>
    <style:style style:name="T5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56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561" style:parent-style-name="Standard" style:family="paragraph">
      <style:paragraph-properties fo:margin-bottom="0in" style:line-height-at-least="0.1979in" fo:background-color="#FFFFFF"/>
    </style:style>
    <style:style style:name="T5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63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564" style:parent-style-name="Standard" style:family="paragraph">
      <style:paragraph-properties fo:margin-bottom="0in" style:line-height-at-least="0.1979in" fo:background-color="#FFFFFF"/>
    </style:style>
    <style:style style:name="T5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56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6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5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75" style:parent-style-name="Standard" style:family="paragraph">
      <style:paragraph-properties fo:margin-bottom="0in" style:line-height-at-least="0.1979in" fo:background-color="#FFFFFF"/>
    </style:style>
    <style:style style:name="T5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5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3" style:parent-style-name="Standard" style:family="paragraph">
      <style:paragraph-properties fo:margin-bottom="0in" style:line-height-at-least="0.1979in" fo:background-color="#FFFFFF"/>
    </style:style>
    <style:style style:name="T5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5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88" style:parent-style-name="Standard" style:family="paragraph">
      <style:paragraph-properties fo:margin-bottom="0in" style:line-height-at-least="0.1979in" fo:background-color="#FFFFFF"/>
    </style:style>
    <style:style style:name="T5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591" style:parent-style-name="Standard" style:family="paragraph">
      <style:paragraph-properties fo:margin-bottom="0in" style:line-height-at-least="0.1979in" fo:background-color="#FFFFFF"/>
    </style:style>
    <style:style style:name="T5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5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5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597" style:parent-style-name="Standard" style:family="paragraph">
      <style:paragraph-properties fo:margin-bottom="0in" style:line-height-at-least="0.1979in" fo:background-color="#FFFFFF"/>
    </style:style>
    <style:style style:name="T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5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13" style:parent-style-name="Standard" style:family="paragraph">
      <style:paragraph-properties fo:margin-bottom="0in" style:line-height-at-least="0.1979in" fo:background-color="#FFFFFF"/>
    </style:style>
    <style:style style:name="T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16" style:parent-style-name="Standard" style:family="paragraph">
      <style:paragraph-properties fo:margin-bottom="0in" style:line-height-at-least="0.1979in" fo:background-color="#FFFFFF"/>
    </style:style>
    <style:style style:name="T6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6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37" style:parent-style-name="Standard" style:family="paragraph">
      <style:paragraph-properties fo:margin-bottom="0in" style:line-height-at-least="0.1979in" fo:background-color="#FFFFFF"/>
    </style:style>
    <style:style style:name="T6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3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41" style:parent-style-name="Standard" style:family="paragraph">
      <style:paragraph-properties fo:margin-bottom="0in" style:line-height-at-least="0.1979in" fo:background-color="#FFFFFF"/>
    </style:style>
    <style:style style:name="T6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44" style:parent-style-name="Standard" style:family="paragraph">
      <style:paragraph-properties fo:margin-bottom="0in" style:line-height-at-least="0.1979in" fo:background-color="#FFFFFF"/>
    </style:style>
    <style:style style:name="T6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47" style:parent-style-name="Standard" style:family="paragraph">
      <style:paragraph-properties fo:margin-bottom="0in" style:line-height-at-least="0.1979in" fo:background-color="#FFFFFF"/>
    </style:style>
    <style:style style:name="T6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52" style:parent-style-name="Standard" style:family="paragraph">
      <style:paragraph-properties fo:margin-bottom="0in" style:line-height-at-least="0.1979in" fo:background-color="#FFFFFF"/>
    </style:style>
    <style:style style:name="T6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55" style:parent-style-name="Standard" style:family="paragraph">
      <style:paragraph-properties fo:margin-bottom="0in" style:line-height-at-least="0.1979in" fo:background-color="#FFFFFF"/>
    </style:style>
    <style:style style:name="T6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6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5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63" style:parent-style-name="Standard" style:family="paragraph">
      <style:paragraph-properties fo:margin-bottom="0in" style:line-height-at-least="0.1979in" fo:background-color="#FFFFFF"/>
    </style:style>
    <style:style style:name="T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666" style:parent-style-name="Standard" style:family="paragraph">
      <style:paragraph-properties fo:margin-bottom="0in" style:line-height-at-least="0.1979in" fo:background-color="#FFFFFF"/>
    </style:style>
    <style:style style:name="T6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6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6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6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78" style:parent-style-name="Standard" style:family="paragraph">
      <style:paragraph-properties fo:margin-bottom="0in" style:line-height-at-least="0.1979in" fo:background-color="#FFFFFF"/>
    </style:style>
    <style:style style:name="T6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684" style:parent-style-name="Standard" style:family="paragraph">
      <style:paragraph-properties fo:margin-bottom="0in" style:line-height-at-least="0.1979in" fo:background-color="#FFFFFF"/>
    </style:style>
    <style:style style:name="T6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6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6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6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6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04" style:parent-style-name="Standard" style:family="paragraph">
      <style:paragraph-properties fo:margin-bottom="0in" style:line-height-at-least="0.1979in" fo:background-color="#FFFFFF"/>
    </style:style>
    <style:style style:name="T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10" style:parent-style-name="Standard" style:family="paragraph">
      <style:paragraph-properties fo:margin-bottom="0in" style:line-height-at-least="0.1979in" fo:background-color="#FFFFFF"/>
    </style:style>
    <style:style style:name="T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1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26" style:parent-style-name="Standard" style:family="paragraph">
      <style:paragraph-properties fo:margin-bottom="0in" style:line-height-at-least="0.1979in" fo:background-color="#FFFFFF"/>
    </style:style>
    <style:style style:name="T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29" style:parent-style-name="Standard" style:family="paragraph">
      <style:paragraph-properties fo:margin-bottom="0in" style:line-height-at-least="0.1979in" fo:background-color="#FFFFFF"/>
    </style:style>
    <style:style style:name="T7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32" style:parent-style-name="Standard" style:family="paragraph">
      <style:paragraph-properties fo:margin-bottom="0in" style:line-height-at-least="0.1979in" fo:background-color="#FFFFFF"/>
    </style:style>
    <style:style style:name="T7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3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36" style:parent-style-name="Standard" style:family="paragraph">
      <style:paragraph-properties fo:margin-bottom="0in" style:line-height-at-least="0.1979in" fo:background-color="#FFFFFF"/>
    </style:style>
    <style:style style:name="T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38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739" style:parent-style-name="Standard" style:family="paragraph">
      <style:paragraph-properties fo:margin-bottom="0in" style:line-height-at-least="0.1979in" fo:background-color="#FFFFFF"/>
    </style:style>
    <style:style style:name="T7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7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4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50" style:parent-style-name="Standard" style:family="paragraph">
      <style:paragraph-properties fo:margin-bottom="0in" style:line-height-at-least="0.1979in" fo:background-color="#FFFFFF"/>
    </style:style>
    <style:style style:name="T7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5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7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58" style:parent-style-name="Standard" style:family="paragraph">
      <style:paragraph-properties fo:margin-bottom="0in" style:line-height-at-least="0.1979in" fo:background-color="#FFFFFF"/>
    </style:style>
    <style:style style:name="T7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63" style:parent-style-name="Standard" style:family="paragraph">
      <style:paragraph-properties fo:margin-bottom="0in" style:line-height-at-least="0.1979in" fo:background-color="#FFFFFF"/>
    </style:style>
    <style:style style:name="T7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66" style:parent-style-name="Standard" style:family="paragraph">
      <style:paragraph-properties fo:margin-bottom="0in" style:line-height-at-least="0.1979in" fo:background-color="#FFFFFF"/>
    </style:style>
    <style:style style:name="T7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6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72" style:parent-style-name="Standard" style:family="paragraph">
      <style:paragraph-properties fo:margin-bottom="0in" style:line-height-at-least="0.1979in" fo:background-color="#FFFFFF"/>
    </style:style>
    <style:style style:name="T7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7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7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7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8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788" style:parent-style-name="Standard" style:family="paragraph">
      <style:paragraph-properties fo:margin-bottom="0in" style:line-height-at-least="0.1979in" fo:background-color="#FFFFFF"/>
    </style:style>
    <style:style style:name="T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791" style:parent-style-name="Standard" style:family="paragraph">
      <style:paragraph-properties fo:margin-bottom="0in" style:line-height-at-least="0.1979in" fo:background-color="#FFFFFF"/>
    </style:style>
    <style:style style:name="T7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7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7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7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7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0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12" style:parent-style-name="Standard" style:family="paragraph">
      <style:paragraph-properties fo:margin-bottom="0in" style:line-height-at-least="0.1979in" fo:background-color="#FFFFFF"/>
    </style:style>
    <style:style style:name="T8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16" style:parent-style-name="Standard" style:family="paragraph">
      <style:paragraph-properties fo:margin-bottom="0in" style:line-height-at-least="0.1979in" fo:background-color="#FFFFFF"/>
    </style:style>
    <style:style style:name="T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1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19" style:parent-style-name="Standard" style:family="paragraph">
      <style:paragraph-properties fo:margin-bottom="0in" style:line-height-at-least="0.1979in" fo:background-color="#FFFFFF"/>
    </style:style>
    <style:style style:name="T8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2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23" style:parent-style-name="Standard" style:family="paragraph">
      <style:paragraph-properties fo:margin-bottom="0in" style:line-height-at-least="0.1979in" fo:background-color="#FFFFFF"/>
    </style:style>
    <style:style style:name="T8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26" style:parent-style-name="Standard" style:family="paragraph">
      <style:paragraph-properties fo:margin-bottom="0in" style:line-height-at-least="0.1979in" fo:background-color="#FFFFFF"/>
    </style:style>
    <style:style style:name="T8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2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32" style:parent-style-name="Standard" style:family="paragraph">
      <style:paragraph-properties fo:margin-bottom="0in" style:line-height-at-least="0.1979in" fo:background-color="#FFFFFF"/>
    </style:style>
    <style:style style:name="T8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3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8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2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8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4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8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48" style:parent-style-name="Standard" style:family="paragraph">
      <style:paragraph-properties fo:margin-bottom="0in" style:line-height-at-least="0.1979in" fo:background-color="#FFFFFF"/>
    </style:style>
    <style:style style:name="T8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51" style:parent-style-name="Standard" style:family="paragraph">
      <style:paragraph-properties fo:margin-bottom="0in" style:line-height-at-least="0.1979in" fo:background-color="#FFFFFF"/>
    </style:style>
    <style:style style:name="T8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8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72" style:parent-style-name="Standard" style:family="paragraph">
      <style:paragraph-properties fo:margin-bottom="0in" style:line-height-at-least="0.1979in" fo:background-color="#FFFFFF"/>
    </style:style>
    <style:style style:name="T8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8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876" style:parent-style-name="Standard" style:family="paragraph">
      <style:paragraph-properties fo:margin-bottom="0in" style:line-height-at-least="0.1979in" fo:background-color="#FFFFFF"/>
    </style:style>
    <style:style style:name="T8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7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79" style:parent-style-name="Standard" style:family="paragraph">
      <style:paragraph-properties fo:margin-bottom="0in" style:line-height-at-least="0.1979in" fo:background-color="#FFFFFF"/>
    </style:style>
    <style:style style:name="T8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82" style:parent-style-name="Standard" style:family="paragraph">
      <style:paragraph-properties fo:margin-bottom="0in" style:line-height-at-least="0.1979in" fo:background-color="#FFFFFF"/>
    </style:style>
    <style:style style:name="T8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85" style:parent-style-name="Standard" style:family="paragraph">
      <style:paragraph-properties fo:margin-bottom="0in" style:line-height-at-least="0.1979in" fo:background-color="#FFFFFF"/>
    </style:style>
    <style:style style:name="T8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8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8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89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93" style:parent-style-name="Standard" style:family="paragraph">
      <style:paragraph-properties fo:margin-bottom="0in" style:line-height-at-least="0.1979in" fo:background-color="#FFFFFF"/>
    </style:style>
    <style:style style:name="T8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8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89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898" style:parent-style-name="Standard" style:family="paragraph">
      <style:paragraph-properties fo:margin-bottom="0in" style:line-height-at-least="0.1979in" fo:background-color="#FFFFFF"/>
    </style:style>
    <style:style style:name="T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01" style:parent-style-name="Standard" style:family="paragraph">
      <style:paragraph-properties fo:margin-bottom="0in" style:line-height-at-least="0.1979in" fo:background-color="#FFFFFF"/>
    </style:style>
    <style:style style:name="T9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07" style:parent-style-name="Standard" style:family="paragraph">
      <style:paragraph-properties fo:margin-bottom="0in" style:line-height-at-least="0.1979in" fo:background-color="#FFFFFF"/>
    </style:style>
    <style:style style:name="T9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0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3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9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9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1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9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23" style:parent-style-name="Standard" style:family="paragraph">
      <style:paragraph-properties fo:margin-bottom="0in" style:line-height-at-least="0.1979in" fo:background-color="#FFFFFF"/>
    </style:style>
    <style:style style:name="T9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26" style:parent-style-name="Standard" style:family="paragraph">
      <style:paragraph-properties fo:margin-bottom="0in" style:line-height-at-least="0.1979in" fo:background-color="#FFFFFF"/>
    </style:style>
    <style:style style:name="T9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2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9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3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47" style:parent-style-name="Standard" style:family="paragraph">
      <style:paragraph-properties fo:margin-bottom="0in" style:line-height-at-least="0.1979in" fo:background-color="#FFFFFF"/>
    </style:style>
    <style:style style:name="T9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9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51" style:parent-style-name="Standard" style:family="paragraph">
      <style:paragraph-properties fo:margin-bottom="0in" style:line-height-at-least="0.1979in" fo:background-color="#FFFFFF"/>
    </style:style>
    <style:style style:name="T9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54" style:parent-style-name="Standard" style:family="paragraph">
      <style:paragraph-properties fo:margin-bottom="0in" style:line-height-at-least="0.1979in" fo:background-color="#FFFFFF"/>
    </style:style>
    <style:style style:name="T9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57" style:parent-style-name="Standard" style:family="paragraph">
      <style:paragraph-properties fo:margin-bottom="0in" style:line-height-at-least="0.1979in" fo:background-color="#FFFFFF"/>
    </style:style>
    <style:style style:name="T9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62" style:parent-style-name="Standard" style:family="paragraph">
      <style:paragraph-properties fo:margin-bottom="0in" style:line-height-at-least="0.1979in" fo:background-color="#FFFFFF"/>
    </style:style>
    <style:style style:name="T9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65" style:parent-style-name="Standard" style:family="paragraph">
      <style:paragraph-properties fo:margin-bottom="0in" style:line-height-at-least="0.1979in" fo:background-color="#FFFFFF"/>
    </style:style>
    <style:style style:name="T9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6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969" style:parent-style-name="Standard" style:family="paragraph">
      <style:paragraph-properties fo:margin-bottom="0in" style:line-height-at-least="0.1979in" fo:background-color="#FFFFFF"/>
    </style:style>
    <style:style style:name="T9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97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77" style:parent-style-name="Standard" style:family="paragraph">
      <style:paragraph-properties fo:margin-bottom="0in" style:line-height-at-least="0.1979in" fo:background-color="#FFFFFF"/>
    </style:style>
    <style:style style:name="T9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7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9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82" style:parent-style-name="Standard" style:family="paragraph">
      <style:paragraph-properties fo:margin-bottom="0in" style:line-height-at-least="0.1979in" fo:background-color="#FFFFFF"/>
    </style:style>
    <style:style style:name="T9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985" style:parent-style-name="Standard" style:family="paragraph">
      <style:paragraph-properties fo:margin-bottom="0in" style:line-height-at-least="0.1979in" fo:background-color="#FFFFFF"/>
    </style:style>
    <style:style style:name="T9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8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990" style:parent-style-name="Standard" style:family="paragraph">
      <style:paragraph-properties fo:margin-bottom="0in" style:line-height-at-least="0.1979in" fo:background-color="#FFFFFF"/>
    </style:style>
    <style:style style:name="T9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995" style:parent-style-name="Standard" style:family="paragraph">
      <style:paragraph-properties fo:margin-bottom="0in" style:line-height-at-least="0.1979in" fo:background-color="#FFFFFF"/>
    </style:style>
    <style:style style:name="T9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9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99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01" style:parent-style-name="Standard" style:family="paragraph">
      <style:paragraph-properties fo:margin-bottom="0in" style:line-height-at-least="0.1979in" fo:background-color="#FFFFFF"/>
    </style:style>
    <style:style style:name="T10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006" style:parent-style-name="Standard" style:family="paragraph">
      <style:paragraph-properties fo:margin-bottom="0in" style:line-height-at-least="0.1979in" fo:background-color="#FFFFFF"/>
    </style:style>
    <style:style style:name="T10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0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0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0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6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0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1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0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22" style:parent-style-name="Standard" style:family="paragraph">
      <style:paragraph-properties fo:margin-bottom="0in" style:line-height-at-least="0.1979in" fo:background-color="#FFFFFF"/>
    </style:style>
    <style:style style:name="T10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4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027" style:parent-style-name="Standard" style:family="paragraph">
      <style:paragraph-properties fo:margin-bottom="0in" style:line-height-at-least="0.1979in" fo:background-color="#FFFFFF"/>
    </style:style>
    <style:style style:name="T10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2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0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3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41" style:parent-style-name="Standard" style:family="paragraph">
      <style:paragraph-properties fo:margin-bottom="0in" style:line-height-at-least="0.1979in" fo:background-color="#FFFFFF"/>
    </style:style>
    <style:style style:name="T10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44" style:parent-style-name="Standard" style:family="paragraph">
      <style:paragraph-properties fo:margin-bottom="0in" style:line-height-at-least="0.1979in" fo:background-color="#FFFFFF"/>
    </style:style>
    <style:style style:name="T1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49" style:parent-style-name="Standard" style:family="paragraph">
      <style:paragraph-properties fo:margin-bottom="0in" style:line-height-at-least="0.1979in" fo:background-color="#FFFFFF"/>
    </style:style>
    <style:style style:name="T10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5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53" style:parent-style-name="Standard" style:family="paragraph">
      <style:paragraph-properties fo:margin-bottom="0in" style:line-height-at-least="0.1979in" fo:background-color="#FFFFFF"/>
    </style:style>
    <style:style style:name="T10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0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6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68" style:parent-style-name="Standard" style:family="paragraph">
      <style:paragraph-properties fo:margin-bottom="0in" style:line-height-at-least="0.1979in" fo:background-color="#FFFFFF"/>
    </style:style>
    <style:style style:name="T1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73" style:parent-style-name="Standard" style:family="paragraph">
      <style:paragraph-properties fo:margin-bottom="0in" style:line-height-at-least="0.1979in" fo:background-color="#FFFFFF"/>
    </style:style>
    <style:style style:name="T10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0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0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08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85" style:parent-style-name="Standard" style:family="paragraph">
      <style:paragraph-properties fo:margin-bottom="0in" style:line-height-at-least="0.1979in" fo:background-color="#FFFFFF"/>
    </style:style>
    <style:style style:name="T10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0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89" style:parent-style-name="Standard" style:family="paragraph">
      <style:paragraph-properties fo:margin-bottom="0in" style:line-height-at-least="0.1979in" fo:background-color="#FFFFFF"/>
    </style:style>
    <style:style style:name="T10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92" style:parent-style-name="Standard" style:family="paragraph">
      <style:paragraph-properties fo:margin-bottom="0in" style:line-height-at-least="0.1979in" fo:background-color="#FFFFFF"/>
    </style:style>
    <style:style style:name="T10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9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096" style:parent-style-name="Standard" style:family="paragraph">
      <style:paragraph-properties fo:margin-bottom="0in" style:line-height-at-least="0.1979in" fo:background-color="#FFFFFF"/>
    </style:style>
    <style:style style:name="T10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09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099" style:parent-style-name="Standard" style:family="paragraph">
      <style:paragraph-properties fo:margin-bottom="0in" style:line-height-at-least="0.1979in" fo:background-color="#FFFFFF"/>
    </style:style>
    <style:style style:name="T1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104" style:parent-style-name="Standard" style:family="paragraph">
      <style:paragraph-properties fo:margin-bottom="0in" style:line-height-at-least="0.1979in" fo:background-color="#FFFFFF"/>
    </style:style>
    <style:style style:name="T11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0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0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1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1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120" style:parent-style-name="Standard" style:family="paragraph">
      <style:paragraph-properties fo:margin-bottom="0in" style:line-height-at-least="0.1979in" fo:background-color="#FFFFFF"/>
    </style:style>
    <style:style style:name="T11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23" style:parent-style-name="Standard" style:family="paragraph">
      <style:paragraph-properties fo:margin-bottom="0in" style:line-height-at-least="0.1979in" fo:background-color="#FFFFFF"/>
    </style:style>
    <style:style style:name="T11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2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1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3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39" style:parent-style-name="Standard" style:family="paragraph">
      <style:paragraph-properties fo:margin-bottom="0in" style:line-height-at-least="0.1979in" fo:background-color="#FFFFFF"/>
    </style:style>
    <style:style style:name="T11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54" style:parent-style-name="Standard" style:family="paragraph">
      <style:paragraph-properties fo:margin-bottom="0in" style:line-height-at-least="0.1979in" fo:background-color="#FFFFFF"/>
    </style:style>
    <style:style style:name="T11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56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157" style:parent-style-name="Standard" style:family="paragraph">
      <style:paragraph-properties fo:margin-bottom="0in" style:line-height-at-least="0.1979in" fo:background-color="#FFFFFF"/>
    </style:style>
    <style:style style:name="T1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5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160" style:parent-style-name="Standard" style:family="paragraph">
      <style:paragraph-properties fo:margin-bottom="0in" style:line-height-at-least="0.1979in" fo:background-color="#FFFFFF"/>
    </style:style>
    <style:style style:name="T11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116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164" style:parent-style-name="Standard" style:family="paragraph">
      <style:paragraph-properties fo:margin-bottom="0in" style:line-height-at-least="0.1979in" fo:background-color="#FFFFFF"/>
    </style:style>
    <style:style style:name="T11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66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167" style:parent-style-name="Standard" style:family="paragraph">
      <style:paragraph-properties fo:margin-bottom="0in" style:line-height-at-least="0.1979in" fo:background-color="#FFFFFF"/>
    </style:style>
    <style:style style:name="T11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69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7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83" style:parent-style-name="Standard" style:family="paragraph">
      <style:paragraph-properties fo:margin-bottom="0in" style:line-height-at-least="0.1979in" fo:background-color="#FFFFFF"/>
    </style:style>
    <style:style style:name="T11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T11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1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8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189" style:parent-style-name="Standard" style:family="paragraph">
      <style:paragraph-properties fo:margin-bottom="0in" style:line-height-at-least="0.1979in" fo:background-color="#FFFFFF"/>
    </style:style>
    <style:style style:name="T11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1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1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1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1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19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12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0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08" style:parent-style-name="Standard" style:family="paragraph">
      <style:paragraph-properties fo:margin-bottom="0in" style:line-height-at-least="0.1979in" fo:background-color="#FFFFFF"/>
    </style:style>
    <style:style style:name="T12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23" style:parent-style-name="Standard" style:family="paragraph">
      <style:paragraph-properties fo:margin-bottom="0in" style:line-height-at-least="0.1979in" fo:background-color="#FFFFFF"/>
    </style:style>
    <style:style style:name="T12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2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1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12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12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3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38" style:parent-style-name="Standard" style:family="paragraph">
      <style:paragraph-properties fo:margin-bottom="0in" style:line-height-at-least="0.1979in" fo:background-color="#FFFFFF"/>
    </style:style>
    <style:style style:name="T1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41" style:parent-style-name="Standard" style:family="paragraph">
      <style:paragraph-properties fo:margin-bottom="0in" style:line-height-at-least="0.1979in" fo:background-color="#FFFFFF"/>
    </style:style>
    <style:style style:name="T12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4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44" style:parent-style-name="Standard" style:family="paragraph">
      <style:paragraph-properties fo:margin-bottom="0in" style:line-height-at-least="0.1979in" fo:background-color="#FFFFFF"/>
    </style:style>
    <style:style style:name="T124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4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247" style:parent-style-name="Standard" style:family="paragraph">
      <style:paragraph-properties fo:margin-bottom="0in" style:line-height-at-least="0.1979in" fo:background-color="#FFFFFF"/>
    </style:style>
    <style:style style:name="T1248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1249" style:parent-style-name="Standard" style:family="paragraph">
      <style:paragraph-properties fo:margin-bottom="0in" style:line-height-at-least="0.1979in" fo:background-color="#FFFFFF"/>
    </style:style>
    <style:style style:name="T125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12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5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1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254" style:parent-style-name="Standard" style:family="paragraph">
      <style:paragraph-properties fo:margin-bottom="0in" style:line-height-at-least="0.1979in" fo:background-color="#FFFFFF"/>
    </style:style>
    <style:style style:name="T12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5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12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258" style:parent-style-name="Standard" style:family="paragraph">
      <style:paragraph-properties fo:margin-bottom="0in" style:line-height-at-least="0.1979in" fo:background-color="#FFFFFF"/>
    </style:style>
    <style:style style:name="T1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6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12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262" style:parent-style-name="Standard" style:family="paragraph">
      <style:paragraph-properties fo:margin-bottom="0in" style:line-height-at-least="0.1979in" fo:background-color="#FFFFFF"/>
    </style:style>
    <style:style style:name="T1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6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6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2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7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2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7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2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7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2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276" style:parent-style-name="Standard" style:family="paragraph">
      <style:paragraph-properties fo:margin-bottom="0in" style:line-height-at-least="0.1979in" fo:background-color="#FFFFFF"/>
    </style:style>
    <style:style style:name="T1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2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6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2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2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2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29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2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00" style:parent-style-name="Standard" style:family="paragraph">
      <style:paragraph-properties fo:margin-bottom="0in" style:line-height-at-least="0.1979in" fo:background-color="#FFFFFF"/>
    </style:style>
    <style:style style:name="T13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06" style:parent-style-name="Standard" style:family="paragraph">
      <style:paragraph-properties fo:margin-bottom="0in" style:line-height-at-least="0.1979in" fo:background-color="#FFFFFF"/>
    </style:style>
    <style:style style:name="T13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12" style:parent-style-name="Standard" style:family="paragraph">
      <style:paragraph-properties fo:margin-bottom="0in" style:line-height-at-least="0.1979in" fo:background-color="#FFFFFF"/>
    </style:style>
    <style:style style:name="T1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1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18" style:parent-style-name="Standard" style:family="paragraph">
      <style:paragraph-properties fo:margin-bottom="0in" style:line-height-at-least="0.1979in" fo:background-color="#FFFFFF"/>
    </style:style>
    <style:style style:name="T1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24" style:parent-style-name="Standard" style:family="paragraph">
      <style:paragraph-properties fo:margin-bottom="0in" style:line-height-at-least="0.1979in" fo:background-color="#FFFFFF"/>
    </style:style>
    <style:style style:name="T1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2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30" style:parent-style-name="Standard" style:family="paragraph">
      <style:paragraph-properties fo:margin-bottom="0in" style:line-height-at-least="0.1979in" fo:background-color="#FFFFFF"/>
    </style:style>
    <style:style style:name="T1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36" style:parent-style-name="Standard" style:family="paragraph">
      <style:paragraph-properties fo:margin-bottom="0in" style:line-height-at-least="0.1979in" fo:background-color="#FFFFFF"/>
    </style:style>
    <style:style style:name="T1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42" style:parent-style-name="Standard" style:family="paragraph">
      <style:paragraph-properties fo:margin-bottom="0in" style:line-height-at-least="0.1979in" fo:background-color="#FFFFFF"/>
    </style:style>
    <style:style style:name="T13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4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3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48" style:parent-style-name="Standard" style:family="paragraph">
      <style:paragraph-properties fo:margin-bottom="0in" style:line-height-at-least="0.1979in" fo:background-color="#FFFFFF"/>
    </style:style>
    <style:style style:name="T13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60" style:parent-style-name="Standard" style:family="paragraph">
      <style:paragraph-properties fo:margin-bottom="0in" style:line-height-at-least="0.1979in" fo:background-color="#FFFFFF"/>
    </style:style>
    <style:style style:name="T13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2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13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84" style:parent-style-name="Standard" style:family="paragraph">
      <style:paragraph-properties fo:margin-bottom="0in" style:line-height-at-least="0.1979in" fo:background-color="#FFFFFF"/>
    </style:style>
    <style:style style:name="T13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88" style:parent-style-name="Standard" style:family="paragraph">
      <style:paragraph-properties fo:margin-bottom="0in" style:line-height-at-least="0.1979in" fo:background-color="#FFFFFF"/>
    </style:style>
    <style:style style:name="T13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394" style:parent-style-name="Standard" style:family="paragraph">
      <style:paragraph-properties fo:margin-bottom="0in" style:line-height-at-least="0.1979in" fo:background-color="#FFFFFF"/>
    </style:style>
    <style:style style:name="T13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3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3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3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00" style:parent-style-name="Standard" style:family="paragraph">
      <style:paragraph-properties fo:margin-bottom="0in" style:line-height-at-least="0.1979in" fo:background-color="#FFFFFF"/>
    </style:style>
    <style:style style:name="T14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4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06" style:parent-style-name="Standard" style:family="paragraph">
      <style:paragraph-properties fo:margin-bottom="0in" style:line-height-at-least="0.1979in" fo:background-color="#FFFFFF"/>
    </style:style>
    <style:style style:name="T14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4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412" style:parent-style-name="Standard" style:family="paragraph">
      <style:paragraph-properties fo:margin-bottom="0in" style:line-height-at-least="0.1979in" fo:background-color="#FFFFFF"/>
    </style:style>
    <style:style style:name="T14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1417" style:parent-style-name="Standard" style:family="paragraph">
      <style:paragraph-properties fo:margin-bottom="0in" style:line-height-at-least="0.1979in" fo:background-color="#FFFFFF"/>
    </style:style>
    <style:style style:name="T14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20" style:parent-style-name="Standard" style:family="paragraph">
      <style:paragraph-properties fo:margin-bottom="0in" style:line-height-at-least="0.1979in" fo:background-color="#FFFFFF"/>
    </style:style>
    <style:style style:name="T14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4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4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26" style:parent-style-name="Standard" style:family="paragraph">
      <style:paragraph-properties fo:margin-bottom="0in" style:line-height-at-least="0.1979in" fo:background-color="#FFFFFF"/>
    </style:style>
    <style:style style:name="T14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4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3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3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3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40" style:parent-style-name="Standard" style:family="paragraph">
      <style:paragraph-properties fo:margin-bottom="0in" style:line-height-at-least="0.1979in" fo:background-color="#FFFFFF"/>
    </style:style>
    <style:style style:name="T1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4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46" style:parent-style-name="Standard" style:family="paragraph">
      <style:paragraph-properties fo:margin-bottom="0in" style:line-height-at-least="0.1979in" fo:background-color="#FFFFFF"/>
    </style:style>
    <style:style style:name="T1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50" style:parent-style-name="Standard" style:family="paragraph">
      <style:paragraph-properties fo:margin-bottom="0in" style:line-height-at-least="0.1979in" fo:background-color="#FFFFFF"/>
    </style:style>
    <style:style style:name="T1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56" style:parent-style-name="Standard" style:family="paragraph">
      <style:paragraph-properties fo:margin-bottom="0in" style:line-height-at-least="0.1979in" fo:background-color="#FFFFFF"/>
    </style:style>
    <style:style style:name="T1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4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6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62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style:language-asian="de" style:country-asian="DE"/>
    </style:style>
    <style:style style:name="P146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6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65" style:parent-style-name="Standard" style:family="paragraph">
      <style:paragraph-properties fo:margin-bottom="0in" style:line-height-at-least="0.1979in" fo:background-color="#FFFFFF"/>
    </style:style>
    <style:style style:name="T14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6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style:language-asian="de" style:country-asian="DE"/>
    </style:style>
    <style:style style:name="T14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69" style:parent-style-name="Standard" style:family="paragraph">
      <style:paragraph-properties fo:margin-bottom="0in" style:line-height-at-least="0.1979in" fo:background-color="#FFFFFF"/>
    </style:style>
    <style:style style:name="T14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7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style:language-asian="de" style:country-asian="DE"/>
    </style:style>
    <style:style style:name="T14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73" style:parent-style-name="Standard" style:family="paragraph">
      <style:paragraph-properties fo:margin-bottom="0in" style:line-height-at-least="0.1979in" fo:background-color="#FFFFFF"/>
    </style:style>
    <style:style style:name="T14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7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14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77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de" style:country-asian="DE"/>
    </style:style>
    <style:style style:name="T14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7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14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8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8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8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8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8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4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491" style:parent-style-name="Standard" style:family="paragraph">
      <style:paragraph-properties fo:margin-bottom="0in" style:line-height-at-least="0.1979in" fo:background-color="#FFFFFF"/>
    </style:style>
    <style:style style:name="T14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49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4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4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4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49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0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09" style:parent-style-name="Standard" style:family="paragraph">
      <style:paragraph-properties fo:margin-bottom="0in" style:line-height-at-least="0.1979in" fo:background-color="#FFFFFF"/>
    </style:style>
    <style:style style:name="T1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3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5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1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23" style:parent-style-name="Standard" style:family="paragraph">
      <style:paragraph-properties fo:margin-bottom="0in" style:line-height-at-least="0.1979in" fo:background-color="#FFFFFF"/>
    </style:style>
    <style:style style:name="T1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7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5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2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5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37" style:parent-style-name="Standard" style:family="paragraph">
      <style:paragraph-properties fo:margin-bottom="0in" style:line-height-at-least="0.1979in" fo:background-color="#FFFFFF"/>
    </style:style>
    <style:style style:name="T15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3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5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5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5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5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5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57" style:parent-style-name="Standard" style:family="paragraph">
      <style:paragraph-properties fo:margin-bottom="0in" style:line-height-at-least="0.1979in" fo:background-color="#FFFFFF"/>
    </style:style>
    <style:style style:name="T15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5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5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561" style:parent-style-name="Standard" style:family="paragraph">
      <style:paragraph-properties fo:margin-bottom="0in" style:line-height-at-least="0.1979in" fo:background-color="#FFFFFF"/>
    </style:style>
    <style:style style:name="T15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65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5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6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1568" style:parent-style-name="Standard" style:family="paragraph">
      <style:paragraph-properties fo:margin-bottom="0in" style:line-height-at-least="0.1979in" fo:background-color="#FFFFFF"/>
    </style:style>
    <style:style style:name="T15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5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1585" style:parent-style-name="Standard" style:family="paragraph">
      <style:paragraph-properties fo:margin-bottom="0in" style:line-height-at-least="0.1979in" fo:background-color="#FFFFFF"/>
    </style:style>
    <style:style style:name="T15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1592" style:parent-style-name="Standard" style:family="paragraph">
      <style:paragraph-properties fo:margin-bottom="0in" style:line-height-at-least="0.1979in" fo:background-color="#FFFFFF"/>
    </style:style>
    <style:style style:name="T15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5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5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5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P1599" style:parent-style-name="Standard" style:family="paragraph">
      <style:paragraph-properties fo:margin-bottom="0in" style:line-height-at-least="0.1979in" fo:background-color="#FFFFFF"/>
    </style:style>
    <style:style style:name="T1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0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P1612" style:parent-style-name="Standard" style:family="paragraph">
      <style:paragraph-properties fo:margin-bottom="0in" style:line-height-at-least="0.1979in" fo:background-color="#FFFFFF"/>
    </style:style>
    <style:style style:name="T16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6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26" style:parent-style-name="Standard" style:family="paragraph">
      <style:paragraph-properties fo:margin-bottom="0in" style:line-height-at-least="0.1979in" fo:background-color="#FFFFFF"/>
    </style:style>
    <style:style style:name="T1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2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3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33" style:parent-style-name="Standard" style:family="paragraph">
      <style:paragraph-properties fo:margin-bottom="0in" style:line-height-at-least="0.1979in" fo:background-color="#FFFFFF"/>
    </style:style>
    <style:style style:name="T16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37" style:parent-style-name="Standard" style:family="paragraph">
      <style:paragraph-properties fo:margin-bottom="0in" style:line-height-at-least="0.1979in" fo:background-color="#FFFFFF"/>
    </style:style>
    <style:style style:name="T16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3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6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47" style:parent-style-name="Standard" style:family="paragraph">
      <style:paragraph-properties fo:margin-bottom="0in" style:line-height-at-least="0.1979in" fo:background-color="#FFFFFF"/>
    </style:style>
    <style:style style:name="T16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4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6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59" style:parent-style-name="Standard" style:family="paragraph">
      <style:paragraph-properties fo:margin-bottom="0in" style:line-height-at-least="0.1979in" fo:background-color="#FFFFFF"/>
    </style:style>
    <style:style style:name="T16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73" style:parent-style-name="Standard" style:family="paragraph">
      <style:paragraph-properties fo:margin-bottom="0in" style:line-height-at-least="0.1979in" fo:background-color="#FFFFFF"/>
    </style:style>
    <style:style style:name="T1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8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6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6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6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697" style:parent-style-name="Standard" style:family="paragraph">
      <style:paragraph-properties fo:margin-bottom="0in" style:line-height-at-least="0.1979in" fo:background-color="#FFFFFF"/>
    </style:style>
    <style:style style:name="T16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69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03" style:parent-style-name="Standard" style:family="paragraph">
      <style:paragraph-properties fo:margin-bottom="0in" style:line-height-at-least="0.1979in" fo:background-color="#FFFFFF"/>
    </style:style>
    <style:style style:name="T17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0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15" style:parent-style-name="Standard" style:family="paragraph">
      <style:paragraph-properties fo:margin-bottom="0in" style:line-height-at-least="0.1979in" fo:background-color="#FFFFFF"/>
    </style:style>
    <style:style style:name="T17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7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1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2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2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2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2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2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2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2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2" style:parent-style-name="Standard" style:family="paragraph">
      <style:paragraph-properties fo:margin-bottom="0in" style:line-height-at-least="0.1979in" fo:background-color="#FFFFFF"/>
    </style:style>
    <style:style style:name="T17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4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3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39" style:parent-style-name="Standard" style:family="paragraph">
      <style:paragraph-properties fo:margin-bottom="0in" style:line-height-at-least="0.1979in" fo:background-color="#FFFFFF"/>
    </style:style>
    <style:style style:name="T17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43" style:parent-style-name="Standard" style:family="paragraph">
      <style:paragraph-properties fo:margin-bottom="0in" style:line-height-at-least="0.1979in" fo:background-color="#FFFFFF"/>
    </style:style>
    <style:style style:name="T17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4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5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7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6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62" style:parent-style-name="Standard" style:family="paragraph">
      <style:paragraph-properties fo:margin-bottom="0in" style:line-height-at-least="0.1979in" fo:background-color="#FFFFFF"/>
    </style:style>
    <style:style style:name="T17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66" style:parent-style-name="Standard" style:family="paragraph">
      <style:paragraph-properties fo:margin-bottom="0in" style:line-height-at-least="0.1979in" fo:background-color="#FFFFFF"/>
    </style:style>
    <style:style style:name="T17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6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8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788" style:parent-style-name="Standard" style:family="paragraph">
      <style:paragraph-properties fo:margin-bottom="0in" style:line-height-at-least="0.1979in" fo:background-color="#FFFFFF"/>
    </style:style>
    <style:style style:name="T17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7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2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17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7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7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79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7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04" style:parent-style-name="Standard" style:family="paragraph">
      <style:paragraph-properties fo:margin-bottom="0in" style:line-height-at-least="0.1979in" fo:background-color="#FFFFFF"/>
    </style:style>
    <style:style style:name="T18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18" style:parent-style-name="Standard" style:family="paragraph">
      <style:paragraph-properties fo:margin-bottom="0in" style:line-height-at-least="0.1979in" fo:background-color="#FFFFFF"/>
    </style:style>
    <style:style style:name="T18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3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42" style:parent-style-name="Standard" style:family="paragraph">
      <style:paragraph-properties fo:margin-bottom="0in" style:line-height-at-least="0.1979in" fo:background-color="#FFFFFF"/>
    </style:style>
    <style:style style:name="T18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4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8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4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8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48" style:parent-style-name="Standard" style:family="paragraph">
      <style:paragraph-properties fo:margin-bottom="0in" style:line-height-at-least="0.1979in" fo:background-color="#FFFFFF"/>
    </style:style>
    <style:style style:name="T18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5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85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5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5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5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8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5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6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86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6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86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6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6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8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68" style:parent-style-name="Standard" style:family="paragraph">
      <style:paragraph-properties fo:margin-bottom="0in" style:line-height-at-least="0.1979in" fo:background-color="#FFFFFF"/>
    </style:style>
    <style:style style:name="T18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8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874" style:parent-style-name="Standard" style:family="paragraph">
      <style:paragraph-properties fo:margin-bottom="0in" style:line-height-at-least="0.1979in" fo:background-color="#FFFFFF"/>
    </style:style>
    <style:style style:name="T18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1883" style:parent-style-name="Standard" style:family="paragraph">
      <style:paragraph-properties fo:margin-bottom="0in" style:line-height-at-least="0.1979in" fo:background-color="#FFFFFF"/>
    </style:style>
    <style:style style:name="T18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8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1890" style:parent-style-name="Standard" style:family="paragraph">
      <style:paragraph-properties fo:margin-bottom="0in" style:line-height-at-least="0.1979in" fo:background-color="#FFFFFF"/>
    </style:style>
    <style:style style:name="T18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8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8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1897" style:parent-style-name="Standard" style:family="paragraph">
      <style:paragraph-properties fo:margin-bottom="0in" style:line-height-at-least="0.1979in" fo:background-color="#FFFFFF"/>
    </style:style>
    <style:style style:name="T18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8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1904" style:parent-style-name="Standard" style:family="paragraph">
      <style:paragraph-properties fo:margin-bottom="0in" style:line-height-at-least="0.1979in" fo:background-color="#FFFFFF"/>
    </style:style>
    <style:style style:name="T19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P190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10" style:parent-style-name="Standard" style:family="paragraph">
      <style:paragraph-properties fo:margin-bottom="0in" style:line-height-at-least="0.1979in" fo:background-color="#FFFFFF"/>
    </style:style>
    <style:style style:name="T19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9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1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91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1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1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1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92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2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2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2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2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9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2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2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29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9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3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3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3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9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3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37" style:parent-style-name="Standard" style:family="paragraph">
      <style:paragraph-properties fo:margin-bottom="0in" style:line-height-at-least="0.1979in" fo:background-color="#FFFFFF"/>
    </style:style>
    <style:style style:name="T19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3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9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9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4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44" style:parent-style-name="Standard" style:family="paragraph">
      <style:paragraph-properties fo:margin-bottom="0in" style:line-height-at-least="0.1979in" fo:background-color="#FFFFFF"/>
    </style:style>
    <style:style style:name="T19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6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1947" style:parent-style-name="Standard" style:family="paragraph">
      <style:paragraph-properties fo:margin-bottom="0in" style:line-height-at-least="0.1979in" fo:background-color="#FFFFFF"/>
    </style:style>
    <style:style style:name="T19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4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19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51" style:parent-style-name="Standard" style:family="paragraph">
      <style:paragraph-properties fo:margin-bottom="0in" style:line-height-at-least="0.1979in" fo:background-color="#FFFFFF"/>
    </style:style>
    <style:style style:name="T19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9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5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9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63" style:parent-style-name="Standard" style:family="paragraph">
      <style:paragraph-properties fo:margin-bottom="0in" style:line-height-at-least="0.1979in" fo:background-color="#FFFFFF"/>
    </style:style>
    <style:style style:name="T19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6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19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6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19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1969" style:parent-style-name="Standard" style:family="paragraph">
      <style:paragraph-properties fo:margin-bottom="0in" style:line-height-at-least="0.1979in" fo:background-color="#FFFFFF"/>
    </style:style>
    <style:style style:name="T19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19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72" style:parent-style-name="Standard" style:family="paragraph">
      <style:paragraph-properties fo:margin-bottom="0in" style:line-height-at-least="0.1979in" fo:background-color="#FFFFFF"/>
    </style:style>
    <style:style style:name="T19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4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19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19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19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19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199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19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1998" style:parent-style-name="Standard" style:family="paragraph">
      <style:paragraph-properties fo:margin-bottom="0in" style:line-height-at-least="0.1979in" fo:background-color="#FFFFFF"/>
    </style:style>
    <style:style style:name="T19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20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0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0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004" style:parent-style-name="Standard" style:family="paragraph">
      <style:paragraph-properties fo:margin-bottom="0in" style:line-height-at-least="0.1979in" fo:background-color="#FFFFFF"/>
    </style:style>
    <style:style style:name="T20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07" style:parent-style-name="Standard" style:family="paragraph">
      <style:paragraph-properties fo:margin-bottom="0in" style:line-height-at-least="0.1979in" fo:background-color="#FFFFFF"/>
    </style:style>
    <style:style style:name="T20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0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0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7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1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2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0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31" style:parent-style-name="Standard" style:family="paragraph">
      <style:paragraph-properties fo:margin-bottom="0in" style:line-height-at-least="0.1979in" fo:background-color="#FFFFFF"/>
    </style:style>
    <style:style style:name="T20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3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style:language-asian="de" style:country-asian="DE"/>
    </style:style>
    <style:style style:name="T20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3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0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037" style:parent-style-name="Standard" style:family="paragraph">
      <style:paragraph-properties fo:margin-bottom="0in" style:line-height-at-least="0.1979in" fo:background-color="#FFFFFF"/>
    </style:style>
    <style:style style:name="T20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0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40" style:parent-style-name="Standard" style:family="paragraph">
      <style:paragraph-properties fo:margin-bottom="0in" style:line-height-at-least="0.1979in" fo:background-color="#FFFFFF"/>
    </style:style>
    <style:style style:name="T20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2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0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0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46" style:parent-style-name="Absatz-Standardschriftart" style:family="text">
      <style:text-properties style:font-name="Consolas" style:font-name-asian="Times New Roman" style:font-name-complex="Times New Roman" fo:color="#008000" style:letter-kerning="false" fo:font-size="10.5pt" style:font-size-asian="10.5pt" style:font-size-complex="10.5pt" fo:language="en" fo:country="US" style:language-asian="de" style:country-asian="DE"/>
    </style:style>
    <style:style style:name="P204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4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49" style:parent-style-name="Standard" style:family="paragraph">
      <style:paragraph-properties fo:margin-bottom="0in" style:line-height-at-least="0.1979in" fo:background-color="#FFFFFF"/>
    </style:style>
    <style:style style:name="T20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53" style:parent-style-name="Standard" style:family="paragraph">
      <style:paragraph-properties fo:margin-bottom="0in" style:line-height-at-least="0.1979in" fo:background-color="#FFFFFF"/>
    </style:style>
    <style:style style:name="T20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57" style:parent-style-name="Standard" style:family="paragraph">
      <style:paragraph-properties fo:margin-bottom="0in" style:line-height-at-least="0.1979in" fo:background-color="#FFFFFF"/>
    </style:style>
    <style:style style:name="T20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6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64" style:parent-style-name="Standard" style:family="paragraph">
      <style:paragraph-properties fo:margin-bottom="0in" style:line-height-at-least="0.1979in" fo:background-color="#FFFFFF"/>
    </style:style>
    <style:style style:name="T20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70" style:parent-style-name="Standard" style:family="paragraph">
      <style:paragraph-properties fo:margin-bottom="0in" style:line-height-at-least="0.1979in" fo:background-color="#FFFFFF"/>
    </style:style>
    <style:style style:name="T20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0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8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85" style:parent-style-name="Standard" style:family="paragraph">
      <style:paragraph-properties fo:margin-bottom="0in" style:line-height-at-least="0.1979in" fo:background-color="#FFFFFF"/>
    </style:style>
    <style:style style:name="T20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0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091" style:parent-style-name="Standard" style:family="paragraph">
      <style:paragraph-properties fo:margin-bottom="0in" style:line-height-at-least="0.1979in" fo:background-color="#FFFFFF"/>
    </style:style>
    <style:style style:name="T20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0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0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09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1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07" style:parent-style-name="Standard" style:family="paragraph">
      <style:paragraph-properties fo:margin-bottom="0in" style:line-height-at-least="0.1979in" fo:background-color="#FFFFFF"/>
    </style:style>
    <style:style style:name="T21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0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1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1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2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24" style:parent-style-name="Standard" style:family="paragraph">
      <style:paragraph-properties fo:margin-bottom="0in" style:line-height-at-least="0.1979in" fo:background-color="#FFFFFF"/>
    </style:style>
    <style:style style:name="T21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2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28" style:parent-style-name="Standard" style:family="paragraph">
      <style:paragraph-properties fo:margin-bottom="0in" style:line-height-at-least="0.1979in" fo:background-color="#FFFFFF"/>
    </style:style>
    <style:style style:name="T21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3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4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43" style:parent-style-name="Standard" style:family="paragraph">
      <style:paragraph-properties fo:margin-bottom="0in" style:line-height-at-least="0.1979in" fo:background-color="#FFFFFF"/>
    </style:style>
    <style:style style:name="T21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47" style:parent-style-name="Standard" style:family="paragraph">
      <style:paragraph-properties fo:margin-bottom="0in" style:line-height-at-least="0.1979in" fo:background-color="#FFFFFF"/>
    </style:style>
    <style:style style:name="T21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4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5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61" style:parent-style-name="Standard" style:family="paragraph">
      <style:paragraph-properties fo:margin-bottom="0in" style:line-height-at-least="0.1979in" fo:background-color="#FFFFFF"/>
    </style:style>
    <style:style style:name="T21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6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6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68" style:parent-style-name="Standard" style:family="paragraph">
      <style:paragraph-properties fo:margin-bottom="0in" style:line-height-at-least="0.1979in" fo:background-color="#FFFFFF"/>
    </style:style>
    <style:style style:name="T21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1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72" style:parent-style-name="Standard" style:family="paragraph">
      <style:paragraph-properties fo:margin-bottom="0in" style:line-height-at-least="0.1979in" fo:background-color="#FFFFFF"/>
    </style:style>
    <style:style style:name="T21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84" style:parent-style-name="Standard" style:family="paragraph">
      <style:paragraph-properties fo:margin-bottom="0in" style:line-height-at-least="0.1979in" fo:background-color="#FFFFFF"/>
    </style:style>
    <style:style style:name="T21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8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8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1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1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196" style:parent-style-name="Standard" style:family="paragraph">
      <style:paragraph-properties fo:margin-bottom="0in" style:line-height-at-least="0.1979in" fo:background-color="#FFFFFF"/>
    </style:style>
    <style:style style:name="T21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1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1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2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04" style:parent-style-name="Standard" style:family="paragraph">
      <style:paragraph-properties fo:margin-bottom="0in" style:line-height-at-least="0.1979in" fo:background-color="#FFFFFF"/>
    </style:style>
    <style:style style:name="T22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0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10" style:parent-style-name="Standard" style:family="paragraph">
      <style:paragraph-properties fo:margin-bottom="0in" style:line-height-at-least="0.1979in" fo:background-color="#FFFFFF"/>
    </style:style>
    <style:style style:name="T22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1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1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16" style:parent-style-name="Standard" style:family="paragraph">
      <style:paragraph-properties fo:margin-bottom="0in" style:line-height-at-least="0.1979in" fo:background-color="#FFFFFF"/>
    </style:style>
    <style:style style:name="T22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1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2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22" style:parent-style-name="Standard" style:family="paragraph">
      <style:paragraph-properties fo:margin-bottom="0in" style:line-height-at-least="0.1979in" fo:background-color="#FFFFFF"/>
    </style:style>
    <style:style style:name="T22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2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28" style:parent-style-name="Standard" style:family="paragraph">
      <style:paragraph-properties fo:margin-bottom="0in" style:line-height-at-least="0.1979in" fo:background-color="#FFFFFF"/>
    </style:style>
    <style:style style:name="T22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P223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34" style:parent-style-name="Standard" style:family="paragraph">
      <style:paragraph-properties fo:margin-bottom="0in" style:line-height-at-least="0.1979in" fo:background-color="#FFFFFF"/>
    </style:style>
    <style:style style:name="T22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3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4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2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4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44" style:parent-style-name="Standard" style:family="paragraph">
      <style:paragraph-properties fo:margin-bottom="0in" style:line-height-at-least="0.1979in" fo:background-color="#FFFFFF"/>
    </style:style>
    <style:style style:name="T22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4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5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2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5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2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54" style:parent-style-name="Standard" style:family="paragraph">
      <style:paragraph-properties fo:margin-bottom="0in" style:line-height-at-least="0.1979in" fo:background-color="#FFFFFF"/>
    </style:style>
    <style:style style:name="T22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5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2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2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64" style:parent-style-name="Standard" style:family="paragraph">
      <style:paragraph-properties fo:margin-bottom="0in" style:line-height-at-least="0.1979in" fo:background-color="#FFFFFF"/>
    </style:style>
    <style:style style:name="T22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7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2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7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2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74" style:parent-style-name="Standard" style:family="paragraph">
      <style:paragraph-properties fo:margin-bottom="0in" style:line-height-at-least="0.1979in" fo:background-color="#FFFFFF"/>
    </style:style>
    <style:style style:name="T22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7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7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2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84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85" style:parent-style-name="Standard" style:family="paragraph">
      <style:paragraph-properties fo:margin-bottom="0in" style:line-height-at-least="0.1979in" fo:background-color="#FFFFFF"/>
    </style:style>
    <style:style style:name="T22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87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2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89" style:parent-style-name="Standard" style:family="paragraph">
      <style:paragraph-properties fo:margin-bottom="0in" style:line-height-at-least="0.1979in" fo:background-color="#FFFFFF"/>
    </style:style>
    <style:style style:name="T22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91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2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9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2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9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2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297" style:parent-style-name="Standard" style:family="paragraph">
      <style:paragraph-properties fo:margin-bottom="0in" style:line-height-at-least="0.1979in" fo:background-color="#FFFFFF"/>
    </style:style>
    <style:style style:name="T22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2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1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3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3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0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30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0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30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0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3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12" style:parent-style-name="Standard" style:family="paragraph">
      <style:paragraph-properties fo:margin-bottom="0in" style:line-height-at-least="0.1979in" fo:background-color="#FFFFFF"/>
    </style:style>
    <style:style style:name="T23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1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1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1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3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22" style:parent-style-name="Standard" style:family="paragraph">
      <style:paragraph-properties fo:margin-bottom="0in" style:line-height-at-least="0.1979in" fo:background-color="#FFFFFF"/>
    </style:style>
    <style:style style:name="T23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2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3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3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36" style:parent-style-name="Standard" style:family="paragraph">
      <style:paragraph-properties fo:margin-bottom="0in" style:line-height-at-least="0.1979in" fo:background-color="#FFFFFF"/>
    </style:style>
    <style:style style:name="T23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3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4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3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4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4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44" style:parent-style-name="Standard" style:family="paragraph">
      <style:paragraph-properties fo:margin-bottom="0in" style:line-height-at-least="0.1979in" fo:background-color="#FFFFFF"/>
    </style:style>
    <style:style style:name="T23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46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3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50" style:parent-style-name="Standard" style:family="paragraph">
      <style:paragraph-properties fo:margin-bottom="0in" style:line-height-at-least="0.1979in" fo:background-color="#FFFFFF"/>
    </style:style>
    <style:style style:name="T23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5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5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5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3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5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62" style:parent-style-name="Standard" style:family="paragraph">
      <style:paragraph-properties fo:margin-bottom="0in" style:line-height-at-least="0.1979in" fo:background-color="#FFFFFF"/>
    </style:style>
    <style:style style:name="T23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6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3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76" style:parent-style-name="Standard" style:family="paragraph">
      <style:paragraph-properties fo:margin-bottom="0in" style:line-height-at-least="0.1979in" fo:background-color="#FFFFFF"/>
    </style:style>
    <style:style style:name="T23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8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3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8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83" style:parent-style-name="Standard" style:family="paragraph">
      <style:paragraph-properties fo:margin-bottom="0in" style:line-height-at-least="0.1979in" fo:background-color="#FFFFFF"/>
    </style:style>
    <style:style style:name="T23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8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3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387" style:parent-style-name="Standard" style:family="paragraph">
      <style:paragraph-properties fo:margin-bottom="0in" style:line-height-at-least="0.1979in" fo:background-color="#FFFFFF"/>
    </style:style>
    <style:style style:name="T23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8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1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3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3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3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3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39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1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3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05" style:parent-style-name="Standard" style:family="paragraph">
      <style:paragraph-properties fo:margin-bottom="0in" style:line-height-at-least="0.1979in" fo:background-color="#FFFFFF"/>
    </style:style>
    <style:style style:name="T24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09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4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1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1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1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1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4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23" style:parent-style-name="Standard" style:family="paragraph">
      <style:paragraph-properties fo:margin-bottom="0in" style:line-height-at-least="0.1979in" fo:background-color="#FFFFFF"/>
    </style:style>
    <style:style style:name="T24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5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4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427" style:parent-style-name="Standard" style:family="paragraph">
      <style:paragraph-properties fo:margin-bottom="0in" style:line-height-at-least="0.1979in" fo:background-color="#FFFFFF"/>
    </style:style>
    <style:style style:name="T24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2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4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37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438" style:parent-style-name="Standard" style:family="paragraph">
      <style:paragraph-properties fo:margin-bottom="0in" style:line-height-at-least="0.1979in" fo:background-color="#FFFFFF"/>
    </style:style>
    <style:style style:name="T24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4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4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0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2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4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5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459" style:parent-style-name="Standard" style:family="paragraph">
      <style:paragraph-properties fo:margin-bottom="0in" style:line-height-at-least="0.1979in" fo:background-color="#FFFFFF"/>
    </style:style>
    <style:style style:name="T24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6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6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464" style:parent-style-name="Standard" style:family="paragraph">
      <style:paragraph-properties fo:margin-bottom="0in" style:line-height-at-least="0.1979in" fo:background-color="#FFFFFF"/>
    </style:style>
    <style:style style:name="T24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6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4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4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475" style:parent-style-name="Standard" style:family="paragraph">
      <style:paragraph-properties fo:margin-bottom="0in" style:line-height-at-least="0.1979in" fo:background-color="#FFFFFF"/>
    </style:style>
    <style:style style:name="T24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7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4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4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8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4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4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496" style:parent-style-name="Standard" style:family="paragraph">
      <style:paragraph-properties fo:margin-bottom="0in" style:line-height-at-least="0.1979in" fo:background-color="#FFFFFF"/>
    </style:style>
    <style:style style:name="T24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49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4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0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01" style:parent-style-name="Standard" style:family="paragraph">
      <style:paragraph-properties fo:margin-bottom="0in" style:line-height-at-least="0.1979in" fo:background-color="#FFFFFF"/>
    </style:style>
    <style:style style:name="T25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0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0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5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07" style:parent-style-name="Standard" style:family="paragraph">
      <style:paragraph-properties fo:margin-bottom="0in" style:line-height-at-least="0.1979in" fo:background-color="#FFFFFF"/>
    </style:style>
    <style:style style:name="T25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09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5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11" style:parent-style-name="Standard" style:family="paragraph">
      <style:paragraph-properties fo:margin-bottom="0in" style:line-height-at-least="0.1979in" fo:background-color="#FFFFFF"/>
    </style:style>
    <style:style style:name="T25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3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15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5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1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18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19" style:parent-style-name="Standard" style:family="paragraph">
      <style:paragraph-properties fo:margin-bottom="0in" style:line-height-at-least="0.1979in" fo:background-color="#FFFFFF"/>
    </style:style>
    <style:style style:name="T25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21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5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23" style:parent-style-name="Standard" style:family="paragraph">
      <style:paragraph-properties fo:margin-bottom="0in" style:line-height-at-least="0.1979in" fo:background-color="#FFFFFF"/>
    </style:style>
    <style:style style:name="T25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2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2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2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3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3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5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3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3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38" style:parent-style-name="Standard" style:family="paragraph">
      <style:paragraph-properties fo:margin-bottom="0in" style:line-height-at-least="0.1979in" fo:background-color="#FFFFFF"/>
    </style:style>
    <style:style style:name="T25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0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5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42" style:parent-style-name="Standard" style:family="paragraph">
      <style:paragraph-properties fo:margin-bottom="0in" style:line-height-at-least="0.1979in" fo:background-color="#FFFFFF"/>
    </style:style>
    <style:style style:name="T25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4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5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55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5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57" style:parent-style-name="Standard" style:family="paragraph">
      <style:paragraph-properties fo:margin-bottom="0in" style:line-height-at-least="0.1979in" fo:background-color="#FFFFFF"/>
    </style:style>
    <style:style style:name="T25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59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5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61" style:parent-style-name="Standard" style:family="paragraph">
      <style:paragraph-properties fo:margin-bottom="0in" style:line-height-at-least="0.1979in" fo:background-color="#FFFFFF"/>
    </style:style>
    <style:style style:name="T25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63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5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65" style:parent-style-name="Standard" style:family="paragraph">
      <style:paragraph-properties fo:margin-bottom="0in" style:line-height-at-least="0.1979in" fo:background-color="#FFFFFF"/>
    </style:style>
    <style:style style:name="T25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67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69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1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5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3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5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5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576" style:parent-style-name="Standard" style:family="paragraph">
      <style:paragraph-properties fo:margin-bottom="0in" style:line-height-at-least="0.1979in" fo:background-color="#FFFFFF"/>
    </style:style>
    <style:style style:name="T25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7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5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5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6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5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8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5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9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5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9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5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9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5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96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597" style:parent-style-name="Standard" style:family="paragraph">
      <style:paragraph-properties fo:margin-bottom="0in" style:line-height-at-least="0.1979in" fo:background-color="#FFFFFF"/>
    </style:style>
    <style:style style:name="T25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59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0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0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0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60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07" style:parent-style-name="Standard" style:family="paragraph">
      <style:paragraph-properties fo:margin-bottom="0in" style:line-height-at-least="0.1979in" fo:background-color="#FFFFFF"/>
    </style:style>
    <style:style style:name="T260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0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1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1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1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1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15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6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17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18" style:parent-style-name="Standard" style:family="paragraph">
      <style:paragraph-properties fo:margin-bottom="0in" style:line-height-at-least="0.1979in" fo:background-color="#FFFFFF"/>
    </style:style>
    <style:style style:name="T26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0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6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22" style:parent-style-name="Standard" style:family="paragraph">
      <style:paragraph-properties fo:margin-bottom="0in" style:line-height-at-least="0.1979in" fo:background-color="#FFFFFF"/>
    </style:style>
    <style:style style:name="T26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4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6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28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6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P2633" style:parent-style-name="Standard" style:family="paragraph">
      <style:paragraph-properties fo:margin-bottom="0in" style:line-height-at-least="0.1979in" fo:background-color="#FFFFFF"/>
    </style:style>
    <style:style style:name="T26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3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4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64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3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4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5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4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7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4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49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5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1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fo:language="en" fo:country="US" style:language-asian="de" style:country-asian="DE"/>
    </style:style>
    <style:style style:name="T265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5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54" style:parent-style-name="Standard" style:family="paragraph">
      <style:paragraph-properties fo:margin-bottom="0in" style:line-height-at-least="0.1979in" fo:background-color="#FFFFFF"/>
    </style:style>
    <style:style style:name="T265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5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58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5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60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US" style:language-asian="de" style:country-asian="DE"/>
    </style:style>
    <style:style style:name="T266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6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6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64" style:parent-style-name="Standard" style:family="paragraph">
      <style:paragraph-properties fo:margin-bottom="0in" style:line-height-at-least="0.1979in" fo:background-color="#FFFFFF"/>
    </style:style>
    <style:style style:name="T26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66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68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6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7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71" style:parent-style-name="Standard" style:family="paragraph">
      <style:paragraph-properties fo:margin-bottom="0in" style:line-height-at-least="0.1979in" fo:background-color="#FFFFFF"/>
    </style:style>
    <style:style style:name="T26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7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6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7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77" style:parent-style-name="Standard" style:family="paragraph">
      <style:paragraph-properties fo:margin-bottom="0in" style:line-height-at-least="0.1979in" fo:background-color="#FFFFFF"/>
    </style:style>
    <style:style style:name="T26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79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68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1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8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3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68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5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8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6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8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90" style:parent-style-name="Standard" style:family="paragraph">
      <style:paragraph-properties fo:margin-bottom="0in" style:line-height-at-least="0.1979in" fo:background-color="#FFFFFF"/>
    </style:style>
    <style:style style:name="T26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9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6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9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6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696" style:parent-style-name="Standard" style:family="paragraph">
      <style:paragraph-properties fo:margin-bottom="0in" style:line-height-at-least="0.1979in" fo:background-color="#FFFFFF"/>
    </style:style>
    <style:style style:name="T26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69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style:language-asian="de" style:country-asian="DE"/>
    </style:style>
    <style:style style:name="T26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style:language-asian="de" style:country-asian="DE"/>
    </style:style>
    <style:style style:name="T27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2" style:parent-style-name="Absatz-Standardschriftar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de" style:country-asian="DE"/>
    </style:style>
    <style:style style:name="T27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4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6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08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10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1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12" style:parent-style-name="Absatz-Standardschriftart" style:family="text">
      <style:text-properties style:font-name="Consolas" style:font-name-asian="Times New Roman" style:font-name-complex="Times New Roman" fo:color="#A31515" style:letter-kerning="false" fo:font-size="10.5pt" style:font-size-asian="10.5pt" style:font-size-complex="10.5pt" style:language-asian="de" style:country-asian="DE"/>
    </style:style>
    <style:style style:name="T271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714" style:parent-style-name="Standard" style:family="paragraph">
      <style:paragraph-properties fo:margin-bottom="0in" style:line-height-at-least="0.1979in" fo:background-color="#FFFFFF"/>
    </style:style>
    <style:style style:name="T271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71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71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1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71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0" style:parent-style-name="Absatz-Standardschriftart" style:family="text">
      <style:text-properties style:font-name="Consolas" style:font-name-asian="Times New Roman" style:font-name-complex="Times New Roman" fo:color="#0070C1" style:letter-kerning="false" fo:font-size="10.5pt" style:font-size-asian="10.5pt" style:font-size-complex="10.5pt" fo:language="en" fo:country="US" style:language-asian="de" style:country-asian="DE"/>
    </style:style>
    <style:style style:name="T272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2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72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72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26" style:parent-style-name="Standard" style:family="paragraph">
      <style:paragraph-properties fo:margin-bottom="0in" style:line-height-at-least="0.1979in" fo:background-color="#FFFFFF"/>
    </style:style>
    <style:style style:name="T272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2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72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3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73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32" style:parent-style-name="Absatz-Standardschriftart" style:family="text">
      <style:text-properties style:font-name="Consolas" style:font-name-asian="Times New Roman" style:font-name-complex="Times New Roman" fo:color="#795E26" style:letter-kerning="false" fo:font-size="10.5pt" style:font-size-asian="10.5pt" style:font-size-complex="10.5pt" fo:language="en" fo:country="US" style:language-asian="de" style:country-asian="DE"/>
    </style:style>
    <style:style style:name="T273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34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73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36" style:parent-style-name="Standard" style:family="paragraph">
      <style:paragraph-properties fo:margin-bottom="0in" style:line-height-at-least="0.1979in" fo:background-color="#FFFFFF"/>
    </style:style>
    <style:style style:name="T273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38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73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40" style:parent-style-name="Absatz-Standardschriftart" style:family="text">
      <style:text-properties style:font-name="Consolas" style:font-name-asian="Times New Roman" style:font-name-complex="Times New Roman" fo:color="#001080" style:letter-kerning="false" fo:font-size="10.5pt" style:font-size-asian="10.5pt" style:font-size-complex="10.5pt" fo:language="en" fo:country="US" style:language-asian="de" style:country-asian="DE"/>
    </style:style>
    <style:style style:name="T274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4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4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44" style:parent-style-name="Standard" style:family="paragraph">
      <style:paragraph-properties fo:margin-bottom="0in" style:line-height-at-least="0.1979in" fo:background-color="#FFFFFF"/>
    </style:style>
    <style:style style:name="T27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46" style:parent-style-name="Absatz-Standardschriftart" style:family="text">
      <style:text-properties style:font-name="Consolas" style:font-name-asian="Times New Roman" style:font-name-complex="Times New Roman" fo:color="#AF00DB" style:letter-kerning="false" fo:font-size="10.5pt" style:font-size-asian="10.5pt" style:font-size-complex="10.5pt" fo:language="en" fo:country="US" style:language-asian="de" style:country-asian="DE"/>
    </style:style>
    <style:style style:name="T27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48" style:parent-style-name="Absatz-Standardschriftart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 fo:language="en" fo:country="US" style:language-asian="de" style:country-asian="DE"/>
    </style:style>
    <style:style style:name="T27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5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5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5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53" style:parent-style-name="Standard" style:family="paragraph">
      <style:paragraph-properties fo:margin-bottom="0in" style:line-height-at-least="0.1979in" fo:background-color="#FFFFFF"/>
    </style:style>
    <style:style style:name="T275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5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56" style:parent-style-name="Standard" style:family="paragraph">
      <style:paragraph-properties fo:margin-bottom="0in" style:line-height-at-least="0.1979in" fo:background-color="#FFFFFF"/>
    </style:style>
    <style:style style:name="T2757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7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5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60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P2761" style:parent-style-name="Standard" style:family="paragraph">
      <style:paragraph-properties fo:margin-bottom="0in" style:line-height-at-least="0.1979in" fo:background-color="#FFFFFF"/>
    </style:style>
    <style:style style:name="T276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76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64" style:parent-style-name="Standard" style:family="paragraph">
      <style:paragraph-properties fo:margin-bottom="0in" style:line-height-at-least="0.1979in" fo:background-color="#FFFFFF"/>
    </style:style>
    <style:style style:name="T276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6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6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76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70" style:parent-style-name="Standard" style:family="paragraph">
      <style:paragraph-properties fo:margin-bottom="0in" style:line-height-at-least="0.1979in" fo:background-color="#FFFFFF"/>
    </style:style>
    <style:style style:name="T277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7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7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7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77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76" style:parent-style-name="Standard" style:family="paragraph">
      <style:paragraph-properties fo:margin-bottom="0in" style:line-height-at-least="0.1979in" fo:background-color="#FFFFFF"/>
    </style:style>
    <style:style style:name="T277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7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7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8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78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8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83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84" style:parent-style-name="Standard" style:family="paragraph">
      <style:paragraph-properties fo:margin-bottom="0in" style:line-height-at-least="0.1979in" fo:background-color="#FFFFFF"/>
    </style:style>
    <style:style style:name="T2785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78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87" style:parent-style-name="Standard" style:family="paragraph">
      <style:paragraph-properties fo:margin-bottom="0in" style:line-height-at-least="0.1979in" fo:background-color="#FFFFFF"/>
    </style:style>
    <style:style style:name="T278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8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9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9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79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93" style:parent-style-name="Standard" style:family="paragraph">
      <style:paragraph-properties fo:margin-bottom="0in" style:line-height-at-least="0.1979in" fo:background-color="#FFFFFF"/>
    </style:style>
    <style:style style:name="T279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9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79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797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79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79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0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01" style:parent-style-name="Standard" style:family="paragraph">
      <style:paragraph-properties fo:margin-bottom="0in" style:line-height-at-least="0.1979in" fo:background-color="#FFFFFF"/>
    </style:style>
    <style:style style:name="T280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80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04" style:parent-style-name="Standard" style:family="paragraph">
      <style:paragraph-properties fo:margin-bottom="0in" style:line-height-at-least="0.1979in" fo:background-color="#FFFFFF"/>
    </style:style>
    <style:style style:name="T280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0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0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80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1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1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12" style:parent-style-name="Standard" style:family="paragraph">
      <style:paragraph-properties fo:margin-bottom="0in" style:line-height-at-least="0.1979in" fo:background-color="#FFFFFF"/>
    </style:style>
    <style:style style:name="T281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81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15" style:parent-style-name="Standard" style:family="paragraph">
      <style:paragraph-properties fo:margin-bottom="0in" style:line-height-at-least="0.1979in" fo:background-color="#FFFFFF"/>
    </style:style>
    <style:style style:name="T281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1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1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19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82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21" style:parent-style-name="Standard" style:family="paragraph">
      <style:paragraph-properties fo:margin-bottom="0in" style:line-height-at-least="0.1979in" fo:background-color="#FFFFFF"/>
    </style:style>
    <style:style style:name="T282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2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82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27" style:parent-style-name="Standard" style:family="paragraph">
      <style:paragraph-properties fo:margin-bottom="0in" style:line-height-at-least="0.1979in" fo:background-color="#FFFFFF"/>
    </style:style>
    <style:style style:name="T282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2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3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31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83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33" style:parent-style-name="Standard" style:family="paragraph">
      <style:paragraph-properties fo:margin-bottom="0in" style:line-height-at-least="0.1979in" fo:background-color="#FFFFFF"/>
    </style:style>
    <style:style style:name="T283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3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3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3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83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3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4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41" style:parent-style-name="Standard" style:family="paragraph">
      <style:paragraph-properties fo:margin-bottom="0in" style:line-height-at-least="0.1979in" fo:background-color="#FFFFFF"/>
    </style:style>
    <style:style style:name="T284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84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44" style:parent-style-name="Standard" style:family="paragraph">
      <style:paragraph-properties fo:margin-bottom="0in" style:line-height-at-least="0.1979in" fo:background-color="#FFFFFF"/>
    </style:style>
    <style:style style:name="T284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4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4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48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84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5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51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52" style:parent-style-name="Standard" style:family="paragraph">
      <style:paragraph-properties fo:margin-bottom="0in" style:line-height-at-least="0.1979in" fo:background-color="#FFFFFF"/>
    </style:style>
    <style:style style:name="T2853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85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55" style:parent-style-name="Standard" style:family="paragraph">
      <style:paragraph-properties fo:margin-bottom="0in" style:line-height-at-least="0.1979in" fo:background-color="#FFFFFF"/>
    </style:style>
    <style:style style:name="T285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57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5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59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86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61" style:parent-style-name="Standard" style:family="paragraph">
      <style:paragraph-properties fo:margin-bottom="0in" style:line-height-at-least="0.1979in" fo:background-color="#FFFFFF"/>
    </style:style>
    <style:style style:name="T286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3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6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5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86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67" style:parent-style-name="Standard" style:family="paragraph">
      <style:paragraph-properties fo:margin-bottom="0in" style:line-height-at-least="0.1979in" fo:background-color="#FFFFFF"/>
    </style:style>
    <style:style style:name="T286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69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70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71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872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73" style:parent-style-name="Standard" style:family="paragraph">
      <style:paragraph-properties fo:margin-bottom="0in" style:line-height-at-least="0.1979in" fo:background-color="#FFFFFF"/>
    </style:style>
    <style:style style:name="T2874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75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76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77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fo:language="en" fo:country="US" style:language-asian="de" style:country-asian="DE"/>
    </style:style>
    <style:style style:name="T2878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79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0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1" style:parent-style-name="Standard" style:family="paragraph">
      <style:paragraph-properties fo:margin-bottom="0in" style:line-height-at-least="0.1979in" fo:background-color="#FFFFFF"/>
    </style:style>
    <style:style style:name="T2882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fo:language="en" fo:country="US" style:language-asian="de" style:country-asian="DE"/>
    </style:style>
    <style:style style:name="T288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84" style:parent-style-name="Standard" style:family="paragraph">
      <style:paragraph-properties fo:margin-bottom="0in" style:line-height-at-least="0.1979in" fo:background-color="#FFFFFF"/>
    </style:style>
    <style:style style:name="T288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6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8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88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88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90" style:parent-style-name="Standard" style:family="paragraph">
      <style:paragraph-properties fo:margin-bottom="0in" style:line-height-at-least="0.1979in" fo:background-color="#FFFFFF"/>
    </style:style>
    <style:style style:name="T289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2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fo:language="en" fo:country="US" style:language-asian="de" style:country-asian="DE"/>
    </style:style>
    <style:style style:name="T2893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4" style:parent-style-name="Absatz-Standardschriftart" style:family="text">
      <style:text-properties style:font-name="Consolas" style:font-name-asian="Times New Roman" style:font-name-complex="Times New Roman" fo:color="#0451A5" style:letter-kerning="false" fo:font-size="10.5pt" style:font-size-asian="10.5pt" style:font-size-complex="10.5pt" fo:language="en" fo:country="US" style:language-asian="de" style:country-asian="DE"/>
    </style:style>
    <style:style style:name="T2895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P2896" style:parent-style-name="Standard" style:family="paragraph">
      <style:paragraph-properties fo:margin-bottom="0in" style:line-height-at-least="0.1979in" fo:background-color="#FFFFFF"/>
    </style:style>
    <style:style style:name="T2897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fo:language="en" fo:country="US" style:language-asian="de" style:country-asian="DE"/>
    </style:style>
    <style:style style:name="T2898" style:parent-style-name="Absatz-Standardschriftart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 style:language-asian="de" style:country-asian="DE"/>
    </style:style>
    <style:style style:name="T2899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T2900" style:parent-style-name="Absatz-Standardschriftar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 style:language-asian="de" style:country-asian="DE"/>
    </style:style>
    <style:style style:name="T2901" style:parent-style-name="Absatz-Standardschriftart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902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  <style:style style:name="P2903" style:parent-style-name="Standard" style:family="paragraph">
      <style:paragraph-properties fo:margin-bottom="0in" style:line-height-at-least="0.1979in" fo:background-color="#FFFFFF"/>
    </style:style>
    <style:style style:name="T2904" style:parent-style-name="Absatz-Standardschriftart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 style:language-asian="de" style:country-asian="DE"/>
    </style:style>
    <style:style style:name="P2905" style:parent-style-name="Standard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3B3B3B" style:letter-kerning="false" fo:font-size="10.5pt" style:font-size-asian="10.5pt" style:font-size-complex="10.5pt" style:language-asian="de" style:country-asian="DE"/>
    </style:style>
  </office:automatic-styles>
  <office:body>
    <office:text text:use-soft-page-breaks="true">
      <text:p text:style-name="P1"><text:span text:style-name="T2">&lt;template&gt;</text:span></text:p>
      <text:p text:style-name="P3"><text:span text:style-name="T4"> <text:s/></text:span><text:span text:style-name="T5">&lt;!-- ToDo:</text:span></text:p>
      <text:p text:style-name="P6"><text:span text:style-name="T7">  1. Berichtigung Vorschau / Fehlersuche --&gt;</text:span></text:p>
      <text:p text:style-name="P8"><text:span text:style-name="T9"> <text:s/></text:span><text:span text:style-name="T10">&lt;div</text:span><text:span text:style-name="T11"><text:s/></text:span><text:span text:style-name="T12">style</text:span><text:span text:style-name="T13">="</text:span><text:span text:style-name="T14">margin-left</text:span><text:span text:style-name="T15">:<text:s/></text:span><text:span text:style-name="T16">30px</text:span><text:span text:style-name="T17">;<text:s/></text:span><text:span text:style-name="T18">display</text:span><text:span text:style-name="T19">:<text:s/></text:span><text:span text:style-name="T20">flex</text:span><text:span text:style-name="T21">;<text:s/></text:span><text:span text:style-name="T22">align-items</text:span><text:span text:style-name="T23">:<text:s/></text:span><text:span text:style-name="T24">center</text:span><text:span text:style-name="T25">"</text:span><text:span text:style-name="T26">&gt;</text:span></text:p>
      <text:p text:style-name="P27"><text:span text:style-name="T28">   <text:s/></text:span><text:span text:style-name="T29">&lt;scale-icon-content-clock</text:span><text:span text:style-name="T30"><text:s/></text:span><text:span text:style-name="T31">accessibility-title</text:span><text:span text:style-name="T32">=</text:span><text:span text:style-name="T33">"clock"</text:span><text:span text:style-name="T34"><text:s/></text:span><text:span text:style-name="T35">style</text:span><text:span text:style-name="T36">="</text:span><text:span text:style-name="T37">padding-right</text:span><text:span text:style-name="T38">:<text:s/></text:span><text:span text:style-name="T39">10px</text:span><text:span text:style-name="T40">"<text:s/></text:span><text:span text:style-name="T41">/&gt;&lt;b</text:span></text:p>
      <text:p text:style-name="P42"><text:span text:style-name="T43">     <text:s/></text:span><text:span text:style-name="T44">&gt;</text:span><text:span text:style-name="T45">Termin / -serie</text:span><text:span text:style-name="T46">&lt;/b</text:span></text:p>
      <text:p text:style-name="P47"><text:span text:style-name="T48">   <text:s/></text:span><text:span text:style-name="T49">&gt;</text:span></text:p>
      <text:p text:style-name="P50"><text:span text:style-name="T51"> <text:s/></text:span><text:span text:style-name="T52">&lt;/div&gt;</text:span></text:p>
      <text:p text:style-name="P53"><text:span text:style-name="T54">  {{<text:s/></text:span><text:span text:style-name="T55">errorOption</text:span><text:span text:style-name="T56"><text:s/>}}</text:span></text:p>
      <text:p text:style-name="P57"><text:span text:style-name="T58"> <text:s/></text:span><text:span text:style-name="T59">&lt;div</text:span><text:span text:style-name="T60"><text:s/></text:span><text:span text:style-name="T61">style</text:span><text:span text:style-name="T62">="</text:span><text:span text:style-name="T63">padding</text:span><text:span text:style-name="T64">:<text:s/></text:span><text:span text:style-name="T65">10px</text:span><text:span text:style-name="T66">;<text:s/></text:span><text:span text:style-name="T67">padding-bottom</text:span><text:span text:style-name="T68">:<text:s/></text:span><text:span text:style-name="T69">30px</text:span><text:span text:style-name="T70">;<text:s/></text:span><text:span text:style-name="T71">margin-left</text:span><text:span text:style-name="T72">:<text:s/></text:span><text:span text:style-name="T73">40px</text:span><text:span text:style-name="T74">"</text:span><text:span text:style-name="T75">&gt;</text:span></text:p>
      <text:p text:style-name="P76"><text:span text:style-name="T77">   <text:s/></text:span><text:span text:style-name="T78">&lt;scale-radio-button-group</text:span><text:span text:style-name="T79"><text:s/></text:span><text:span text:style-name="T80">class</text:span><text:span text:style-name="T81">=</text:span><text:span text:style-name="T82">"radio-group"</text:span><text:span text:style-name="T83">&gt;</text:span></text:p>
      <text:p text:style-name="P84"><text:span text:style-name="T85">     <text:s/></text:span><text:span text:style-name="T86">&lt;scale-radio-button</text:span></text:p>
      <text:p text:style-name="P87"><text:span text:style-name="T88">       <text:s/></text:span><text:span text:style-name="T89">label</text:span><text:span text:style-name="T90">=</text:span><text:span text:style-name="T91">"Sofortversand"</text:span></text:p>
      <text:p text:style-name="P92"><text:span text:style-name="T93">       <text:s/></text:span><text:span text:style-name="T94">name</text:span><text:span text:style-name="T95">=</text:span><text:span text:style-name="T96">"standard"</text:span></text:p>
      <text:p text:style-name="P97"><text:span text:style-name="T98">       <text:s/></text:span><text:span text:style-name="T99">value</text:span><text:span text:style-name="T100">=</text:span><text:span text:style-name="T101">"0"</text:span></text:p>
      <text:p text:style-name="P102"><text:span text:style-name="T103">        @</text:span><text:span text:style-name="T104">scale-change</text:span><text:span text:style-name="T105">="</text:span><text:span text:style-name="T106">terminRadio</text:span><text:span text:style-name="T107">"</text:span></text:p>
      <text:p text:style-name="P108"><text:span text:style-name="T109">     <text:s/></text:span><text:span text:style-name="T110">/&gt;</text:span></text:p>
      <text:p text:style-name="P111"><text:span text:style-name="T112">     <text:s/></text:span><text:span text:style-name="T113">&lt;div</text:span><text:span text:style-name="T114"><text:s/></text:span><text:span text:style-name="T115">class</text:span><text:span text:style-name="T116">=</text:span><text:span text:style-name="T117">"flex-container"</text:span><text:span text:style-name="T118"><text:s/></text:span><text:span text:style-name="T119">style</text:span><text:span text:style-name="T120">="</text:span><text:span text:style-name="T121">gap</text:span><text:span text:style-name="T122">:<text:s/></text:span><text:span text:style-name="T123">100px</text:span><text:span text:style-name="T124">"</text:span><text:span text:style-name="T125">&gt;</text:span></text:p>
      <text:p text:style-name="P126"><text:span text:style-name="T127">       <text:s/></text:span><text:span text:style-name="T128">&lt;scale-radio-button</text:span><text:span text:style-name="T129"><text:s/></text:span><text:span text:style-name="T130">label</text:span><text:span text:style-name="T131">=</text:span><text:span text:style-name="T132">"Termin"</text:span><text:span text:style-name="T133"><text:s/></text:span><text:span text:style-name="T134">value</text:span><text:span text:style-name="T135">=</text:span><text:span text:style-name="T136">"1"</text:span><text:span text:style-name="T137"><text:s/></text:span><text:span text:style-name="T138">name</text:span><text:span text:style-name="T139">=</text:span><text:span text:style-name="T140">"standard"</text:span><text:span text:style-name="T141"><text:s/>@</text:span><text:span text:style-name="T142">scale-change</text:span><text:span text:style-name="T143">="</text:span><text:span text:style-name="T144">terminRadio</text:span><text:span text:style-name="T145">"<text:s/></text:span><text:span text:style-name="T146">/&gt;</text:span></text:p>
      <text:p text:style-name="P147"><text:span text:style-name="T148">       <text:s/></text:span><text:span text:style-name="T149">&lt;div</text:span><text:span text:style-name="T150"><text:s/></text:span><text:span text:style-name="T151">class</text:span><text:span text:style-name="T152">=</text:span><text:span text:style-name="T153">"flex-container"</text:span><text:span text:style-name="T154"><text:s/></text:span><text:span text:style-name="T155">style</text:span><text:span text:style-name="T156">="</text:span><text:span text:style-name="T157">gap</text:span><text:span text:style-name="T158">:<text:s/></text:span><text:span text:style-name="T159">10px</text:span><text:span text:style-name="T160">"</text:span><text:span text:style-name="T161">&gt;</text:span></text:p>
      <text:p text:style-name="P162"><text:span text:style-name="T163">         <text:s/></text:span><text:span text:style-name="T164">&lt;scale-text-field</text:span></text:p>
      <text:p text:style-name="P165"><text:span text:style-name="T166">           <text:s/></text:span><text:span text:style-name="T167">id</text:span><text:span text:style-name="T168">=</text:span><text:span text:style-name="T169">"dateField"</text:span></text:p>
      <text:p text:style-name="P170"><text:span text:style-name="T171">           <text:s/></text:span><text:span text:style-name="T172">label</text:span><text:span text:style-name="T173">=</text:span><text:span text:style-name="T174">"Versandtermin"</text:span></text:p>
      <text:p text:style-name="P175"><text:span text:style-name="T176">           <text:s/></text:span><text:span text:style-name="T177">style</text:span><text:span text:style-name="T178">="</text:span><text:span text:style-name="T179">width</text:span><text:span text:style-name="T180">:<text:s/></text:span><text:span text:style-name="T181">50%</text:span><text:span text:style-name="T182">"</text:span></text:p>
      <text:p text:style-name="P183"><text:span text:style-name="T184">           <text:s/></text:span><text:span text:style-name="T185">type</text:span><text:span text:style-name="T186">=</text:span><text:span text:style-name="T187">"date"</text:span></text:p>
      <text:p text:style-name="P188"><text:span text:style-name="T189">           <text:s/></text:span><text:span text:style-name="T190">v-model</text:span><text:span text:style-name="T191">="</text:span><text:span text:style-name="T192">dateFieldValue</text:span><text:span text:style-name="T193">"</text:span></text:p>
      <text:p text:style-name="P194"><text:span text:style-name="T195">            :</text:span><text:span text:style-name="T196">disabled</text:span><text:span text:style-name="T197">="</text:span><text:span text:style-name="T198">selectedOption</text:span><text:span text:style-name="T199"><text:s/></text:span><text:span text:style-name="T200">!==</text:span><text:span text:style-name="T201"><text:s/></text:span><text:span text:style-name="T202">'1'</text:span><text:span text:style-name="T203">"</text:span></text:p>
      <text:p text:style-name="P204"><text:span text:style-name="T205">         <text:s/></text:span><text:span text:style-name="T206">/&gt;</text:span></text:p>
      <text:p text:style-name="P207"><text:span text:style-name="T208">         <text:s/></text:span><text:span text:style-name="T209">&lt;scale-text-field</text:span></text:p>
      <text:p text:style-name="P210"><text:span text:style-name="T211">           <text:s/></text:span><text:span text:style-name="T212">id</text:span><text:span text:style-name="T213">=</text:span><text:span text:style-name="T214">"timeField"</text:span></text:p>
      <text:p text:style-name="P215"><text:span text:style-name="T216">           <text:s/></text:span><text:span text:style-name="T217">label</text:span><text:span text:style-name="T218">=</text:span><text:span text:style-name="T219">"Sendezeit"</text:span></text:p>
      <text:p text:style-name="P220"><text:span text:style-name="T221">           <text:s/></text:span><text:span text:style-name="T222">style</text:span><text:span text:style-name="T223">="</text:span><text:span text:style-name="T224">width</text:span><text:span text:style-name="T225">:<text:s/></text:span><text:span text:style-name="T226">50%</text:span><text:span text:style-name="T227">"</text:span></text:p>
      <text:p text:style-name="P228"><text:span text:style-name="T229">           <text:s/></text:span><text:span text:style-name="T230">type</text:span><text:span text:style-name="T231">=</text:span><text:span text:style-name="T232">"time"</text:span></text:p>
      <text:p text:style-name="P233"><text:span text:style-name="T234">           <text:s/></text:span><text:span text:style-name="T235">v-model</text:span><text:span text:style-name="T236">="</text:span><text:span text:style-name="T237">timeFieldValue</text:span><text:span text:style-name="T238">"</text:span></text:p>
      <text:p text:style-name="P239"><text:span text:style-name="T240">            :</text:span><text:span text:style-name="T241">disabled</text:span><text:span text:style-name="T242">="</text:span><text:span text:style-name="T243">selectedOption</text:span><text:span text:style-name="T244"><text:s/></text:span><text:span text:style-name="T245">!==</text:span><text:span text:style-name="T246"><text:s/></text:span><text:span text:style-name="T247">'1'</text:span><text:span text:style-name="T248">"</text:span></text:p>
      <text:p text:style-name="P249"><text:span text:style-name="T250">         <text:s/></text:span><text:span text:style-name="T251">/&gt;</text:span></text:p>
      <text:p text:style-name="P252"><text:span text:style-name="T253">       <text:s/></text:span><text:span text:style-name="T254">&lt;/div&gt;</text:span></text:p>
      <text:p text:style-name="P255"><text:span text:style-name="T256">     <text:s/></text:span><text:span text:style-name="T257">&lt;/div&gt;</text:span></text:p>
      <text:p text:style-name="P258"><text:span text:style-name="T259">     <text:s/></text:span><text:span text:style-name="T260">&lt;div</text:span><text:span text:style-name="T261"><text:s/></text:span><text:span text:style-name="T262">class</text:span><text:span text:style-name="T263">=</text:span><text:span text:style-name="T264">"flex-container"</text:span><text:span text:style-name="T265"><text:s/></text:span><text:span text:style-name="T266">style</text:span><text:span text:style-name="T267">="</text:span><text:span text:style-name="T268">gap</text:span><text:span text:style-name="T269">:<text:s/></text:span><text:span text:style-name="T270">70px</text:span><text:span text:style-name="T271">;<text:s/></text:span><text:span text:style-name="T272">margin-bottom</text:span><text:span text:style-name="T273">:<text:s/></text:span><text:span text:style-name="T274">20px</text:span><text:span text:style-name="T275">"</text:span><text:span text:style-name="T276">&gt;</text:span></text:p>
      <text:p text:style-name="P277"><text:span text:style-name="T278">       <text:s/></text:span><text:span text:style-name="T279">&lt;scale-radio-button</text:span></text:p>
      <text:p text:style-name="P280"><text:span text:style-name="T281">         <text:s/></text:span><text:span text:style-name="T282">label</text:span><text:span text:style-name="T283">=</text:span><text:span text:style-name="T284">"Terminserie"</text:span></text:p>
      <text:p text:style-name="P285"><text:span text:style-name="T286">         <text:s/></text:span><text:span text:style-name="T287">name</text:span><text:span text:style-name="T288">=</text:span><text:span text:style-name="T289">"standard"</text:span></text:p>
      <text:p text:style-name="P290"><text:span text:style-name="T291">         <text:s/></text:span><text:span text:style-name="T292">value</text:span><text:span text:style-name="T293">=</text:span><text:span text:style-name="T294">"2"</text:span></text:p>
      <text:p text:style-name="P295"><text:span text:style-name="T296">          @</text:span><text:span text:style-name="T297">scale-change</text:span><text:span text:style-name="T298">="</text:span><text:span text:style-name="T299">terminRadio</text:span><text:span text:style-name="T300">"</text:span></text:p>
      <text:p text:style-name="P301"><text:span text:style-name="T302">       <text:s/></text:span><text:span text:style-name="T303">/&gt;</text:span></text:p>
      <text:p text:style-name="P304"><text:span text:style-name="T305">       <text:s/></text:span><text:span text:style-name="T306">&lt;scale-button</text:span></text:p>
      <text:p text:style-name="P307"><text:span text:style-name="T308">         <text:s/></text:span><text:span text:style-name="T309">icon-only</text:span></text:p>
      <text:p text:style-name="P310"><text:span text:style-name="T311">         <text:s/></text:span><text:span text:style-name="T312">size</text:span><text:span text:style-name="T313">=</text:span><text:span text:style-name="T314">"small"</text:span></text:p>
      <text:p text:style-name="P315"><text:span text:style-name="T316">         <text:s/></text:span><text:span text:style-name="T317">variant</text:span><text:span text:style-name="T318">=</text:span><text:span text:style-name="T319">"secondary"</text:span></text:p>
      <text:p text:style-name="P320"><text:span text:style-name="T321">          @</text:span><text:span text:style-name="T322">click</text:span><text:span text:style-name="T323">="</text:span><text:span text:style-name="T324">openSerienmuster</text:span><text:span text:style-name="T325">"</text:span></text:p>
      <text:p text:style-name="P326"><text:span text:style-name="T327">          :</text:span><text:span text:style-name="T328">disabled</text:span><text:span text:style-name="T329">="</text:span><text:span text:style-name="T330">selectedOption</text:span><text:span text:style-name="T331"><text:s/></text:span><text:span text:style-name="T332">!==</text:span><text:span text:style-name="T333"><text:s/></text:span><text:span text:style-name="T334">'2'</text:span><text:span text:style-name="T335"><text:s/></text:span><text:span text:style-name="T336">||</text:span><text:span text:style-name="T337"><text:s/></text:span><text:span text:style-name="T338">patterns</text:span><text:span text:style-name="T339">.</text:span><text:span text:style-name="T340">length</text:span><text:span text:style-name="T341"><text:s/></text:span><text:span text:style-name="T342">&gt;=</text:span><text:span text:style-name="T343"><text:s/></text:span><text:span text:style-name="T344">5</text:span><text:span text:style-name="T345">"</text:span></text:p>
      <text:p text:style-name="P346"><text:span text:style-name="T347">       <text:s/></text:span><text:span text:style-name="T348">&gt;</text:span></text:p>
      <text:p text:style-name="P349"><text:span text:style-name="T350">         <text:s/></text:span><text:span text:style-name="T351">&lt;scale-icon-action-add</text:span><text:span text:style-name="T352"><text:s/></text:span><text:span text:style-name="T353">accessibility-title</text:span><text:span text:style-name="T354">=</text:span><text:span text:style-name="T355">"Serienmuster festlegen"</text:span><text:span text:style-name="T356"><text:s/></text:span><text:span text:style-name="T357">/&gt;</text:span></text:p>
      <text:p text:style-name="P358"><text:span text:style-name="T359">       <text:s/></text:span><text:span text:style-name="T360">&lt;/scale-button&gt;</text:span></text:p>
      <text:p text:style-name="P361"><text:span text:style-name="T362">     <text:s/></text:span><text:span text:style-name="T363">&lt;/div&gt;</text:span></text:p>
      <text:p text:style-name="P364"/>
      <text:p text:style-name="P365"><text:span text:style-name="T366">     <text:s/></text:span><text:span text:style-name="T367">&lt;div</text:span><text:span text:style-name="T368"><text:s/></text:span><text:span text:style-name="T369">v-if</text:span><text:span text:style-name="T370">="</text:span><text:span text:style-name="T371">patterns</text:span><text:span text:style-name="T372">.</text:span><text:span text:style-name="T373">length</text:span><text:span text:style-name="T374"><text:s/></text:span><text:span text:style-name="T375">&gt;</text:span><text:span text:style-name="T376"><text:s/></text:span><text:span text:style-name="T377">0</text:span><text:span text:style-name="T378">"<text:s/></text:span><text:span text:style-name="T379">class</text:span><text:span text:style-name="T380">=</text:span><text:span text:style-name="T381">"patterns-container"</text:span><text:span text:style-name="T382">&gt;</text:span></text:p>
      <text:p text:style-name="P383"><text:span text:style-name="T384">       <text:s/></text:span><text:span text:style-name="T385">&lt;div</text:span><text:span text:style-name="T386"><text:s/></text:span><text:span text:style-name="T387">v-for</text:span><text:span text:style-name="T388">="(</text:span><text:span text:style-name="T389">pattern</text:span><text:span text:style-name="T390">,<text:s/></text:span><text:span text:style-name="T391">index</text:span><text:span text:style-name="T392">)<text:s/></text:span><text:span text:style-name="T393">in</text:span><text:span text:style-name="T394"><text:s/></text:span><text:span text:style-name="T395">sortedPatterns</text:span><text:span text:style-name="T396">" :</text:span><text:span text:style-name="T397">key</text:span><text:span text:style-name="T398">="</text:span><text:span text:style-name="T399">index</text:span><text:span text:style-name="T400">"<text:s/></text:span><text:span text:style-name="T401">class</text:span><text:span text:style-name="T402">=</text:span><text:span text:style-name="T403">"pattern-tag"</text:span><text:span text:style-name="T404">&gt;</text:span></text:p>
      <text:p text:style-name="P405"><text:span text:style-name="T406">         <text:s/></text:span><text:span text:style-name="T407">&lt;scale-tag</text:span><text:span text:style-name="T408"><text:s/></text:span><text:span text:style-name="T409">color</text:span><text:span text:style-name="T410">=</text:span><text:span text:style-name="T411">"teal"</text:span><text:span text:style-name="T412"><text:s/></text:span><text:span text:style-name="T413">type</text:span><text:span text:style-name="T414">=</text:span><text:span text:style-name="T415">"strong"</text:span><text:span text:style-name="T416"><text:s/></text:span><text:span text:style-name="T417">dismissable</text:span><text:span text:style-name="T418"><text:s/>@</text:span><text:span text:style-name="T419">scaleClose</text:span><text:span text:style-name="T420">="</text:span><text:span text:style-name="T421">removePattern</text:span><text:span text:style-name="T422">(</text:span><text:span text:style-name="T423">index</text:span><text:span text:style-name="T424">)"</text:span><text:span text:style-name="T425">&gt;</text:span></text:p>
      <text:p text:style-name="P426"><text:span text:style-name="T427">            {{<text:s/></text:span><text:span text:style-name="T428">pattern</text:span><text:span text:style-name="T429"><text:s/>}}</text:span></text:p>
      <text:p text:style-name="P430"><text:span text:style-name="T431">         <text:s/></text:span><text:span text:style-name="T432">&lt;/scale-tag&gt;</text:span></text:p>
      <text:p text:style-name="P433"><text:span text:style-name="T434">       <text:s/></text:span><text:span text:style-name="T435">&lt;/div&gt;</text:span></text:p>
      <text:p text:style-name="P436"><text:span text:style-name="T437">     <text:s/></text:span><text:span text:style-name="T438">&lt;/div&gt;</text:span></text:p>
      <text:p text:style-name="P439"><text:span text:style-name="T440">   <text:s/></text:span><text:span text:style-name="T441">&lt;/scale-radio-button-group&gt;</text:span></text:p>
      <text:p text:style-name="P442"><text:span text:style-name="T443"> <text:s/></text:span><text:span text:style-name="T444">&lt;/div&gt;</text:span></text:p>
      <text:p text:style-name="P445"><text:span text:style-name="T446"> <text:s/></text:span><text:span text:style-name="T447">&lt;!-- Serienmuster Modal --&gt;</text:span></text:p>
      <text:p text:style-name="P448"><text:span text:style-name="T449"> <text:s/></text:span><text:span text:style-name="T450">&lt;scale-modal</text:span><text:span text:style-name="T451"><text:s/></text:span><text:span text:style-name="T452">ref</text:span><text:span text:style-name="T453">=</text:span><text:span text:style-name="T454">"serienmuster"</text:span><text:span text:style-name="T455"><text:s/></text:span><text:span text:style-name="T456">heading</text:span><text:span text:style-name="T457">=</text:span><text:span text:style-name="T458">"Serienmuster festlegen"</text:span><text:span text:style-name="T459"><text:s/></text:span><text:span text:style-name="T460">size</text:span><text:span text:style-name="T461">=</text:span><text:span text:style-name="T462">"default"</text:span><text:span text:style-name="T463">&gt;</text:span></text:p>
      <text:p text:style-name="P464"><text:span text:style-name="T465">   <text:s/></text:span><text:span text:style-name="T466">&lt;div</text:span><text:span text:style-name="T467"><text:s/></text:span><text:span text:style-name="T468">style</text:span><text:span text:style-name="T469">="</text:span><text:span text:style-name="T470">margin-left</text:span><text:span text:style-name="T471">:<text:s/></text:span><text:span text:style-name="T472">50px</text:span><text:span text:style-name="T473">"</text:span><text:span text:style-name="T474">&gt;</text:span></text:p>
      <text:p text:style-name="P475"><text:span text:style-name="T476">     <text:s/></text:span><text:span text:style-name="T477">&lt;div</text:span><text:span text:style-name="T478"><text:s/></text:span><text:span text:style-name="T479">class</text:span><text:span text:style-name="T480">=</text:span><text:span text:style-name="T481">"inline-container"</text:span><text:span text:style-name="T482">&gt;</text:span></text:p>
      <text:p text:style-name="P483"><text:span text:style-name="T484">       <text:s/></text:span><text:span text:style-name="T485">&lt;scale-radio-button</text:span></text:p>
      <text:p text:style-name="P486"><text:span text:style-name="T487">         <text:s/></text:span><text:span text:style-name="T488">label</text:span><text:span text:style-name="T489">=</text:span><text:span text:style-name="T490">"Wöchentlich"</text:span></text:p>
      <text:p text:style-name="P491"><text:span text:style-name="T492">         <text:s/></text:span><text:span text:style-name="T493">name</text:span><text:span text:style-name="T494">=</text:span><text:span text:style-name="T495">"schedule"</text:span></text:p>
      <text:p text:style-name="P496"><text:span text:style-name="T497">         <text:s/></text:span><text:span text:style-name="T498">input-id</text:span><text:span text:style-name="T499">=</text:span><text:span text:style-name="T500">"choice-weekly"</text:span></text:p>
      <text:p text:style-name="P501"><text:span text:style-name="T502">          :</text:span><text:span text:style-name="T503">checked</text:span><text:span text:style-name="T504">="</text:span><text:span text:style-name="T505">schedule</text:span><text:span text:style-name="T506">.</text:span><text:span text:style-name="T507">weekly</text:span><text:span text:style-name="T508">"</text:span></text:p>
      <text:p text:style-name="P509"><text:span text:style-name="T510">          @</text:span><text:span text:style-name="T511">scale-change</text:span><text:span text:style-name="T512">="</text:span><text:span text:style-name="T513">setSchedule</text:span><text:span text:style-name="T514">(</text:span><text:span text:style-name="T515">'weekly'</text:span><text:span text:style-name="T516">)"</text:span></text:p>
      <text:p text:style-name="P517"><text:span text:style-name="T518">       <text:s/></text:span><text:span text:style-name="T519">/&gt;</text:span></text:p>
      <text:p text:style-name="P520"><text:span text:style-name="T521">       <text:s/></text:span><text:span text:style-name="T522">&lt;scale-radio-button</text:span></text:p>
      <text:p text:style-name="P523"><text:span text:style-name="T524">         <text:s/></text:span><text:span text:style-name="T525">label</text:span><text:span text:style-name="T526">=</text:span><text:span text:style-name="T527">"Monatlich"</text:span></text:p>
      <text:p text:style-name="P528"><text:span text:style-name="T529">         <text:s/></text:span><text:span text:style-name="T530">name</text:span><text:span text:style-name="T531">=</text:span><text:span text:style-name="T532">"schedule"</text:span></text:p>
      <text:p text:style-name="P533"><text:span text:style-name="T534">         <text:s/></text:span><text:span text:style-name="T535">input-id</text:span><text:span text:style-name="T536">=</text:span><text:span text:style-name="T537">"choice-monthly"</text:span></text:p>
      <text:p text:style-name="P538"><text:span text:style-name="T539">          :</text:span><text:span text:style-name="T540">checked</text:span><text:span text:style-name="T541">="</text:span><text:span text:style-name="T542">schedule</text:span><text:span text:style-name="T543">.</text:span><text:span text:style-name="T544">monthly</text:span><text:span text:style-name="T545">"</text:span></text:p>
      <text:p text:style-name="P546"><text:span text:style-name="T547">          @</text:span><text:span text:style-name="T548">scale-change</text:span><text:span text:style-name="T549">="</text:span><text:span text:style-name="T550">setSchedule</text:span><text:span text:style-name="T551">(</text:span><text:span text:style-name="T552">'monthly'</text:span><text:span text:style-name="T553">)"</text:span></text:p>
      <text:p text:style-name="P554"><text:span text:style-name="T555">       <text:s/></text:span><text:span text:style-name="T556">/&gt;</text:span></text:p>
      <text:p text:style-name="P557"><text:span text:style-name="T558">     <text:s/></text:span><text:span text:style-name="T559">&lt;/div&gt;</text:span></text:p>
      <text:p text:style-name="P560"/>
      <text:p text:style-name="P561"><text:span text:style-name="T562">     <text:s/></text:span><text:span text:style-name="T563">&lt;!-- Wöchentlich Dropdowns --&gt;</text:span></text:p>
      <text:p text:style-name="P564"><text:span text:style-name="T565">     <text:s/></text:span><text:span text:style-name="T566">&lt;div</text:span><text:span text:style-name="T567"><text:s/></text:span><text:span text:style-name="T568">v-if</text:span><text:span text:style-name="T569">="</text:span><text:span text:style-name="T570">schedule</text:span><text:span text:style-name="T571">.</text:span><text:span text:style-name="T572">weekly</text:span><text:span text:style-name="T573">"</text:span><text:span text:style-name="T574">&gt;</text:span></text:p>
      <text:p text:style-name="P575"><text:span text:style-name="T576">       <text:s/></text:span><text:span text:style-name="T577">&lt;div</text:span><text:span text:style-name="T578"><text:s/></text:span><text:span text:style-name="T579">class</text:span><text:span text:style-name="T580">=</text:span><text:span text:style-name="T581">"inline-container"</text:span><text:span text:style-name="T582">&gt;</text:span></text:p>
      <text:p text:style-name="P583"><text:span text:style-name="T584">         <text:s/></text:span><text:span text:style-name="T585">&lt;span&gt;</text:span><text:span text:style-name="T586">Jede/Alle</text:span><text:span text:style-name="T587">&lt;/span&gt;</text:span></text:p>
      <text:p text:style-name="P588"><text:span text:style-name="T589">         <text:s/></text:span><text:span text:style-name="T590">&lt;scale-dropdown-select</text:span></text:p>
      <text:p text:style-name="P591"><text:span text:style-name="T592">           <text:s/></text:span><text:span text:style-name="T593">v-model</text:span><text:span text:style-name="T594">="</text:span><text:span text:style-name="T595">selectedWeek</text:span><text:span text:style-name="T596">"</text:span></text:p>
      <text:p text:style-name="P597"><text:span text:style-name="T598">           <text:s/></text:span><text:span text:style-name="T599">style</text:span><text:span text:style-name="T600">="</text:span><text:span text:style-name="T601">width</text:span><text:span text:style-name="T602">:<text:s/></text:span><text:span text:style-name="T603">70px</text:span><text:span text:style-name="T604">;<text:s/></text:span><text:span text:style-name="T605">justify-content</text:span><text:span text:style-name="T606">:<text:s/></text:span><text:span text:style-name="T607">center</text:span><text:span text:style-name="T608">;<text:s/></text:span><text:span text:style-name="T609">align-self</text:span><text:span text:style-name="T610">:<text:s/></text:span><text:span text:style-name="T611">center</text:span><text:span text:style-name="T612">"</text:span></text:p>
      <text:p text:style-name="P613"><text:span text:style-name="T614">         <text:s/></text:span><text:span text:style-name="T615">&gt;</text:span></text:p>
      <text:p text:style-name="P616"><text:span text:style-name="T617">           <text:s/></text:span><text:span text:style-name="T618">&lt;scale-dropdown-select-item</text:span><text:span text:style-name="T619"><text:s/></text:span><text:span text:style-name="T620">v-for</text:span><text:span text:style-name="T621">="</text:span><text:span text:style-name="T622">week</text:span><text:span text:style-name="T623"><text:s/></text:span><text:span text:style-name="T624">in</text:span><text:span text:style-name="T625"><text:s/></text:span><text:span text:style-name="T626">weeks</text:span><text:span text:style-name="T627">" :</text:span><text:span text:style-name="T628">key</text:span><text:span text:style-name="T629">="</text:span><text:span text:style-name="T630">week</text:span><text:span text:style-name="T631">" :</text:span><text:span text:style-name="T632">value</text:span><text:span text:style-name="T633">="</text:span><text:span text:style-name="T634">week</text:span><text:span text:style-name="T635">"</text:span><text:span text:style-name="T636">&gt;</text:span></text:p>
      <text:p text:style-name="P637"><text:span text:style-name="T638">              {{<text:s/></text:span><text:span text:style-name="T639">week</text:span><text:span text:style-name="T640"><text:s/>}}</text:span></text:p>
      <text:p text:style-name="P641"><text:span text:style-name="T642">           <text:s/></text:span><text:span text:style-name="T643">&lt;/scale-dropdown-select-item&gt;</text:span></text:p>
      <text:p text:style-name="P644"><text:span text:style-name="T645">         <text:s/></text:span><text:span text:style-name="T646">&lt;/scale-dropdown-select&gt;</text:span></text:p>
      <text:p text:style-name="P647"><text:span text:style-name="T648">         <text:s/></text:span><text:span text:style-name="T649">&lt;span&gt;</text:span><text:span text:style-name="T650">Woche(n) am</text:span><text:span text:style-name="T651">&lt;/span&gt;</text:span></text:p>
      <text:p text:style-name="P652"><text:span text:style-name="T653">       <text:s/></text:span><text:span text:style-name="T654">&lt;/div&gt;</text:span></text:p>
      <text:p text:style-name="P655"><text:span text:style-name="T656">       <text:s/></text:span><text:span text:style-name="T657">&lt;div</text:span><text:span text:style-name="T658"><text:s/></text:span><text:span text:style-name="T659">class</text:span><text:span text:style-name="T660">=</text:span><text:span text:style-name="T661">"inline-container"</text:span><text:span text:style-name="T662">&gt;</text:span></text:p>
      <text:p text:style-name="P663"><text:span text:style-name="T664">         <text:s/></text:span><text:span text:style-name="T665">&lt;scale-checkbox</text:span></text:p>
      <text:p text:style-name="P666"><text:span text:style-name="T667">           <text:s/></text:span><text:span text:style-name="T668">v-for</text:span><text:span text:style-name="T669">="(</text:span><text:span text:style-name="T670">checked</text:span><text:span text:style-name="T671">,<text:s/></text:span><text:span text:style-name="T672">day</text:span><text:span text:style-name="T673">)<text:s/></text:span><text:span text:style-name="T674">in</text:span><text:span text:style-name="T675"><text:s/></text:span><text:span text:style-name="T676">days</text:span><text:span text:style-name="T677">"</text:span></text:p>
      <text:p text:style-name="P678"><text:span text:style-name="T679">            :</text:span><text:span text:style-name="T680">key</text:span><text:span text:style-name="T681">="</text:span><text:span text:style-name="T682">day</text:span><text:span text:style-name="T683">"</text:span></text:p>
      <text:p text:style-name="P684"><text:span text:style-name="T685">            :</text:span><text:span text:style-name="T686">label</text:span><text:span text:style-name="T687">="</text:span><text:span text:style-name="T688">day</text:span><text:span text:style-name="T689">.</text:span><text:span text:style-name="T690">charAt</text:span><text:span text:style-name="T691">(</text:span><text:span text:style-name="T692">0</text:span><text:span text:style-name="T693">).</text:span><text:span text:style-name="T694">toUpperCase</text:span><text:span text:style-name="T695">()<text:s/></text:span><text:span text:style-name="T696">+</text:span><text:span text:style-name="T697"><text:s/></text:span><text:span text:style-name="T698">day</text:span><text:span text:style-name="T699">.</text:span><text:span text:style-name="T700">slice</text:span><text:span text:style-name="T701">(</text:span><text:span text:style-name="T702">1</text:span><text:span text:style-name="T703">)"</text:span></text:p>
      <text:p text:style-name="P704"><text:span text:style-name="T705">            :</text:span><text:span text:style-name="T706">checked</text:span><text:span text:style-name="T707">="</text:span><text:span text:style-name="T708">checked</text:span><text:span text:style-name="T709">"</text:span></text:p>
      <text:p text:style-name="P710"><text:span text:style-name="T711">            @</text:span><text:span text:style-name="T712">scale-change</text:span><text:span text:style-name="T713">="</text:span><text:span text:style-name="T714">days</text:span><text:span text:style-name="T715">[</text:span><text:span text:style-name="T716">day</text:span><text:span text:style-name="T717">]<text:s/></text:span><text:span text:style-name="T718">=</text:span><text:span text:style-name="T719"><text:s/></text:span><text:span text:style-name="T720">$event</text:span><text:span text:style-name="T721">.</text:span><text:span text:style-name="T722">detail</text:span><text:span text:style-name="T723">.</text:span><text:span text:style-name="T724">checked</text:span><text:span text:style-name="T725">"</text:span></text:p>
      <text:p text:style-name="P726"><text:span text:style-name="T727">         <text:s/></text:span><text:span text:style-name="T728">/&gt;</text:span></text:p>
      <text:p text:style-name="P729"><text:span text:style-name="T730">       <text:s/></text:span><text:span text:style-name="T731">&lt;/div&gt;</text:span></text:p>
      <text:p text:style-name="P732"><text:span text:style-name="T733">     <text:s/></text:span><text:span text:style-name="T734">&lt;/div&gt;</text:span></text:p>
      <text:p text:style-name="P735"/>
      <text:p text:style-name="P736"><text:span text:style-name="T737">     <text:s/></text:span><text:span text:style-name="T738">&lt;!-- Monatlich Dropdowns --&gt;</text:span></text:p>
      <text:p text:style-name="P739"><text:span text:style-name="T740">     <text:s/></text:span><text:span text:style-name="T741">&lt;div</text:span><text:span text:style-name="T742"><text:s/></text:span><text:span text:style-name="T743">v-if</text:span><text:span text:style-name="T744">="</text:span><text:span text:style-name="T745">schedule</text:span><text:span text:style-name="T746">.</text:span><text:span text:style-name="T747">monthly</text:span><text:span text:style-name="T748">"</text:span><text:span text:style-name="T749">&gt;</text:span></text:p>
      <text:p text:style-name="P750"><text:span text:style-name="T751">       <text:s/></text:span><text:span text:style-name="T752">&lt;div</text:span><text:span text:style-name="T753"><text:s/></text:span><text:span text:style-name="T754">class</text:span><text:span text:style-name="T755">=</text:span><text:span text:style-name="T756">"inline-container"</text:span><text:span text:style-name="T757">&gt;</text:span></text:p>
      <text:p text:style-name="P758"><text:span text:style-name="T759">         <text:s/></text:span><text:span text:style-name="T760">&lt;span&gt;</text:span><text:span text:style-name="T761">Am</text:span><text:span text:style-name="T762">&lt;/span&gt;</text:span></text:p>
      <text:p text:style-name="P763"><text:span text:style-name="T764">         <text:s/></text:span><text:span text:style-name="T765">&lt;scale-dropdown-select</text:span></text:p>
      <text:p text:style-name="P766"><text:span text:style-name="T767">           <text:s/></text:span><text:span text:style-name="T768">v-model</text:span><text:span text:style-name="T769">="</text:span><text:span text:style-name="T770">selectedOrdinal</text:span><text:span text:style-name="T771">"</text:span></text:p>
      <text:p text:style-name="P772"><text:span text:style-name="T773">           <text:s/></text:span><text:span text:style-name="T774">style</text:span><text:span text:style-name="T775">="</text:span><text:span text:style-name="T776">width</text:span><text:span text:style-name="T777">:<text:s/></text:span><text:span text:style-name="T778">150px</text:span><text:span text:style-name="T779">;<text:s/></text:span><text:span text:style-name="T780">justify-content</text:span><text:span text:style-name="T781">:<text:s/></text:span><text:span text:style-name="T782">center</text:span><text:span text:style-name="T783">;<text:s/></text:span><text:span text:style-name="T784">align-self</text:span><text:span text:style-name="T785">:<text:s/></text:span><text:span text:style-name="T786">center</text:span><text:span text:style-name="T787">"</text:span></text:p>
      <text:p text:style-name="P788"><text:span text:style-name="T789">         <text:s/></text:span><text:span text:style-name="T790">&gt;</text:span></text:p>
      <text:p text:style-name="P791"><text:span text:style-name="T792">           <text:s/></text:span><text:span text:style-name="T793">&lt;scale-dropdown-select-item</text:span><text:span text:style-name="T794"><text:s/></text:span><text:span text:style-name="T795">v-for</text:span><text:span text:style-name="T796">="</text:span><text:span text:style-name="T797">ordinal</text:span><text:span text:style-name="T798"><text:s/></text:span><text:span text:style-name="T799">in</text:span><text:span text:style-name="T800"><text:s/></text:span><text:span text:style-name="T801">ordinals</text:span><text:span text:style-name="T802">" :</text:span><text:span text:style-name="T803">key</text:span><text:span text:style-name="T804">="</text:span><text:span text:style-name="T805">ordinal</text:span><text:span text:style-name="T806">" :</text:span><text:span text:style-name="T807">value</text:span><text:span text:style-name="T808">="</text:span><text:span text:style-name="T809">ordinal</text:span><text:span text:style-name="T810">"</text:span><text:span text:style-name="T811">&gt;</text:span></text:p>
      <text:p text:style-name="P812"><text:span text:style-name="T813">              {{<text:s/></text:span><text:span text:style-name="T814">ordinal</text:span><text:span text:style-name="T815"><text:s/>}}</text:span></text:p>
      <text:p text:style-name="P816"><text:span text:style-name="T817">           <text:s/></text:span><text:span text:style-name="T818">&lt;/scale-dropdown-select-item&gt;</text:span></text:p>
      <text:p text:style-name="P819"><text:span text:style-name="T820">         <text:s/></text:span><text:span text:style-name="T821">&lt;/scale-dropdown-select&gt;</text:span></text:p>
      <text:p text:style-name="P822"/>
      <text:p text:style-name="P823"><text:span text:style-name="T824">         <text:s/></text:span><text:span text:style-name="T825">&lt;scale-dropdown-select</text:span></text:p>
      <text:p text:style-name="P826"><text:span text:style-name="T827">           <text:s/></text:span><text:span text:style-name="T828">v-model</text:span><text:span text:style-name="T829">="</text:span><text:span text:style-name="T830">selectedDayOfWeek</text:span><text:span text:style-name="T831">"</text:span></text:p>
      <text:p text:style-name="P832"><text:span text:style-name="T833">           <text:s/></text:span><text:span text:style-name="T834">style</text:span><text:span text:style-name="T835">="</text:span><text:span text:style-name="T836">width</text:span><text:span text:style-name="T837">:<text:s/></text:span><text:span text:style-name="T838">150px</text:span><text:span text:style-name="T839">;<text:s/></text:span><text:span text:style-name="T840">justify-content</text:span><text:span text:style-name="T841">:<text:s/></text:span><text:span text:style-name="T842">center</text:span><text:span text:style-name="T843">;<text:s/></text:span><text:span text:style-name="T844">align-self</text:span><text:span text:style-name="T845">:<text:s/></text:span><text:span text:style-name="T846">center</text:span><text:span text:style-name="T847">"</text:span></text:p>
      <text:p text:style-name="P848"><text:span text:style-name="T849">         <text:s/></text:span><text:span text:style-name="T850">&gt;</text:span></text:p>
      <text:p text:style-name="P851"><text:span text:style-name="T852">           <text:s/></text:span><text:span text:style-name="T853">&lt;scale-dropdown-select-item</text:span><text:span text:style-name="T854"><text:s/></text:span><text:span text:style-name="T855">v-for</text:span><text:span text:style-name="T856">="</text:span><text:span text:style-name="T857">day</text:span><text:span text:style-name="T858"><text:s/></text:span><text:span text:style-name="T859">in</text:span><text:span text:style-name="T860"><text:s/></text:span><text:span text:style-name="T861">weekDays</text:span><text:span text:style-name="T862">" :</text:span><text:span text:style-name="T863">key</text:span><text:span text:style-name="T864">="</text:span><text:span text:style-name="T865">day</text:span><text:span text:style-name="T866">" :</text:span><text:span text:style-name="T867">value</text:span><text:span text:style-name="T868">="</text:span><text:span text:style-name="T869">day</text:span><text:span text:style-name="T870">"</text:span><text:span text:style-name="T871">&gt;</text:span></text:p>
      <text:p text:style-name="P872"><text:span text:style-name="T873">              {{<text:s/></text:span><text:span text:style-name="T874">day</text:span><text:span text:style-name="T875"><text:s/>}}</text:span></text:p>
      <text:p text:style-name="P876"><text:span text:style-name="T877">           <text:s/></text:span><text:span text:style-name="T878">&lt;/scale-dropdown-select-item&gt;</text:span></text:p>
      <text:p text:style-name="P879"><text:span text:style-name="T880">         <text:s/></text:span><text:span text:style-name="T881">&lt;/scale-dropdown-select&gt;</text:span></text:p>
      <text:p text:style-name="P882"><text:span text:style-name="T883">       <text:s/></text:span><text:span text:style-name="T884">&lt;/div&gt;</text:span></text:p>
      <text:p text:style-name="P885"><text:span text:style-name="T886">       <text:s/></text:span><text:span text:style-name="T887">&lt;div</text:span><text:span text:style-name="T888"><text:s/></text:span><text:span text:style-name="T889">class</text:span><text:span text:style-name="T890">=</text:span><text:span text:style-name="T891">"inline-container"</text:span><text:span text:style-name="T892">&gt;</text:span></text:p>
      <text:p text:style-name="P893"><text:span text:style-name="T894">         <text:s/></text:span><text:span text:style-name="T895">&lt;span&gt;</text:span><text:span text:style-name="T896">jeden/alle</text:span><text:span text:style-name="T897">&lt;/span&gt;</text:span></text:p>
      <text:p text:style-name="P898"><text:span text:style-name="T899">         <text:s/></text:span><text:span text:style-name="T900">&lt;scale-dropdown-select</text:span></text:p>
      <text:p text:style-name="P901"><text:span text:style-name="T902">           <text:s/></text:span><text:span text:style-name="T903">v-model</text:span><text:span text:style-name="T904">="</text:span><text:span text:style-name="T905">selectedMonthFrequency</text:span><text:span text:style-name="T906">"</text:span></text:p>
      <text:p text:style-name="P907"><text:span text:style-name="T908">           <text:s/></text:span><text:span text:style-name="T909">style</text:span><text:span text:style-name="T910">="</text:span><text:span text:style-name="T911">width</text:span><text:span text:style-name="T912">:<text:s/></text:span><text:span text:style-name="T913">70px</text:span><text:span text:style-name="T914">;<text:s/></text:span><text:span text:style-name="T915">justify-content</text:span><text:span text:style-name="T916">:<text:s/></text:span><text:span text:style-name="T917">center</text:span><text:span text:style-name="T918">;<text:s/></text:span><text:span text:style-name="T919">align-self</text:span><text:span text:style-name="T920">:<text:s/></text:span><text:span text:style-name="T921">center</text:span><text:span text:style-name="T922">"</text:span></text:p>
      <text:p text:style-name="P923"><text:span text:style-name="T924">         <text:s/></text:span><text:span text:style-name="T925">&gt;</text:span></text:p>
      <text:p text:style-name="P926"><text:span text:style-name="T927">           <text:s/></text:span><text:span text:style-name="T928">&lt;scale-dropdown-select-item</text:span><text:span text:style-name="T929"><text:s/></text:span><text:span text:style-name="T930">v-for</text:span><text:span text:style-name="T931">="</text:span><text:span text:style-name="T932">month</text:span><text:span text:style-name="T933"><text:s/></text:span><text:span text:style-name="T934">in</text:span><text:span text:style-name="T935"><text:s/></text:span><text:span text:style-name="T936">months</text:span><text:span text:style-name="T937">" :</text:span><text:span text:style-name="T938">key</text:span><text:span text:style-name="T939">="</text:span><text:span text:style-name="T940">month</text:span><text:span text:style-name="T941">" :</text:span><text:span text:style-name="T942">value</text:span><text:span text:style-name="T943">="</text:span><text:span text:style-name="T944">month</text:span><text:span text:style-name="T945">"</text:span><text:span text:style-name="T946">&gt;</text:span></text:p>
      <text:p text:style-name="P947"><text:span text:style-name="T948">              {{<text:s/></text:span><text:span text:style-name="T949">month</text:span><text:span text:style-name="T950"><text:s/>}}</text:span></text:p>
      <text:p text:style-name="P951"><text:span text:style-name="T952">           <text:s/></text:span><text:span text:style-name="T953">&lt;/scale-dropdown-select-item&gt;</text:span></text:p>
      <text:p text:style-name="P954"><text:span text:style-name="T955">         <text:s/></text:span><text:span text:style-name="T956">&lt;/scale-dropdown-select&gt;</text:span></text:p>
      <text:p text:style-name="P957"><text:span text:style-name="T958">         <text:s/></text:span><text:span text:style-name="T959">&lt;span&gt;</text:span><text:span text:style-name="T960">Monat(e)</text:span><text:span text:style-name="T961">&lt;/span&gt;</text:span></text:p>
      <text:p text:style-name="P962"><text:span text:style-name="T963">       <text:s/></text:span><text:span text:style-name="T964">&lt;/div&gt;</text:span></text:p>
      <text:p text:style-name="P965"><text:span text:style-name="T966">     <text:s/></text:span><text:span text:style-name="T967">&lt;/div&gt;</text:span></text:p>
      <text:p text:style-name="P968"/>
      <text:p text:style-name="P969"><text:span text:style-name="T970">     <text:s/></text:span><text:span text:style-name="T971">&lt;div</text:span><text:span text:style-name="T972"><text:s/></text:span><text:span text:style-name="T973">class</text:span><text:span text:style-name="T974">=</text:span><text:span text:style-name="T975">"inline-container"</text:span><text:span text:style-name="T976">&gt;</text:span></text:p>
      <text:p text:style-name="P977"><text:span text:style-name="T978">       <text:s/></text:span><text:span text:style-name="T979">&lt;p&gt;</text:span><text:span text:style-name="T980">Sendezeit</text:span><text:span text:style-name="T981">&lt;/p&gt;</text:span></text:p>
      <text:p text:style-name="P982"><text:span text:style-name="T983">       <text:s/></text:span><text:span text:style-name="T984">&lt;scale-text-field</text:span></text:p>
      <text:p text:style-name="P985"><text:span text:style-name="T986">         <text:s/></text:span><text:span text:style-name="T987">ref</text:span><text:span text:style-name="T988">=</text:span><text:span text:style-name="T989">"sendTime"</text:span></text:p>
      <text:p text:style-name="P990"><text:span text:style-name="T991">         <text:s/></text:span><text:span text:style-name="T992">type</text:span><text:span text:style-name="T993">=</text:span><text:span text:style-name="T994">"time"</text:span></text:p>
      <text:p text:style-name="P995"><text:span text:style-name="T996">         <text:s/></text:span><text:span text:style-name="T997">v-model</text:span><text:span text:style-name="T998">="</text:span><text:span text:style-name="T999">sendTime</text:span><text:span text:style-name="T1000">"</text:span></text:p>
      <text:p text:style-name="P1001"><text:span text:style-name="T1002">         <text:s/></text:span><text:span text:style-name="T1003">label</text:span><text:span text:style-name="T1004">=</text:span><text:span text:style-name="T1005">"Uhrzeit"</text:span></text:p>
      <text:p text:style-name="P1006"><text:span text:style-name="T1007">         <text:s/></text:span><text:span text:style-name="T1008">style</text:span><text:span text:style-name="T1009">="</text:span><text:span text:style-name="T1010">flex-grow</text:span><text:span text:style-name="T1011">:<text:s/></text:span><text:span text:style-name="T1012">1</text:span><text:span text:style-name="T1013">;<text:s/></text:span><text:span text:style-name="T1014">justify-content</text:span><text:span text:style-name="T1015">:<text:s/></text:span><text:span text:style-name="T1016">center</text:span><text:span text:style-name="T1017">;<text:s/></text:span><text:span text:style-name="T1018">align-items</text:span><text:span text:style-name="T1019">:<text:s/></text:span><text:span text:style-name="T1020">center</text:span><text:span text:style-name="T1021">"</text:span></text:p>
      <text:p text:style-name="P1022"><text:span text:style-name="T1023">         <text:s/></text:span><text:span text:style-name="T1024">step</text:span><text:span text:style-name="T1025">=</text:span><text:span text:style-name="T1026">"900"</text:span></text:p>
      <text:p text:style-name="P1027"><text:span text:style-name="T1028">          @</text:span><text:span text:style-name="T1029">scale-change</text:span><text:span text:style-name="T1030">="</text:span><text:span text:style-name="T1031">sendTime</text:span><text:span text:style-name="T1032"><text:s/></text:span><text:span text:style-name="T1033">=</text:span><text:span text:style-name="T1034"><text:s/></text:span><text:span text:style-name="T1035">$event</text:span><text:span text:style-name="T1036">.</text:span><text:span text:style-name="T1037">detail</text:span><text:span text:style-name="T1038">.</text:span><text:span text:style-name="T1039">value</text:span><text:span text:style-name="T1040">"</text:span></text:p>
      <text:p text:style-name="P1041"><text:span text:style-name="T1042">       <text:s/></text:span><text:span text:style-name="T1043">/&gt;</text:span></text:p>
      <text:p text:style-name="P1044"><text:span text:style-name="T1045">       <text:s/></text:span><text:span text:style-name="T1046">&lt;p&gt;</text:span><text:span text:style-name="T1047">Uhr</text:span><text:span text:style-name="T1048">&lt;/p&gt;</text:span></text:p>
      <text:p text:style-name="P1049"><text:span text:style-name="T1050">     <text:s/></text:span><text:span text:style-name="T1051">&lt;/div&gt;</text:span></text:p>
      <text:p text:style-name="P1052"/>
      <text:p text:style-name="P1053"><text:span text:style-name="T1054">     <text:s/></text:span><text:span text:style-name="T1055">&lt;div</text:span><text:span text:style-name="T1056"><text:s/></text:span><text:span text:style-name="T1057">class</text:span><text:span text:style-name="T1058">=</text:span><text:span text:style-name="T1059">"inline-container"</text:span><text:span text:style-name="T1060"><text:s/></text:span><text:span text:style-name="T1061">style</text:span><text:span text:style-name="T1062">="</text:span><text:span text:style-name="T1063">width</text:span><text:span text:style-name="T1064">:<text:s/></text:span><text:span text:style-name="T1065">auto</text:span><text:span text:style-name="T1066">"</text:span><text:span text:style-name="T1067">&gt;</text:span></text:p>
      <text:p text:style-name="P1068"><text:span text:style-name="T1069">       <text:s/></text:span><text:span text:style-name="T1070">&lt;p&gt;</text:span><text:span text:style-name="T1071">Vorschau</text:span><text:span text:style-name="T1072">&lt;/p&gt;</text:span></text:p>
      <text:p text:style-name="P1073"><text:span text:style-name="T1074">       <text:s/></text:span><text:span text:style-name="T1075">&lt;scale-tag</text:span><text:span text:style-name="T1076"><text:s/></text:span><text:span text:style-name="T1077">color</text:span><text:span text:style-name="T1078">=</text:span><text:span text:style-name="T1079">"teal"</text:span><text:span text:style-name="T1080"><text:s/></text:span><text:span text:style-name="T1081">type</text:span><text:span text:style-name="T1082">=</text:span><text:span text:style-name="T1083">"strong"</text:span><text:span text:style-name="T1084">&gt;</text:span></text:p>
      <text:p text:style-name="P1085"><text:span text:style-name="T1086">          {{<text:s/></text:span><text:span text:style-name="T1087">previewText</text:span><text:span text:style-name="T1088"><text:s/>}}</text:span></text:p>
      <text:p text:style-name="P1089"><text:span text:style-name="T1090">       <text:s/></text:span><text:span text:style-name="T1091">&lt;/scale-tag&gt;</text:span></text:p>
      <text:p text:style-name="P1092"><text:span text:style-name="T1093">     <text:s/></text:span><text:span text:style-name="T1094">&lt;/div&gt;</text:span></text:p>
      <text:p text:style-name="P1095"/>
      <text:p text:style-name="P1096"><text:span text:style-name="T1097">     <text:s/></text:span><text:span text:style-name="T1098">&lt;div</text:span></text:p>
      <text:p text:style-name="P1099"><text:span text:style-name="T1100">       <text:s/></text:span><text:span text:style-name="T1101">class</text:span><text:span text:style-name="T1102">=</text:span><text:span text:style-name="T1103">"inline-container"</text:span></text:p>
      <text:p text:style-name="P1104"><text:span text:style-name="T1105">       <text:s/></text:span><text:span text:style-name="T1106">style</text:span><text:span text:style-name="T1107">="</text:span><text:span text:style-name="T1108">width</text:span><text:span text:style-name="T1109">:<text:s/></text:span><text:span text:style-name="T1110">auto</text:span><text:span text:style-name="T1111">;<text:s/></text:span><text:span text:style-name="T1112">align-self</text:span><text:span text:style-name="T1113">:<text:s/></text:span><text:span text:style-name="T1114">center</text:span><text:span text:style-name="T1115">;<text:s/></text:span><text:span text:style-name="T1116">justify-content</text:span><text:span text:style-name="T1117">:<text:s/></text:span><text:span text:style-name="T1118">space-between</text:span><text:span text:style-name="T1119">"</text:span></text:p>
      <text:p text:style-name="P1120"><text:span text:style-name="T1121">     <text:s/></text:span><text:span text:style-name="T1122">&gt;</text:span></text:p>
      <text:p text:style-name="P1123"><text:span text:style-name="T1124">       <text:s/></text:span><text:span text:style-name="T1125">&lt;scale-button</text:span><text:span text:style-name="T1126"><text:s/>:</text:span><text:span text:style-name="T1127">disabled</text:span><text:span text:style-name="T1128">="</text:span><text:span text:style-name="T1129">!</text:span><text:span text:style-name="T1130">canSave</text:span><text:span text:style-name="T1131">" @</text:span><text:span text:style-name="T1132">click</text:span><text:span text:style-name="T1133">="</text:span><text:span text:style-name="T1134">acceptSerienmuster</text:span><text:span text:style-name="T1135">"</text:span><text:span text:style-name="T1136">&gt;</text:span><text:span text:style-name="T1137">Speichern</text:span><text:span text:style-name="T1138">&lt;/scale-button&gt;</text:span></text:p>
      <text:p text:style-name="P1139"><text:span text:style-name="T1140">       <text:s/></text:span><text:span text:style-name="T1141">&lt;scale-button</text:span><text:span text:style-name="T1142"><text:s/></text:span><text:span text:style-name="T1143">variant</text:span><text:span text:style-name="T1144">=</text:span><text:span text:style-name="T1145">"secondary"</text:span><text:span text:style-name="T1146"><text:s/>@</text:span><text:span text:style-name="T1147">click</text:span><text:span text:style-name="T1148">="</text:span><text:span text:style-name="T1149">closeSerienmuster</text:span><text:span text:style-name="T1150">"</text:span><text:span text:style-name="T1151">&gt;</text:span><text:span text:style-name="T1152"><text:s/>Abbrechen<text:s/></text:span><text:span text:style-name="T1153">&lt;/scale-button&gt;</text:span></text:p>
      <text:p text:style-name="P1154"><text:span text:style-name="T1155">     <text:s/></text:span><text:span text:style-name="T1156">&lt;/div&gt;</text:span></text:p>
      <text:p text:style-name="P1157"><text:span text:style-name="T1158">   <text:s/></text:span><text:span text:style-name="T1159">&lt;/div&gt;</text:span></text:p>
      <text:p text:style-name="P1160"><text:span text:style-name="T1161"> <text:s/></text:span><text:span text:style-name="T1162">&lt;/scale-modal&gt;</text:span></text:p>
      <text:p text:style-name="P1163"/>
      <text:p text:style-name="P1164"><text:span text:style-name="T1165"> <text:s/></text:span><text:span text:style-name="T1166">&lt;!-- Modal zur Bestätigung der Änderungen --&gt;</text:span></text:p>
      <text:p text:style-name="P1167"><text:span text:style-name="T1168"> <text:s/></text:span><text:span text:style-name="T1169">&lt;scale-modal</text:span><text:span text:style-name="T1170"><text:s/></text:span><text:span text:style-name="T1171">ref</text:span><text:span text:style-name="T1172">=</text:span><text:span text:style-name="T1173">"confirmActionModal"</text:span><text:span text:style-name="T1174"><text:s/></text:span><text:span text:style-name="T1175">heading</text:span><text:span text:style-name="T1176">=</text:span><text:span text:style-name="T1177">"Termin / -serien löschen"</text:span><text:span text:style-name="T1178"><text:s/></text:span><text:span text:style-name="T1179">size</text:span><text:span text:style-name="T1180">=</text:span><text:span text:style-name="T1181">"default"</text:span><text:span text:style-name="T1182">&gt;</text:span></text:p>
      <text:p text:style-name="P1183"><text:span text:style-name="T1184">   <text:s/></text:span><text:span text:style-name="T1185">&lt;p&gt;</text:span><text:span text:style-name="T1186">Beim Wechsel der Option werden vorhandene Einträge gelöscht.<text:s/></text:span><text:span text:style-name="T1187">Möchtest du fortfahren?</text:span><text:span text:style-name="T1188">&lt;/p&gt;</text:span></text:p>
      <text:p text:style-name="P1189"><text:span text:style-name="T1190">   <text:s/></text:span><text:span text:style-name="T1191">&lt;div</text:span><text:span text:style-name="T1192"><text:s/></text:span><text:span text:style-name="T1193">class</text:span><text:span text:style-name="T1194">=</text:span><text:span text:style-name="T1195">"inline-container"</text:span><text:span text:style-name="T1196"><text:s/></text:span><text:span text:style-name="T1197">style</text:span><text:span text:style-name="T1198">="</text:span><text:span text:style-name="T1199">padding-top</text:span><text:span text:style-name="T1200">:<text:s/></text:span><text:span text:style-name="T1201">20px</text:span><text:span text:style-name="T1202">;<text:s/></text:span><text:span text:style-name="T1203">justify-content</text:span><text:span text:style-name="T1204">:<text:s/></text:span><text:span text:style-name="T1205">space-between</text:span><text:span text:style-name="T1206">"</text:span><text:span text:style-name="T1207">&gt;</text:span></text:p>
      <text:p text:style-name="P1208"><text:span text:style-name="T1209">     <text:s/></text:span><text:span text:style-name="T1210">&lt;scale-button</text:span><text:span text:style-name="T1211"><text:s/></text:span><text:span text:style-name="T1212">variant</text:span><text:span text:style-name="T1213">=</text:span><text:span text:style-name="T1214">"secondary"</text:span><text:span text:style-name="T1215"><text:s/>@</text:span><text:span text:style-name="T1216">click</text:span><text:span text:style-name="T1217">="</text:span><text:span text:style-name="T1218">applyChanges</text:span><text:span text:style-name="T1219">"</text:span><text:span text:style-name="T1220">&gt;</text:span><text:span text:style-name="T1221">Ja</text:span><text:span text:style-name="T1222">&lt;/scale-button&gt;</text:span></text:p>
      <text:p text:style-name="P1223"><text:span text:style-name="T1224">     <text:s/></text:span><text:span text:style-name="T1225">&lt;scale-button</text:span><text:span text:style-name="T1226"><text:s/></text:span><text:span text:style-name="T1227">variant</text:span><text:span text:style-name="T1228">=</text:span><text:span text:style-name="T1229">"primary"</text:span><text:span text:style-name="T1230"><text:s/>@</text:span><text:span text:style-name="T1231">click</text:span><text:span text:style-name="T1232">="</text:span><text:span text:style-name="T1233">closeConfirmModal</text:span><text:span text:style-name="T1234">"</text:span><text:span text:style-name="T1235">&gt;</text:span><text:span text:style-name="T1236">Abbrechen</text:span><text:span text:style-name="T1237">&lt;/scale-button&gt;</text:span></text:p>
      <text:p text:style-name="P1238"><text:span text:style-name="T1239">   <text:s/></text:span><text:span text:style-name="T1240">&lt;/div&gt;</text:span></text:p>
      <text:p text:style-name="P1241"><text:span text:style-name="T1242"> <text:s/></text:span><text:span text:style-name="T1243">&lt;/scale-modal&gt;</text:span></text:p>
      <text:p text:style-name="P1244"><text:span text:style-name="T1245">&lt;/template&gt;</text:span></text:p>
      <text:p text:style-name="P1246"/>
      <text:p text:style-name="P1247"><text:span text:style-name="T1248">&lt;script&gt;</text:span></text:p>
      <text:p text:style-name="P1249"><text:span text:style-name="T1250">export</text:span><text:span text:style-name="T1251"><text:s/></text:span><text:span text:style-name="T1252">default</text:span><text:span text:style-name="T1253"><text:s/>{</text:span></text:p>
      <text:p text:style-name="P1254"><text:span text:style-name="T1255"> <text:s/></text:span><text:span text:style-name="T1256">data</text:span><text:span text:style-name="T1257">() {</text:span></text:p>
      <text:p text:style-name="P1258"><text:span text:style-name="T1259">   <text:s/></text:span><text:span text:style-name="T1260">return</text:span><text:span text:style-name="T1261"><text:s/>{</text:span></text:p>
      <text:p text:style-name="P1262"><text:span text:style-name="T1263">     <text:s/></text:span><text:span text:style-name="T1264">ordinals:</text:span><text:span text:style-name="T1265"><text:s/>[</text:span><text:span text:style-name="T1266">"ersten"</text:span><text:span text:style-name="T1267">,<text:s/></text:span><text:span text:style-name="T1268">"zweiten"</text:span><text:span text:style-name="T1269">,<text:s/></text:span><text:span text:style-name="T1270">"dritten"</text:span><text:span text:style-name="T1271">,<text:s/></text:span><text:span text:style-name="T1272">"vierten"</text:span><text:span text:style-name="T1273">,<text:s/></text:span><text:span text:style-name="T1274">"letzten"</text:span><text:span text:style-name="T1275">],</text:span></text:p>
      <text:p text:style-name="P1276"><text:span text:style-name="T1277">     <text:s/></text:span><text:span text:style-name="T1278">months:</text:span><text:span text:style-name="T1279"><text:s/></text:span><text:span text:style-name="T1280">Array</text:span><text:span text:style-name="T1281">.</text:span><text:span text:style-name="T1282">from</text:span><text:span text:style-name="T1283">({<text:s/></text:span><text:span text:style-name="T1284">length:</text:span><text:span text:style-name="T1285"><text:s/></text:span><text:span text:style-name="T1286">12</text:span><text:span text:style-name="T1287"><text:s/>}, (</text:span><text:span text:style-name="T1288">_</text:span><text:span text:style-name="T1289">,<text:s/></text:span><text:span text:style-name="T1290">i</text:span><text:span text:style-name="T1291">)<text:s/></text:span><text:span text:style-name="T1292">=&gt;</text:span><text:span text:style-name="T1293"><text:s/></text:span><text:span text:style-name="T1294">i</text:span><text:span text:style-name="T1295"><text:s/></text:span><text:span text:style-name="T1296">+</text:span><text:span text:style-name="T1297"><text:s/></text:span><text:span text:style-name="T1298">1</text:span><text:span text:style-name="T1299">),</text:span></text:p>
      <text:p text:style-name="P1300"><text:span text:style-name="T1301">     <text:s/></text:span><text:span text:style-name="T1302">selectedWeek:</text:span><text:span text:style-name="T1303"><text:s/></text:span><text:span text:style-name="T1304">null</text:span><text:span text:style-name="T1305">,</text:span></text:p>
      <text:p text:style-name="P1306"><text:span text:style-name="T1307">     <text:s/></text:span><text:span text:style-name="T1308">selectedOrdinal:</text:span><text:span text:style-name="T1309"><text:s/></text:span><text:span text:style-name="T1310">""</text:span><text:span text:style-name="T1311">,</text:span></text:p>
      <text:p text:style-name="P1312"><text:span text:style-name="T1313">     <text:s/></text:span><text:span text:style-name="T1314">selectedDayOfWeek:</text:span><text:span text:style-name="T1315"><text:s/></text:span><text:span text:style-name="T1316">""</text:span><text:span text:style-name="T1317">,</text:span></text:p>
      <text:p text:style-name="P1318"><text:span text:style-name="T1319">     <text:s/></text:span><text:span text:style-name="T1320">selectedMonthFrequency:</text:span><text:span text:style-name="T1321"><text:s/></text:span><text:span text:style-name="T1322">null</text:span><text:span text:style-name="T1323">,</text:span></text:p>
      <text:p text:style-name="P1324"><text:span text:style-name="T1325">     <text:s/></text:span><text:span text:style-name="T1326">dateFieldValue:</text:span><text:span text:style-name="T1327"><text:s/></text:span><text:span text:style-name="T1328">""</text:span><text:span text:style-name="T1329">,</text:span></text:p>
      <text:p text:style-name="P1330"><text:span text:style-name="T1331">     <text:s/></text:span><text:span text:style-name="T1332">timeFieldValue:</text:span><text:span text:style-name="T1333"><text:s/></text:span><text:span text:style-name="T1334">""</text:span><text:span text:style-name="T1335">,</text:span></text:p>
      <text:p text:style-name="P1336"><text:span text:style-name="T1337">     <text:s/></text:span><text:span text:style-name="T1338">selectedOption:</text:span><text:span text:style-name="T1339"><text:s/></text:span><text:span text:style-name="T1340">""</text:span><text:span text:style-name="T1341">,</text:span></text:p>
      <text:p text:style-name="P1342"><text:span text:style-name="T1343">     <text:s/></text:span><text:span text:style-name="T1344">previousOption:</text:span><text:span text:style-name="T1345"><text:s/></text:span><text:span text:style-name="T1346">"0"</text:span><text:span text:style-name="T1347">,</text:span></text:p>
      <text:p text:style-name="P1348"><text:span text:style-name="T1349">     <text:s/></text:span><text:span text:style-name="T1350">schedule:</text:span><text:span text:style-name="T1351"><text:s/>{<text:s/></text:span><text:span text:style-name="T1352">weekly:</text:span><text:span text:style-name="T1353"><text:s/></text:span><text:span text:style-name="T1354">true</text:span><text:span text:style-name="T1355">,<text:s/></text:span><text:span text:style-name="T1356">monthly:</text:span><text:span text:style-name="T1357"><text:s/></text:span><text:span text:style-name="T1358">false</text:span><text:span text:style-name="T1359"><text:s/>},</text:span></text:p>
      <text:p text:style-name="P1360"><text:span text:style-name="T1361">     <text:s/></text:span><text:span text:style-name="T1362">weeks:</text:span><text:span text:style-name="T1363"><text:s/></text:span><text:span text:style-name="T1364">Array</text:span><text:span text:style-name="T1365">.</text:span><text:span text:style-name="T1366">from</text:span><text:span text:style-name="T1367">({<text:s/></text:span><text:span text:style-name="T1368">length:</text:span><text:span text:style-name="T1369"><text:s/></text:span><text:span text:style-name="T1370">52</text:span><text:span text:style-name="T1371"><text:s/>}, (</text:span><text:span text:style-name="T1372">_</text:span><text:span text:style-name="T1373">,<text:s/></text:span><text:span text:style-name="T1374">i</text:span><text:span text:style-name="T1375">)<text:s/></text:span><text:span text:style-name="T1376">=&gt;</text:span><text:span text:style-name="T1377"><text:s/></text:span><text:span text:style-name="T1378">i</text:span><text:span text:style-name="T1379"><text:s/></text:span><text:span text:style-name="T1380">+</text:span><text:span text:style-name="T1381"><text:s/></text:span><text:span text:style-name="T1382">1</text:span><text:span text:style-name="T1383">),</text:span></text:p>
      <text:p text:style-name="P1384"><text:span text:style-name="T1385">     <text:s/></text:span><text:span text:style-name="T1386">days:</text:span><text:span text:style-name="T1387"><text:s/>{</text:span></text:p>
      <text:p text:style-name="P1388"><text:span text:style-name="T1389">       <text:s/></text:span><text:span text:style-name="T1390">monday:</text:span><text:span text:style-name="T1391"><text:s/></text:span><text:span text:style-name="T1392">false</text:span><text:span text:style-name="T1393">,</text:span></text:p>
      <text:p text:style-name="P1394"><text:span text:style-name="T1395">       <text:s/></text:span><text:span text:style-name="T1396">tuesday:</text:span><text:span text:style-name="T1397"><text:s/></text:span><text:span text:style-name="T1398">false</text:span><text:span text:style-name="T1399">,</text:span></text:p>
      <text:p text:style-name="P1400"><text:span text:style-name="T1401">       <text:s/></text:span><text:span text:style-name="T1402">wednesday:</text:span><text:span text:style-name="T1403"><text:s/></text:span><text:span text:style-name="T1404">false</text:span><text:span text:style-name="T1405">,</text:span></text:p>
      <text:p text:style-name="P1406"><text:span text:style-name="T1407">       <text:s/></text:span><text:span text:style-name="T1408">thursday:</text:span><text:span text:style-name="T1409"><text:s/></text:span><text:span text:style-name="T1410">false</text:span><text:span text:style-name="T1411">,</text:span></text:p>
      <text:p text:style-name="P1412"><text:span text:style-name="T1413">       <text:s/></text:span><text:span text:style-name="T1414">friday:</text:span><text:span text:style-name="T1415"><text:s/></text:span><text:span text:style-name="T1416">false</text:span></text:p>
      <text:p text:style-name="P1417"><text:span text:style-name="T1418">     <text:s/></text:span><text:span text:style-name="T1419">},</text:span></text:p>
      <text:p text:style-name="P1420"><text:span text:style-name="T1421">     <text:s/></text:span><text:span text:style-name="T1422">selectedWeek:</text:span><text:span text:style-name="T1423"><text:s/></text:span><text:span text:style-name="T1424">null</text:span><text:span text:style-name="T1425">,</text:span></text:p>
      <text:p text:style-name="P1426"><text:span text:style-name="T1427">     <text:s/></text:span><text:span text:style-name="T1428">weekDays:</text:span><text:span text:style-name="T1429"><text:s/>[</text:span><text:span text:style-name="T1430">"Montag"</text:span><text:span text:style-name="T1431">,<text:s/></text:span><text:span text:style-name="T1432">"Dienstag"</text:span><text:span text:style-name="T1433">,<text:s/></text:span><text:span text:style-name="T1434">"Mittwoch"</text:span><text:span text:style-name="T1435">,<text:s/></text:span><text:span text:style-name="T1436">"Donnerstag"</text:span><text:span text:style-name="T1437">,<text:s/></text:span><text:span text:style-name="T1438">"Freitag"</text:span><text:span text:style-name="T1439">],</text:span></text:p>
      <text:p text:style-name="P1440"><text:span text:style-name="T1441">     <text:s/></text:span><text:span text:style-name="T1442">sendTime:</text:span><text:span text:style-name="T1443"><text:s/></text:span><text:span text:style-name="T1444">""</text:span><text:span text:style-name="T1445">,</text:span></text:p>
      <text:p text:style-name="P1446"><text:span text:style-name="T1447">     <text:s/></text:span><text:span text:style-name="T1448">patterns:</text:span><text:span text:style-name="T1449"><text:s/>[],</text:span></text:p>
      <text:p text:style-name="P1450"><text:span text:style-name="T1451">     <text:s/></text:span><text:span text:style-name="T1452">patternToDeleteIndex:</text:span><text:span text:style-name="T1453"><text:s/></text:span><text:span text:style-name="T1454">null</text:span><text:span text:style-name="T1455">,</text:span></text:p>
      <text:p text:style-name="P1456"><text:span text:style-name="T1457">     <text:s/></text:span><text:span text:style-name="T1458">errorMessage:</text:span><text:span text:style-name="T1459"><text:s/></text:span><text:span text:style-name="T1460">""</text:span><text:span text:style-name="T1461"><text:s/></text:span><text:span text:style-name="T1462">// Error message to display</text:span></text:p>
      <text:p text:style-name="P1463">    };</text:p>
      <text:p text:style-name="P1464">  },</text:p>
      <text:p text:style-name="P1465"><text:span text:style-name="T1466"> <text:s/></text:span><text:span text:style-name="T1467">computed:</text:span><text:span text:style-name="T1468"><text:s/>{</text:span></text:p>
      <text:p text:style-name="P1469"><text:span text:style-name="T1470">   <text:s/></text:span><text:span text:style-name="T1471">sortedPatterns</text:span><text:span text:style-name="T1472">() {</text:span></text:p>
      <text:p text:style-name="P1473"><text:span text:style-name="T1474">     <text:s/></text:span><text:span text:style-name="T1475">const</text:span><text:span text:style-name="T1476"><text:s/></text:span><text:span text:style-name="T1477">weekDayOrder</text:span><text:span text:style-name="T1478"><text:s/></text:span><text:span text:style-name="T1479">=</text:span><text:span text:style-name="T1480"><text:s/>[</text:span><text:span text:style-name="T1481">"Montag"</text:span><text:span text:style-name="T1482">,<text:s/></text:span><text:span text:style-name="T1483">"Dienstag"</text:span><text:span text:style-name="T1484">,<text:s/></text:span><text:span text:style-name="T1485">"Mittwoch"</text:span><text:span text:style-name="T1486">,<text:s/></text:span><text:span text:style-name="T1487">"Donnerstag"</text:span><text:span text:style-name="T1488">,<text:s/></text:span><text:span text:style-name="T1489">"Freitag"</text:span><text:span text:style-name="T1490">];</text:span></text:p>
      <text:p text:style-name="P1491"><text:span text:style-name="T1492">     <text:s/></text:span><text:span text:style-name="T1493">return</text:span><text:span text:style-name="T1494"><text:s/></text:span><text:span text:style-name="T1495">this</text:span><text:span text:style-name="T1496">.</text:span><text:span text:style-name="T1497">patterns</text:span><text:span text:style-name="T1498">.</text:span><text:span text:style-name="T1499">slice</text:span><text:span text:style-name="T1500">().</text:span><text:span text:style-name="T1501">sort</text:span><text:span text:style-name="T1502">((</text:span><text:span text:style-name="T1503">a</text:span><text:span text:style-name="T1504">,<text:s/></text:span><text:span text:style-name="T1505">b</text:span><text:span text:style-name="T1506">)<text:s/></text:span><text:span text:style-name="T1507">=&gt;</text:span><text:span text:style-name="T1508"><text:s/>{</text:span></text:p>
      <text:p text:style-name="P1509"><text:span text:style-name="T1510">       <text:s/></text:span><text:span text:style-name="T1511">const</text:span><text:span text:style-name="T1512"><text:s/></text:span><text:span text:style-name="T1513">firstDayA</text:span><text:span text:style-name="T1514"><text:s/></text:span><text:span text:style-name="T1515">=</text:span><text:span text:style-name="T1516"><text:s/></text:span><text:span text:style-name="T1517">this</text:span><text:span text:style-name="T1518">.</text:span><text:span text:style-name="T1519">getFirstWeekDay</text:span><text:span text:style-name="T1520">(</text:span><text:span text:style-name="T1521">a</text:span><text:span text:style-name="T1522">);</text:span></text:p>
      <text:p text:style-name="P1523"><text:span text:style-name="T1524">       <text:s/></text:span><text:span text:style-name="T1525">const</text:span><text:span text:style-name="T1526"><text:s/></text:span><text:span text:style-name="T1527">firstDayB</text:span><text:span text:style-name="T1528"><text:s/></text:span><text:span text:style-name="T1529">=</text:span><text:span text:style-name="T1530"><text:s/></text:span><text:span text:style-name="T1531">this</text:span><text:span text:style-name="T1532">.</text:span><text:span text:style-name="T1533">getFirstWeekDay</text:span><text:span text:style-name="T1534">(</text:span><text:span text:style-name="T1535">b</text:span><text:span text:style-name="T1536">);</text:span></text:p>
      <text:p text:style-name="P1537"><text:span text:style-name="T1538">       <text:s/></text:span><text:span text:style-name="T1539">return</text:span><text:span text:style-name="T1540"><text:s/></text:span><text:span text:style-name="T1541">weekDayOrder</text:span><text:span text:style-name="T1542">.</text:span><text:span text:style-name="T1543">indexOf</text:span><text:span text:style-name="T1544">(</text:span><text:span text:style-name="T1545">firstDayA</text:span><text:span text:style-name="T1546">)<text:s/></text:span><text:span text:style-name="T1547">-</text:span><text:span text:style-name="T1548"><text:s/></text:span><text:span text:style-name="T1549">weekDayOrder</text:span><text:span text:style-name="T1550">.</text:span><text:span text:style-name="T1551">indexOf</text:span><text:span text:style-name="T1552">(</text:span><text:span text:style-name="T1553">firstDayB</text:span><text:span text:style-name="T1554">);</text:span></text:p>
      <text:p text:style-name="P1555">      });</text:p>
      <text:p text:style-name="P1556">    },</text:p>
      <text:p text:style-name="P1557"><text:span text:style-name="T1558">   <text:s/></text:span><text:span text:style-name="T1559">canSave</text:span><text:span text:style-name="T1560">() {</text:span></text:p>
      <text:p text:style-name="P1561"><text:span text:style-name="T1562">     <text:s/></text:span><text:span text:style-name="T1563">const</text:span><text:span text:style-name="T1564"><text:s/></text:span><text:span text:style-name="T1565">requiredFieldsFilled</text:span><text:span text:style-name="T1566"><text:s/></text:span><text:span text:style-name="T1567">=</text:span></text:p>
      <text:p text:style-name="P1568"><text:span text:style-name="T1569">        (</text:span><text:span text:style-name="T1570">this</text:span><text:span text:style-name="T1571">.</text:span><text:span text:style-name="T1572">schedule</text:span><text:span text:style-name="T1573">.</text:span><text:span text:style-name="T1574">weekly</text:span><text:span text:style-name="T1575"><text:s/></text:span><text:span text:style-name="T1576">||</text:span><text:span text:style-name="T1577"><text:s/></text:span><text:span text:style-name="T1578">this</text:span><text:span text:style-name="T1579">.</text:span><text:span text:style-name="T1580">schedule</text:span><text:span text:style-name="T1581">.</text:span><text:span text:style-name="T1582">monthly</text:span><text:span text:style-name="T1583">)<text:s/></text:span><text:span text:style-name="T1584">&amp;&amp;</text:span></text:p>
      <text:p text:style-name="P1585"><text:span text:style-name="T1586">       <text:s/></text:span><text:span text:style-name="T1587">this</text:span><text:span text:style-name="T1588">.</text:span><text:span text:style-name="T1589">sendTime</text:span><text:span text:style-name="T1590"><text:s/></text:span><text:span text:style-name="T1591">&amp;&amp;</text:span></text:p>
      <text:p text:style-name="P1592"><text:span text:style-name="T1593">        (</text:span><text:span text:style-name="T1594">this</text:span><text:span text:style-name="T1595">.</text:span><text:span text:style-name="T1596">schedule</text:span><text:span text:style-name="T1597">.</text:span><text:span text:style-name="T1598">weekly</text:span></text:p>
      <text:p text:style-name="P1599"><text:span text:style-name="T1600">         <text:s/></text:span><text:span text:style-name="T1601">?</text:span><text:span text:style-name="T1602"><text:s/></text:span><text:span text:style-name="T1603">this</text:span><text:span text:style-name="T1604">.</text:span><text:span text:style-name="T1605">selectedDaysOfWeek</text:span><text:span text:style-name="T1606">.</text:span><text:span text:style-name="T1607">length</text:span><text:span text:style-name="T1608"><text:s/></text:span><text:span text:style-name="T1609">&gt;</text:span><text:span text:style-name="T1610"><text:s/></text:span><text:span text:style-name="T1611">0</text:span></text:p>
      <text:p text:style-name="P1612"><text:span text:style-name="T1613">         <text:s/></text:span><text:span text:style-name="T1614">:</text:span><text:span text:style-name="T1615"><text:s/></text:span><text:span text:style-name="T1616">this</text:span><text:span text:style-name="T1617">.</text:span><text:span text:style-name="T1618">selectedDay</text:span><text:span text:style-name="T1619"><text:s/></text:span><text:span text:style-name="T1620">&amp;&amp;</text:span><text:span text:style-name="T1621"><text:s/></text:span><text:span text:style-name="T1622">this</text:span><text:span text:style-name="T1623">.</text:span><text:span text:style-name="T1624">selectedMonth</text:span><text:span text:style-name="T1625">);</text:span></text:p>
      <text:p text:style-name="P1626"><text:span text:style-name="T1627">     <text:s/></text:span><text:span text:style-name="T1628">return</text:span><text:span text:style-name="T1629"><text:s/></text:span><text:span text:style-name="T1630">requiredFieldsFilled</text:span><text:span text:style-name="T1631">;</text:span></text:p>
      <text:p text:style-name="P1632">    },</text:p>
      <text:p text:style-name="P1633"><text:span text:style-name="T1634">   <text:s/></text:span><text:span text:style-name="T1635">selectedDays</text:span><text:span text:style-name="T1636">() {</text:span></text:p>
      <text:p text:style-name="P1637"><text:span text:style-name="T1638">     <text:s/></text:span><text:span text:style-name="T1639">if</text:span><text:span text:style-name="T1640"><text:s/>(</text:span><text:span text:style-name="T1641">this</text:span><text:span text:style-name="T1642">.</text:span><text:span text:style-name="T1643">schedule</text:span><text:span text:style-name="T1644">.</text:span><text:span text:style-name="T1645">weekly</text:span><text:span text:style-name="T1646">) {</text:span></text:p>
      <text:p text:style-name="P1647"><text:span text:style-name="T1648">       <text:s/></text:span><text:span text:style-name="T1649">return</text:span><text:span text:style-name="T1650"><text:s/></text:span><text:span text:style-name="T1651">Object</text:span><text:span text:style-name="T1652">.</text:span><text:span text:style-name="T1653">keys</text:span><text:span text:style-name="T1654">(</text:span><text:span text:style-name="T1655">this</text:span><text:span text:style-name="T1656">.</text:span><text:span text:style-name="T1657">days</text:span><text:span text:style-name="T1658">)</text:span></text:p>
      <text:p text:style-name="P1659"><text:span text:style-name="T1660">          .</text:span><text:span text:style-name="T1661">filter</text:span><text:span text:style-name="T1662">((</text:span><text:span text:style-name="T1663">day</text:span><text:span text:style-name="T1664">)<text:s/></text:span><text:span text:style-name="T1665">=&gt;</text:span><text:span text:style-name="T1666"><text:s/></text:span><text:span text:style-name="T1667">this</text:span><text:span text:style-name="T1668">.</text:span><text:span text:style-name="T1669">days</text:span><text:span text:style-name="T1670">[</text:span><text:span text:style-name="T1671">day</text:span><text:span text:style-name="T1672">])</text:span></text:p>
      <text:p text:style-name="P1673"><text:span text:style-name="T1674">          .</text:span><text:span text:style-name="T1675">map</text:span><text:span text:style-name="T1676">((</text:span><text:span text:style-name="T1677">day</text:span><text:span text:style-name="T1678">)<text:s/></text:span><text:span text:style-name="T1679">=&gt;</text:span><text:span text:style-name="T1680"><text:s/></text:span><text:span text:style-name="T1681">this</text:span><text:span text:style-name="T1682">.</text:span><text:span text:style-name="T1683">weekDays</text:span><text:span text:style-name="T1684">[</text:span><text:span text:style-name="T1685">Object</text:span><text:span text:style-name="T1686">.</text:span><text:span text:style-name="T1687">keys</text:span><text:span text:style-name="T1688">(</text:span><text:span text:style-name="T1689">this</text:span><text:span text:style-name="T1690">.</text:span><text:span text:style-name="T1691">days</text:span><text:span text:style-name="T1692">).</text:span><text:span text:style-name="T1693">indexOf</text:span><text:span text:style-name="T1694">(</text:span><text:span text:style-name="T1695">day</text:span><text:span text:style-name="T1696">)])</text:span></text:p>
      <text:p text:style-name="P1697"><text:span text:style-name="T1698">          .</text:span><text:span text:style-name="T1699">join</text:span><text:span text:style-name="T1700">(</text:span><text:span text:style-name="T1701">", "</text:span><text:span text:style-name="T1702">);</text:span></text:p>
      <text:p text:style-name="P1703"><text:span text:style-name="T1704">      }<text:s/></text:span><text:span text:style-name="T1705">else</text:span><text:span text:style-name="T1706"><text:s/></text:span><text:span text:style-name="T1707">if</text:span><text:span text:style-name="T1708"><text:s/>(</text:span><text:span text:style-name="T1709">this</text:span><text:span text:style-name="T1710">.</text:span><text:span text:style-name="T1711">schedule</text:span><text:span text:style-name="T1712">.</text:span><text:span text:style-name="T1713">monthly</text:span><text:span text:style-name="T1714">) {</text:span></text:p>
      <text:p text:style-name="P1715"><text:span text:style-name="T1716">       <text:s/></text:span><text:span text:style-name="T1717">return</text:span><text:span text:style-name="T1718"><text:s/></text:span><text:span text:style-name="T1719">`</text:span><text:span text:style-name="T1720">${this</text:span><text:span text:style-name="T1721">.</text:span><text:span text:style-name="T1722">selectedOrdinal</text:span><text:span text:style-name="T1723">}</text:span><text:span text:style-name="T1724"><text:s/></text:span><text:span text:style-name="T1725">${this</text:span><text:span text:style-name="T1726">.</text:span><text:span text:style-name="T1727">selectedDayOfWeek</text:span><text:span text:style-name="T1728">}</text:span><text:span text:style-name="T1729">`</text:span><text:span text:style-name="T1730">;</text:span></text:p>
      <text:p text:style-name="P1731">      }</text:p>
      <text:p text:style-name="P1732"><text:span text:style-name="T1733">     <text:s/></text:span><text:span text:style-name="T1734">return</text:span><text:span text:style-name="T1735"><text:s/></text:span><text:span text:style-name="T1736">""</text:span><text:span text:style-name="T1737">;</text:span></text:p>
      <text:p text:style-name="P1738">    },</text:p>
      <text:p text:style-name="P1739"><text:span text:style-name="T1740">   <text:s/></text:span><text:span text:style-name="T1741">selectedSchedule</text:span><text:span text:style-name="T1742">() {</text:span></text:p>
      <text:p text:style-name="P1743"><text:span text:style-name="T1744">     <text:s/></text:span><text:span text:style-name="T1745">return</text:span><text:span text:style-name="T1746"><text:s/></text:span><text:span text:style-name="T1747">this</text:span><text:span text:style-name="T1748">.</text:span><text:span text:style-name="T1749">schedule</text:span><text:span text:style-name="T1750">.</text:span><text:span text:style-name="T1751">weekly</text:span><text:span text:style-name="T1752"><text:s/></text:span><text:span text:style-name="T1753">?</text:span><text:span text:style-name="T1754"><text:s/></text:span><text:span text:style-name="T1755">"Wöchentlich"</text:span><text:span text:style-name="T1756"><text:s/></text:span><text:span text:style-name="T1757">:</text:span><text:span text:style-name="T1758"><text:s/></text:span><text:span text:style-name="T1759">"Monatlich"</text:span><text:span text:style-name="T1760">;</text:span></text:p>
      <text:p text:style-name="P1761">    },</text:p>
      <text:p text:style-name="P1762"><text:span text:style-name="T1763">   <text:s/></text:span><text:span text:style-name="T1764">previewText</text:span><text:span text:style-name="T1765">() {</text:span></text:p>
      <text:p text:style-name="P1766"><text:span text:style-name="T1767">     <text:s/></text:span><text:span text:style-name="T1768">if</text:span><text:span text:style-name="T1769"><text:s/>(</text:span><text:span text:style-name="T1770">this</text:span><text:span text:style-name="T1771">.</text:span><text:span text:style-name="T1772">schedule</text:span><text:span text:style-name="T1773">.</text:span><text:span text:style-name="T1774">weekly</text:span><text:span text:style-name="T1775"><text:s/></text:span><text:span text:style-name="T1776">&amp;&amp;</text:span><text:span text:style-name="T1777"><text:s/></text:span><text:span text:style-name="T1778">this</text:span><text:span text:style-name="T1779">.</text:span><text:span text:style-name="T1780">selectedWeek</text:span><text:span text:style-name="T1781"><text:s/></text:span><text:span text:style-name="T1782">&amp;&amp;</text:span><text:span text:style-name="T1783"><text:s/></text:span><text:span text:style-name="T1784">this</text:span><text:span text:style-name="T1785">.</text:span><text:span text:style-name="T1786">sendTime</text:span><text:span text:style-name="T1787">) {</text:span></text:p>
      <text:p text:style-name="P1788"><text:span text:style-name="T1789">       <text:s/></text:span><text:span text:style-name="T1790">const</text:span><text:span text:style-name="T1791"><text:s/></text:span><text:span text:style-name="T1792">days</text:span><text:span text:style-name="T1793"><text:s/></text:span><text:span text:style-name="T1794">=</text:span><text:span text:style-name="T1795"><text:s/></text:span><text:span text:style-name="T1796">Object</text:span><text:span text:style-name="T1797">.</text:span><text:span text:style-name="T1798">keys</text:span><text:span text:style-name="T1799">(</text:span><text:span text:style-name="T1800">this</text:span><text:span text:style-name="T1801">.</text:span><text:span text:style-name="T1802">days</text:span><text:span text:style-name="T1803">)</text:span></text:p>
      <text:p text:style-name="P1804"><text:span text:style-name="T1805">          .</text:span><text:span text:style-name="T1806">filter</text:span><text:span text:style-name="T1807">((</text:span><text:span text:style-name="T1808">day</text:span><text:span text:style-name="T1809">)<text:s/></text:span><text:span text:style-name="T1810">=&gt;</text:span><text:span text:style-name="T1811"><text:s/></text:span><text:span text:style-name="T1812">this</text:span><text:span text:style-name="T1813">.</text:span><text:span text:style-name="T1814">days</text:span><text:span text:style-name="T1815">[</text:span><text:span text:style-name="T1816">day</text:span><text:span text:style-name="T1817">])</text:span></text:p>
      <text:p text:style-name="P1818"><text:span text:style-name="T1819">          .</text:span><text:span text:style-name="T1820">map</text:span><text:span text:style-name="T1821">((</text:span><text:span text:style-name="T1822">day</text:span><text:span text:style-name="T1823">)<text:s/></text:span><text:span text:style-name="T1824">=&gt;</text:span><text:span text:style-name="T1825"><text:s/></text:span><text:span text:style-name="T1826">this</text:span><text:span text:style-name="T1827">.</text:span><text:span text:style-name="T1828">weekDays</text:span><text:span text:style-name="T1829">[</text:span><text:span text:style-name="T1830">Object</text:span><text:span text:style-name="T1831">.</text:span><text:span text:style-name="T1832">keys</text:span><text:span text:style-name="T1833">(</text:span><text:span text:style-name="T1834">this</text:span><text:span text:style-name="T1835">.</text:span><text:span text:style-name="T1836">days</text:span><text:span text:style-name="T1837">).</text:span><text:span text:style-name="T1838">indexOf</text:span><text:span text:style-name="T1839">(</text:span><text:span text:style-name="T1840">day</text:span><text:span text:style-name="T1841">)])</text:span></text:p>
      <text:p text:style-name="P1842"><text:span text:style-name="T1843">          .</text:span><text:span text:style-name="T1844">join</text:span><text:span text:style-name="T1845">(</text:span><text:span text:style-name="T1846">", "</text:span><text:span text:style-name="T1847">);</text:span></text:p>
      <text:p text:style-name="P1848"><text:span text:style-name="T1849">       <text:s/></text:span><text:span text:style-name="T1850">return</text:span><text:span text:style-name="T1851"><text:s/></text:span><text:span text:style-name="T1852">`Jede<text:s/></text:span><text:span text:style-name="T1853">${this</text:span><text:span text:style-name="T1854">.</text:span><text:span text:style-name="T1855">selectedWeek</text:span><text:span text:style-name="T1856">}</text:span><text:span text:style-name="T1857"><text:s/>Woche(n) am<text:s/></text:span><text:span text:style-name="T1858">${</text:span><text:span text:style-name="T1859">days</text:span><text:span text:style-name="T1860">}</text:span><text:span text:style-name="T1861"><text:s/>(</text:span><text:span text:style-name="T1862">${this</text:span><text:span text:style-name="T1863">.</text:span><text:span text:style-name="T1864">sendTime</text:span><text:span text:style-name="T1865">}</text:span><text:span text:style-name="T1866"><text:s/>Uhr)`</text:span><text:span text:style-name="T1867">;</text:span></text:p>
      <text:p text:style-name="P1868"><text:span text:style-name="T1869">      }<text:s/></text:span><text:span text:style-name="T1870">else</text:span><text:span text:style-name="T1871"><text:s/></text:span><text:span text:style-name="T1872">if</text:span><text:span text:style-name="T1873"><text:s/>(</text:span></text:p>
      <text:p text:style-name="P1874"><text:span text:style-name="T1875">       <text:s/></text:span><text:span text:style-name="T1876">this</text:span><text:span text:style-name="T1877">.</text:span><text:span text:style-name="T1878">schedule</text:span><text:span text:style-name="T1879">.</text:span><text:span text:style-name="T1880">monthly</text:span><text:span text:style-name="T1881"><text:s/></text:span><text:span text:style-name="T1882">&amp;&amp;</text:span></text:p>
      <text:p text:style-name="P1883"><text:span text:style-name="T1884">       <text:s/></text:span><text:span text:style-name="T1885">this</text:span><text:span text:style-name="T1886">.</text:span><text:span text:style-name="T1887">selectedOrdinal</text:span><text:span text:style-name="T1888"><text:s/></text:span><text:span text:style-name="T1889">&amp;&amp;</text:span></text:p>
      <text:p text:style-name="P1890"><text:span text:style-name="T1891">       <text:s/></text:span><text:span text:style-name="T1892">this</text:span><text:span text:style-name="T1893">.</text:span><text:span text:style-name="T1894">selectedDayOfWeek</text:span><text:span text:style-name="T1895"><text:s/></text:span><text:span text:style-name="T1896">&amp;&amp;</text:span></text:p>
      <text:p text:style-name="P1897"><text:span text:style-name="T1898">       <text:s/></text:span><text:span text:style-name="T1899">this</text:span><text:span text:style-name="T1900">.</text:span><text:span text:style-name="T1901">selectedMonthFrequency</text:span><text:span text:style-name="T1902"><text:s/></text:span><text:span text:style-name="T1903">&amp;&amp;</text:span></text:p>
      <text:p text:style-name="P1904"><text:span text:style-name="T1905">       <text:s/></text:span><text:span text:style-name="T1906">this</text:span><text:span text:style-name="T1907">.</text:span><text:span text:style-name="T1908">sendTime</text:span></text:p>
      <text:p text:style-name="P1909">      ) {</text:p>
      <text:p text:style-name="P1910"><text:span text:style-name="T1911">       <text:s/></text:span><text:span text:style-name="T1912">return</text:span><text:span text:style-name="T1913"><text:s/></text:span><text:span text:style-name="T1914">`Am<text:s/></text:span><text:span text:style-name="T1915">${this</text:span><text:span text:style-name="T1916">.</text:span><text:span text:style-name="T1917">selectedOrdinal</text:span><text:span text:style-name="T1918">}</text:span><text:span text:style-name="T1919"><text:s/></text:span><text:span text:style-name="T1920">${this</text:span><text:span text:style-name="T1921">.</text:span><text:span text:style-name="T1922">selectedDayOfWeek</text:span><text:span text:style-name="T1923">}</text:span><text:span text:style-name="T1924">, jeden<text:s/></text:span><text:span text:style-name="T1925">${this</text:span><text:span text:style-name="T1926">.</text:span><text:span text:style-name="T1927">selectedMonthFrequency</text:span><text:span text:style-name="T1928">}</text:span><text:span text:style-name="T1929">. Monat (</text:span><text:span text:style-name="T1930">${this</text:span><text:span text:style-name="T1931">.</text:span><text:span text:style-name="T1932">sendTime</text:span><text:span text:style-name="T1933">}</text:span><text:span text:style-name="T1934"><text:s/>Uhr)`</text:span><text:span text:style-name="T1935">;</text:span></text:p>
      <text:p text:style-name="P1936">      }</text:p>
      <text:p text:style-name="P1937"><text:span text:style-name="T1938">     <text:s/></text:span><text:span text:style-name="T1939">return</text:span><text:span text:style-name="T1940"><text:s/></text:span><text:span text:style-name="T1941">"Keine Vorschau verfügbar"</text:span><text:span text:style-name="T1942">;</text:span></text:p>
      <text:p text:style-name="P1943">    },</text:p>
      <text:p text:style-name="P1944"><text:span text:style-name="T1945">   <text:s/></text:span><text:span text:style-name="T1946">// Error message based on user selection and input</text:span></text:p>
      <text:p text:style-name="P1947"><text:span text:style-name="T1948">   <text:s/></text:span><text:span text:style-name="T1949">errorOption</text:span><text:span text:style-name="T1950">() {</text:span></text:p>
      <text:p text:style-name="P1951"><text:span text:style-name="T1952">     <text:s/></text:span><text:span text:style-name="T1953">if</text:span><text:span text:style-name="T1954"><text:s/>(</text:span><text:span text:style-name="T1955">this</text:span><text:span text:style-name="T1956">.</text:span><text:span text:style-name="T1957">selectedOption</text:span><text:span text:style-name="T1958"><text:s/></text:span><text:span text:style-name="T1959">===</text:span><text:span text:style-name="T1960"><text:s/></text:span><text:span text:style-name="T1961">""</text:span><text:span text:style-name="T1962">) {</text:span></text:p>
      <text:p text:style-name="P1963"><text:span text:style-name="T1964">       <text:s/></text:span><text:span text:style-name="T1965">return</text:span><text:span text:style-name="T1966"><text:s/></text:span><text:span text:style-name="T1967">"Bitte wähle eine der nachfolgenden Optionen."</text:span><text:span text:style-name="T1968">;</text:span></text:p>
      <text:p text:style-name="P1969"><text:span text:style-name="T1970">     <text:s/></text:span><text:span text:style-name="T1971">}</text:span></text:p>
      <text:p text:style-name="P1972"><text:span text:style-name="T1973">     <text:s/></text:span><text:span text:style-name="T1974">if</text:span><text:span text:style-name="T1975"><text:s/>(</text:span><text:span text:style-name="T1976">this</text:span><text:span text:style-name="T1977">.</text:span><text:span text:style-name="T1978">selectedOption</text:span><text:span text:style-name="T1979"><text:s/></text:span><text:span text:style-name="T1980">==</text:span><text:span text:style-name="T1981"><text:s/></text:span><text:span text:style-name="T1982">"1"</text:span><text:span text:style-name="T1983"><text:s/></text:span><text:span text:style-name="T1984">&amp;&amp;</text:span><text:span text:style-name="T1985"><text:s/>(</text:span><text:span text:style-name="T1986">!</text:span><text:span text:style-name="T1987">this</text:span><text:span text:style-name="T1988">.</text:span><text:span text:style-name="T1989">dateFieldValue</text:span><text:span text:style-name="T1990"><text:s/></text:span><text:span text:style-name="T1991">||</text:span><text:span text:style-name="T1992"><text:s/></text:span><text:span text:style-name="T1993">!</text:span><text:span text:style-name="T1994">this</text:span><text:span text:style-name="T1995">.</text:span><text:span text:style-name="T1996">timeFieldValue</text:span><text:span text:style-name="T1997">)) {</text:span></text:p>
      <text:p text:style-name="P1998"><text:span text:style-name="T1999">       <text:s/></text:span><text:span text:style-name="T2000">return</text:span><text:span text:style-name="T2001"><text:s/></text:span><text:span text:style-name="T2002">"Bitte lege einen Versandtermin in der Zukunft fest."</text:span><text:span text:style-name="T2003">;</text:span></text:p>
      <text:p text:style-name="P2004"><text:span text:style-name="T2005">     <text:s/></text:span><text:span text:style-name="T2006">}</text:span></text:p>
      <text:p text:style-name="P2007"><text:span text:style-name="T2008">     <text:s/></text:span><text:span text:style-name="T2009">if</text:span><text:span text:style-name="T2010"><text:s/>(</text:span><text:span text:style-name="T2011">this</text:span><text:span text:style-name="T2012">.</text:span><text:span text:style-name="T2013">selectedOption</text:span><text:span text:style-name="T2014"><text:s/></text:span><text:span text:style-name="T2015">==</text:span><text:span text:style-name="T2016"><text:s/></text:span><text:span text:style-name="T2017">"2"</text:span><text:span text:style-name="T2018"><text:s/></text:span><text:span text:style-name="T2019">&amp;&amp;</text:span><text:span text:style-name="T2020"><text:s/></text:span><text:span text:style-name="T2021">this</text:span><text:span text:style-name="T2022">.</text:span><text:span text:style-name="T2023">patterns</text:span><text:span text:style-name="T2024">.</text:span><text:span text:style-name="T2025">length</text:span><text:span text:style-name="T2026"><text:s/></text:span><text:span text:style-name="T2027">===</text:span><text:span text:style-name="T2028"><text:s/></text:span><text:span text:style-name="T2029">0</text:span><text:span text:style-name="T2030">) {</text:span></text:p>
      <text:p text:style-name="P2031"><text:span text:style-name="T2032">       <text:s/></text:span><text:span text:style-name="T2033">return</text:span><text:span text:style-name="T2034"><text:s/></text:span><text:span text:style-name="T2035">"Bitte lege ein Serienmuster fest."</text:span><text:span text:style-name="T2036">;</text:span></text:p>
      <text:p text:style-name="P2037"><text:span text:style-name="T2038">     <text:s/></text:span><text:span text:style-name="T2039">}</text:span></text:p>
      <text:p text:style-name="P2040"><text:span text:style-name="T2041">     <text:s/></text:span><text:span text:style-name="T2042">return</text:span><text:span text:style-name="T2043"><text:s/></text:span><text:span text:style-name="T2044">""</text:span><text:span text:style-name="T2045">;<text:s/></text:span><text:span text:style-name="T2046">// No error</text:span></text:p>
      <text:p text:style-name="P2047">    }</text:p>
      <text:p text:style-name="P2048">  },</text:p>
      <text:p text:style-name="P2049"><text:span text:style-name="T2050"> <text:s/></text:span><text:span text:style-name="T2051">methods:</text:span><text:span text:style-name="T2052"><text:s/>{</text:span></text:p>
      <text:p text:style-name="P2053"><text:span text:style-name="T2054">   <text:s/></text:span><text:span text:style-name="T2055">updatePreview</text:span><text:span text:style-name="T2056">() {</text:span></text:p>
      <text:p text:style-name="P2057"><text:span text:style-name="T2058">     <text:s/></text:span><text:span text:style-name="T2059">this</text:span><text:span text:style-name="T2060">.</text:span><text:span text:style-name="T2061">previewText</text:span><text:span text:style-name="T2062">;</text:span></text:p>
      <text:p text:style-name="P2063">    },</text:p>
      <text:p text:style-name="P2064"><text:span text:style-name="T2065">   <text:s/></text:span><text:span text:style-name="T2066">updateValue</text:span><text:span text:style-name="T2067">(</text:span><text:span text:style-name="T2068">event</text:span><text:span text:style-name="T2069">) {</text:span></text:p>
      <text:p text:style-name="P2070"><text:span text:style-name="T2071">     <text:s/></text:span><text:span text:style-name="T2072">this</text:span><text:span text:style-name="T2073">.</text:span><text:span text:style-name="T2074">terminValue</text:span><text:span text:style-name="T2075"><text:s/></text:span><text:span text:style-name="T2076">=</text:span><text:span text:style-name="T2077"><text:s/></text:span><text:span text:style-name="T2078">event</text:span><text:span text:style-name="T2079">.</text:span><text:span text:style-name="T2080">detail</text:span><text:span text:style-name="T2081">.</text:span><text:span text:style-name="T2082">value</text:span><text:span text:style-name="T2083">;</text:span></text:p>
      <text:p text:style-name="P2084">    },</text:p>
      <text:p text:style-name="P2085"><text:span text:style-name="T2086">   <text:s/></text:span><text:span text:style-name="T2087">setSchedule</text:span><text:span text:style-name="T2088">(</text:span><text:span text:style-name="T2089">type</text:span><text:span text:style-name="T2090">) {</text:span></text:p>
      <text:p text:style-name="P2091"><text:span text:style-name="T2092">     <text:s/></text:span><text:span text:style-name="T2093">this</text:span><text:span text:style-name="T2094">.</text:span><text:span text:style-name="T2095">schedule</text:span><text:span text:style-name="T2096">.</text:span><text:span text:style-name="T2097">weekly</text:span><text:span text:style-name="T2098"><text:s/></text:span><text:span text:style-name="T2099">=</text:span><text:span text:style-name="T2100"><text:s/></text:span><text:span text:style-name="T2101">type</text:span><text:span text:style-name="T2102"><text:s/></text:span><text:span text:style-name="T2103">===</text:span><text:span text:style-name="T2104"><text:s/></text:span><text:span text:style-name="T2105">"weekly"</text:span><text:span text:style-name="T2106">;</text:span></text:p>
      <text:p text:style-name="P2107"><text:span text:style-name="T2108">     <text:s/></text:span><text:span text:style-name="T2109">this</text:span><text:span text:style-name="T2110">.</text:span><text:span text:style-name="T2111">schedule</text:span><text:span text:style-name="T2112">.</text:span><text:span text:style-name="T2113">monthly</text:span><text:span text:style-name="T2114"><text:s/></text:span><text:span text:style-name="T2115">=</text:span><text:span text:style-name="T2116"><text:s/></text:span><text:span text:style-name="T2117">type</text:span><text:span text:style-name="T2118"><text:s/></text:span><text:span text:style-name="T2119">===</text:span><text:span text:style-name="T2120"><text:s/></text:span><text:span text:style-name="T2121">"monthly"</text:span><text:span text:style-name="T2122">;</text:span></text:p>
      <text:p text:style-name="P2123">    },</text:p>
      <text:p text:style-name="P2124"><text:span text:style-name="T2125">   <text:s/></text:span><text:span text:style-name="T2126">openSerienmuster</text:span><text:span text:style-name="T2127">() {</text:span></text:p>
      <text:p text:style-name="P2128"><text:span text:style-name="T2129">     <text:s/></text:span><text:span text:style-name="T2130">this</text:span><text:span text:style-name="T2131">.</text:span><text:span text:style-name="T2132">$refs</text:span><text:span text:style-name="T2133">.</text:span><text:span text:style-name="T2134">serienmuster</text:span><text:span text:style-name="T2135">.</text:span><text:span text:style-name="T2136">opened</text:span><text:span text:style-name="T2137"><text:s/></text:span><text:span text:style-name="T2138">=</text:span><text:span text:style-name="T2139"><text:s/></text:span><text:span text:style-name="T2140">true</text:span><text:span text:style-name="T2141">;</text:span></text:p>
      <text:p text:style-name="P2142">    },</text:p>
      <text:p text:style-name="P2143"><text:span text:style-name="T2144">   <text:s/></text:span><text:span text:style-name="T2145">closeSerienmuster</text:span><text:span text:style-name="T2146">() {</text:span></text:p>
      <text:p text:style-name="P2147"><text:span text:style-name="T2148">     <text:s/></text:span><text:span text:style-name="T2149">this</text:span><text:span text:style-name="T2150">.</text:span><text:span text:style-name="T2151">$refs</text:span><text:span text:style-name="T2152">.</text:span><text:span text:style-name="T2153">serienmuster</text:span><text:span text:style-name="T2154">.</text:span><text:span text:style-name="T2155">opened</text:span><text:span text:style-name="T2156"><text:s/></text:span><text:span text:style-name="T2157">=</text:span><text:span text:style-name="T2158"><text:s/></text:span><text:span text:style-name="T2159">false</text:span><text:span text:style-name="T2160">;</text:span></text:p>
      <text:p text:style-name="P2161"><text:span text:style-name="T2162">     <text:s/></text:span><text:span text:style-name="T2163">this</text:span><text:span text:style-name="T2164">.</text:span><text:span text:style-name="T2165">resetModal</text:span><text:span text:style-name="T2166">();</text:span></text:p>
      <text:p text:style-name="P2167">    },</text:p>
      <text:p text:style-name="P2168"><text:span text:style-name="T2169">   <text:s/></text:span><text:span text:style-name="T2170">resetModal</text:span><text:span text:style-name="T2171">() {</text:span></text:p>
      <text:p text:style-name="P2172"><text:span text:style-name="T2173">     <text:s/></text:span><text:span text:style-name="T2174">this</text:span><text:span text:style-name="T2175">.</text:span><text:span text:style-name="T2176">schedule</text:span><text:span text:style-name="T2177">.</text:span><text:span text:style-name="T2178">weekly</text:span><text:span text:style-name="T2179"><text:s/></text:span><text:span text:style-name="T2180">=</text:span><text:span text:style-name="T2181"><text:s/></text:span><text:span text:style-name="T2182">true</text:span><text:span text:style-name="T2183">;</text:span></text:p>
      <text:p text:style-name="P2184"><text:span text:style-name="T2185">     <text:s/></text:span><text:span text:style-name="T2186">this</text:span><text:span text:style-name="T2187">.</text:span><text:span text:style-name="T2188">schedule</text:span><text:span text:style-name="T2189">.</text:span><text:span text:style-name="T2190">monthly</text:span><text:span text:style-name="T2191"><text:s/></text:span><text:span text:style-name="T2192">=</text:span><text:span text:style-name="T2193"><text:s/></text:span><text:span text:style-name="T2194">false</text:span><text:span text:style-name="T2195">;</text:span></text:p>
      <text:p text:style-name="P2196"><text:span text:style-name="T2197">     <text:s/></text:span><text:span text:style-name="T2198">this</text:span><text:span text:style-name="T2199">.</text:span><text:span text:style-name="T2200">days</text:span><text:span text:style-name="T2201"><text:s/></text:span><text:span text:style-name="T2202">=</text:span><text:span text:style-name="T2203"><text:s/>{</text:span></text:p>
      <text:p text:style-name="P2204"><text:span text:style-name="T2205">       <text:s/></text:span><text:span text:style-name="T2206">monday:</text:span><text:span text:style-name="T2207"><text:s/></text:span><text:span text:style-name="T2208">false</text:span><text:span text:style-name="T2209">,</text:span></text:p>
      <text:p text:style-name="P2210"><text:span text:style-name="T2211">       <text:s/></text:span><text:span text:style-name="T2212">tuesday:</text:span><text:span text:style-name="T2213"><text:s/></text:span><text:span text:style-name="T2214">false</text:span><text:span text:style-name="T2215">,</text:span></text:p>
      <text:p text:style-name="P2216"><text:span text:style-name="T2217">       <text:s/></text:span><text:span text:style-name="T2218">wednesday:</text:span><text:span text:style-name="T2219"><text:s/></text:span><text:span text:style-name="T2220">false</text:span><text:span text:style-name="T2221">,</text:span></text:p>
      <text:p text:style-name="P2222"><text:span text:style-name="T2223">       <text:s/></text:span><text:span text:style-name="T2224">thursday:</text:span><text:span text:style-name="T2225"><text:s/></text:span><text:span text:style-name="T2226">false</text:span><text:span text:style-name="T2227">,</text:span></text:p>
      <text:p text:style-name="P2228"><text:span text:style-name="T2229">       <text:s/></text:span><text:span text:style-name="T2230">friday:</text:span><text:span text:style-name="T2231"><text:s/></text:span><text:span text:style-name="T2232">false</text:span></text:p>
      <text:p text:style-name="P2233">      };</text:p>
      <text:p text:style-name="P2234"><text:span text:style-name="T2235">     <text:s/></text:span><text:span text:style-name="T2236">this</text:span><text:span text:style-name="T2237">.</text:span><text:span text:style-name="T2238">selectedWeek</text:span><text:span text:style-name="T2239"><text:s/></text:span><text:span text:style-name="T2240">=</text:span><text:span text:style-name="T2241"><text:s/></text:span><text:span text:style-name="T2242">null</text:span><text:span text:style-name="T2243">;</text:span></text:p>
      <text:p text:style-name="P2244"><text:span text:style-name="T2245">     <text:s/></text:span><text:span text:style-name="T2246">this</text:span><text:span text:style-name="T2247">.</text:span><text:span text:style-name="T2248">sendTime</text:span><text:span text:style-name="T2249"><text:s/></text:span><text:span text:style-name="T2250">=</text:span><text:span text:style-name="T2251"><text:s/></text:span><text:span text:style-name="T2252">""</text:span><text:span text:style-name="T2253">;</text:span></text:p>
      <text:p text:style-name="P2254"><text:span text:style-name="T2255">     <text:s/></text:span><text:span text:style-name="T2256">this</text:span><text:span text:style-name="T2257">.</text:span><text:span text:style-name="T2258">selectedOrdinal</text:span><text:span text:style-name="T2259"><text:s/></text:span><text:span text:style-name="T2260">=</text:span><text:span text:style-name="T2261"><text:s/></text:span><text:span text:style-name="T2262">""</text:span><text:span text:style-name="T2263">;</text:span></text:p>
      <text:p text:style-name="P2264"><text:span text:style-name="T2265">     <text:s/></text:span><text:span text:style-name="T2266">this</text:span><text:span text:style-name="T2267">.</text:span><text:span text:style-name="T2268">selectedDayOfWeek</text:span><text:span text:style-name="T2269"><text:s/></text:span><text:span text:style-name="T2270">=</text:span><text:span text:style-name="T2271"><text:s/></text:span><text:span text:style-name="T2272">""</text:span><text:span text:style-name="T2273">;</text:span></text:p>
      <text:p text:style-name="P2274"><text:span text:style-name="T2275">     <text:s/></text:span><text:span text:style-name="T2276">this</text:span><text:span text:style-name="T2277">.</text:span><text:span text:style-name="T2278">selectedMonthFrequency</text:span><text:span text:style-name="T2279"><text:s/></text:span><text:span text:style-name="T2280">=</text:span><text:span text:style-name="T2281"><text:s/></text:span><text:span text:style-name="T2282">null</text:span><text:span text:style-name="T2283">;</text:span></text:p>
      <text:p text:style-name="P2284">    },</text:p>
      <text:p text:style-name="P2285"><text:span text:style-name="T2286">   <text:s/></text:span><text:span text:style-name="T2287">acceptSerienmuster</text:span><text:span text:style-name="T2288">() {</text:span></text:p>
      <text:p text:style-name="P2289"><text:span text:style-name="T2290">     <text:s/></text:span><text:span text:style-name="T2291">if</text:span><text:span text:style-name="T2292"><text:s/>(</text:span><text:span text:style-name="T2293">this</text:span><text:span text:style-name="T2294">.</text:span><text:span text:style-name="T2295">canSave</text:span><text:span text:style-name="T2296">) {</text:span></text:p>
      <text:p text:style-name="P2297"><text:span text:style-name="T2298">       <text:s/></text:span><text:span text:style-name="T2299">const</text:span><text:span text:style-name="T2300"><text:s/></text:span><text:span text:style-name="T2301">newPattern</text:span><text:span text:style-name="T2302"><text:s/></text:span><text:span text:style-name="T2303">=</text:span><text:span text:style-name="T2304"><text:s/></text:span><text:span text:style-name="T2305">`</text:span><text:span text:style-name="T2306">${this</text:span><text:span text:style-name="T2307">.</text:span><text:span text:style-name="T2308">previewText</text:span><text:span text:style-name="T2309">}</text:span><text:span text:style-name="T2310">`</text:span><text:span text:style-name="T2311">;</text:span></text:p>
      <text:p text:style-name="P2312"><text:span text:style-name="T2313">       <text:s/></text:span><text:span text:style-name="T2314">this</text:span><text:span text:style-name="T2315">.</text:span><text:span text:style-name="T2316">patterns</text:span><text:span text:style-name="T2317">.</text:span><text:span text:style-name="T2318">push</text:span><text:span text:style-name="T2319">(</text:span><text:span text:style-name="T2320">newPattern</text:span><text:span text:style-name="T2321">);</text:span></text:p>
      <text:p text:style-name="P2322"><text:span text:style-name="T2323">       <text:s/></text:span><text:span text:style-name="T2324">this</text:span><text:span text:style-name="T2325">.</text:span><text:span text:style-name="T2326">$refs</text:span><text:span text:style-name="T2327">.</text:span><text:span text:style-name="T2328">serienmuster</text:span><text:span text:style-name="T2329">.</text:span><text:span text:style-name="T2330">opened</text:span><text:span text:style-name="T2331"><text:s/></text:span><text:span text:style-name="T2332">=</text:span><text:span text:style-name="T2333"><text:s/></text:span><text:span text:style-name="T2334">false</text:span><text:span text:style-name="T2335">;</text:span></text:p>
      <text:p text:style-name="P2336"><text:span text:style-name="T2337">       <text:s/></text:span><text:span text:style-name="T2338">this</text:span><text:span text:style-name="T2339">.</text:span><text:span text:style-name="T2340">resetModal</text:span><text:span text:style-name="T2341">();</text:span></text:p>
      <text:p text:style-name="P2342">      }</text:p>
      <text:p text:style-name="P2343">    },</text:p>
      <text:p text:style-name="P2344"><text:span text:style-name="T2345">   <text:s/></text:span><text:span text:style-name="T2346">terminRadio</text:span><text:span text:style-name="T2347">(</text:span><text:span text:style-name="T2348">event</text:span><text:span text:style-name="T2349">) {</text:span></text:p>
      <text:p text:style-name="P2350"><text:span text:style-name="T2351">     <text:s/></text:span><text:span text:style-name="T2352">this</text:span><text:span text:style-name="T2353">.</text:span><text:span text:style-name="T2354">previousOption</text:span><text:span text:style-name="T2355"><text:s/></text:span><text:span text:style-name="T2356">=</text:span><text:span text:style-name="T2357"><text:s/></text:span><text:span text:style-name="T2358">this</text:span><text:span text:style-name="T2359">.</text:span><text:span text:style-name="T2360">selectedOption</text:span><text:span text:style-name="T2361">;</text:span></text:p>
      <text:p text:style-name="P2362"><text:span text:style-name="T2363">     <text:s/></text:span><text:span text:style-name="T2364">this</text:span><text:span text:style-name="T2365">.</text:span><text:span text:style-name="T2366">selectedOption</text:span><text:span text:style-name="T2367"><text:s/></text:span><text:span text:style-name="T2368">=</text:span><text:span text:style-name="T2369"><text:s/></text:span><text:span text:style-name="T2370">event</text:span><text:span text:style-name="T2371">.</text:span><text:span text:style-name="T2372">detail</text:span><text:span text:style-name="T2373">.</text:span><text:span text:style-name="T2374">value</text:span><text:span text:style-name="T2375">;</text:span></text:p>
      <text:p text:style-name="P2376"><text:span text:style-name="T2377">     <text:s/></text:span><text:span text:style-name="T2378">this</text:span><text:span text:style-name="T2379">.</text:span><text:span text:style-name="T2380">confirmAction</text:span><text:span text:style-name="T2381">();</text:span></text:p>
      <text:p text:style-name="P2382">    },</text:p>
      <text:p text:style-name="P2383"><text:span text:style-name="T2384">   <text:s/></text:span><text:span text:style-name="T2385">confirmAction</text:span><text:span text:style-name="T2386">() {</text:span></text:p>
      <text:p text:style-name="P2387"><text:span text:style-name="T2388">     <text:s/></text:span><text:span text:style-name="T2389">const</text:span><text:span text:style-name="T2390"><text:s/></text:span><text:span text:style-name="T2391">hasDataInFields</text:span><text:span text:style-name="T2392"><text:s/></text:span><text:span text:style-name="T2393">=</text:span><text:span text:style-name="T2394"><text:s/></text:span><text:span text:style-name="T2395">this</text:span><text:span text:style-name="T2396">.</text:span><text:span text:style-name="T2397">dateFieldValue</text:span><text:span text:style-name="T2398"><text:s/></text:span><text:span text:style-name="T2399">&amp;&amp;</text:span><text:span text:style-name="T2400"><text:s/></text:span><text:span text:style-name="T2401">this</text:span><text:span text:style-name="T2402">.</text:span><text:span text:style-name="T2403">timeFieldValue</text:span><text:span text:style-name="T2404">;</text:span></text:p>
      <text:p text:style-name="P2405"><text:span text:style-name="T2406">     <text:s/></text:span><text:span text:style-name="T2407">const</text:span><text:span text:style-name="T2408"><text:s/></text:span><text:span text:style-name="T2409">hasPatterns</text:span><text:span text:style-name="T2410"><text:s/></text:span><text:span text:style-name="T2411">=</text:span><text:span text:style-name="T2412"><text:s/></text:span><text:span text:style-name="T2413">this</text:span><text:span text:style-name="T2414">.</text:span><text:span text:style-name="T2415">patterns</text:span><text:span text:style-name="T2416">.</text:span><text:span text:style-name="T2417">length</text:span><text:span text:style-name="T2418"><text:s/></text:span><text:span text:style-name="T2419">&gt;</text:span><text:span text:style-name="T2420"><text:s/></text:span><text:span text:style-name="T2421">0</text:span><text:span text:style-name="T2422">;</text:span></text:p>
      <text:p text:style-name="P2423"><text:span text:style-name="T2424">     <text:s/></text:span><text:span text:style-name="T2425">if</text:span><text:span text:style-name="T2426"><text:s/>(</text:span></text:p>
      <text:p text:style-name="P2427"><text:span text:style-name="T2428">        (</text:span><text:span text:style-name="T2429">this</text:span><text:span text:style-name="T2430">.</text:span><text:span text:style-name="T2431">previousOption</text:span><text:span text:style-name="T2432"><text:s/></text:span><text:span text:style-name="T2433">===</text:span><text:span text:style-name="T2434"><text:s/></text:span><text:span text:style-name="T2435">"1"</text:span><text:span text:style-name="T2436"><text:s/></text:span><text:span text:style-name="T2437">&amp;&amp;</text:span></text:p>
      <text:p text:style-name="P2438"><text:span text:style-name="T2439">          (</text:span><text:span text:style-name="T2440">this</text:span><text:span text:style-name="T2441">.</text:span><text:span text:style-name="T2442">selectedOption</text:span><text:span text:style-name="T2443"><text:s/></text:span><text:span text:style-name="T2444">===</text:span><text:span text:style-name="T2445"><text:s/></text:span><text:span text:style-name="T2446">"0"</text:span><text:span text:style-name="T2447"><text:s/></text:span><text:span text:style-name="T2448">||</text:span><text:span text:style-name="T2449"><text:s/></text:span><text:span text:style-name="T2450">this</text:span><text:span text:style-name="T2451">.</text:span><text:span text:style-name="T2452">selectedOption</text:span><text:span text:style-name="T2453"><text:s/></text:span><text:span text:style-name="T2454">===</text:span><text:span text:style-name="T2455"><text:s/></text:span><text:span text:style-name="T2456">"2"</text:span><text:span text:style-name="T2457">)<text:s/></text:span><text:span text:style-name="T2458">&amp;&amp;</text:span></text:p>
      <text:p text:style-name="P2459"><text:span text:style-name="T2460">         <text:s/></text:span><text:span text:style-name="T2461">hasDataInFields</text:span><text:span text:style-name="T2462">)<text:s/></text:span><text:span text:style-name="T2463">||</text:span></text:p>
      <text:p text:style-name="P2464"><text:span text:style-name="T2465">        (</text:span><text:span text:style-name="T2466">this</text:span><text:span text:style-name="T2467">.</text:span><text:span text:style-name="T2468">previousOption</text:span><text:span text:style-name="T2469"><text:s/></text:span><text:span text:style-name="T2470">===</text:span><text:span text:style-name="T2471"><text:s/></text:span><text:span text:style-name="T2472">"2"</text:span><text:span text:style-name="T2473"><text:s/></text:span><text:span text:style-name="T2474">&amp;&amp;</text:span></text:p>
      <text:p text:style-name="P2475"><text:span text:style-name="T2476">          (</text:span><text:span text:style-name="T2477">this</text:span><text:span text:style-name="T2478">.</text:span><text:span text:style-name="T2479">selectedOption</text:span><text:span text:style-name="T2480"><text:s/></text:span><text:span text:style-name="T2481">===</text:span><text:span text:style-name="T2482"><text:s/></text:span><text:span text:style-name="T2483">"0"</text:span><text:span text:style-name="T2484"><text:s/></text:span><text:span text:style-name="T2485">||</text:span><text:span text:style-name="T2486"><text:s/></text:span><text:span text:style-name="T2487">this</text:span><text:span text:style-name="T2488">.</text:span><text:span text:style-name="T2489">selectedOption</text:span><text:span text:style-name="T2490"><text:s/></text:span><text:span text:style-name="T2491">===</text:span><text:span text:style-name="T2492"><text:s/></text:span><text:span text:style-name="T2493">"1"</text:span><text:span text:style-name="T2494">)<text:s/></text:span><text:span text:style-name="T2495">&amp;&amp;</text:span></text:p>
      <text:p text:style-name="P2496"><text:span text:style-name="T2497">         <text:s/></text:span><text:span text:style-name="T2498">hasPatterns</text:span><text:span text:style-name="T2499">)</text:span></text:p>
      <text:p text:style-name="P2500">      ) {</text:p>
      <text:p text:style-name="P2501"><text:span text:style-name="T2502">       <text:s/></text:span><text:span text:style-name="T2503">this</text:span><text:span text:style-name="T2504">.</text:span><text:span text:style-name="T2505">openConfirmModal</text:span><text:span text:style-name="T2506">();</text:span></text:p>
      <text:p text:style-name="P2507"><text:span text:style-name="T2508">      }<text:s/></text:span><text:span text:style-name="T2509">else</text:span><text:span text:style-name="T2510"><text:s/>{</text:span></text:p>
      <text:p text:style-name="P2511"><text:span text:style-name="T2512">       <text:s/></text:span><text:span text:style-name="T2513">this</text:span><text:span text:style-name="T2514">.</text:span><text:span text:style-name="T2515">applyChanges</text:span><text:span text:style-name="T2516">();</text:span></text:p>
      <text:p text:style-name="P2517">      }</text:p>
      <text:p text:style-name="P2518">    },</text:p>
      <text:p text:style-name="P2519"><text:span text:style-name="T2520">   <text:s/></text:span><text:span text:style-name="T2521">openConfirmModal</text:span><text:span text:style-name="T2522">() {</text:span></text:p>
      <text:p text:style-name="P2523"><text:span text:style-name="T2524">     <text:s/></text:span><text:span text:style-name="T2525">this</text:span><text:span text:style-name="T2526">.</text:span><text:span text:style-name="T2527">$refs</text:span><text:span text:style-name="T2528">.</text:span><text:span text:style-name="T2529">confirmActionModal</text:span><text:span text:style-name="T2530">.</text:span><text:span text:style-name="T2531">opened</text:span><text:span text:style-name="T2532"><text:s/></text:span><text:span text:style-name="T2533">=</text:span><text:span text:style-name="T2534"><text:s/></text:span><text:span text:style-name="T2535">true</text:span><text:span text:style-name="T2536">;</text:span></text:p>
      <text:p text:style-name="P2537">    },</text:p>
      <text:p text:style-name="P2538"><text:span text:style-name="T2539">   <text:s/></text:span><text:span text:style-name="T2540">closeConfirmModal</text:span><text:span text:style-name="T2541">() {</text:span></text:p>
      <text:p text:style-name="P2542"><text:span text:style-name="T2543">     <text:s/></text:span><text:span text:style-name="T2544">this</text:span><text:span text:style-name="T2545">.</text:span><text:span text:style-name="T2546">$refs</text:span><text:span text:style-name="T2547">.</text:span><text:span text:style-name="T2548">confirmActionModal</text:span><text:span text:style-name="T2549">.</text:span><text:span text:style-name="T2550">opened</text:span><text:span text:style-name="T2551"><text:s/></text:span><text:span text:style-name="T2552">=</text:span><text:span text:style-name="T2553"><text:s/></text:span><text:span text:style-name="T2554">false</text:span><text:span text:style-name="T2555">;</text:span></text:p>
      <text:p text:style-name="P2556">    },</text:p>
      <text:p text:style-name="P2557"><text:span text:style-name="T2558">   <text:s/></text:span><text:span text:style-name="T2559">applyChanges</text:span><text:span text:style-name="T2560">() {</text:span></text:p>
      <text:p text:style-name="P2561"><text:span text:style-name="T2562">     <text:s/></text:span><text:span text:style-name="T2563">if</text:span><text:span text:style-name="T2564"><text:s/>(</text:span></text:p>
      <text:p text:style-name="P2565"><text:span text:style-name="T2566">       <text:s/></text:span><text:span text:style-name="T2567">this</text:span><text:span text:style-name="T2568">.</text:span><text:span text:style-name="T2569">previousOption</text:span><text:span text:style-name="T2570"><text:s/></text:span><text:span text:style-name="T2571">===</text:span><text:span text:style-name="T2572"><text:s/></text:span><text:span text:style-name="T2573">"1"</text:span><text:span text:style-name="T2574"><text:s/></text:span><text:span text:style-name="T2575">&amp;&amp;</text:span></text:p>
      <text:p text:style-name="P2576"><text:span text:style-name="T2577">        (</text:span><text:span text:style-name="T2578">this</text:span><text:span text:style-name="T2579">.</text:span><text:span text:style-name="T2580">selectedOption</text:span><text:span text:style-name="T2581"><text:s/></text:span><text:span text:style-name="T2582">===</text:span><text:span text:style-name="T2583"><text:s/></text:span><text:span text:style-name="T2584">"0"</text:span><text:span text:style-name="T2585"><text:s/></text:span><text:span text:style-name="T2586">||</text:span><text:span text:style-name="T2587"><text:s/></text:span><text:span text:style-name="T2588">this</text:span><text:span text:style-name="T2589">.</text:span><text:span text:style-name="T2590">selectedOption</text:span><text:span text:style-name="T2591"><text:s/></text:span><text:span text:style-name="T2592">===</text:span><text:span text:style-name="T2593"><text:s/></text:span><text:span text:style-name="T2594">"2"</text:span><text:span text:style-name="T2595">)</text:span></text:p>
      <text:p text:style-name="P2596">      ) {</text:p>
      <text:p text:style-name="P2597"><text:span text:style-name="T2598">       <text:s/></text:span><text:span text:style-name="T2599">this</text:span><text:span text:style-name="T2600">.</text:span><text:span text:style-name="T2601">dateFieldValue</text:span><text:span text:style-name="T2602"><text:s/></text:span><text:span text:style-name="T2603">=</text:span><text:span text:style-name="T2604"><text:s/></text:span><text:span text:style-name="T2605">""</text:span><text:span text:style-name="T2606">;</text:span></text:p>
      <text:p text:style-name="P2607"><text:span text:style-name="T2608">       <text:s/></text:span><text:span text:style-name="T2609">this</text:span><text:span text:style-name="T2610">.</text:span><text:span text:style-name="T2611">timeFieldValue</text:span><text:span text:style-name="T2612"><text:s/></text:span><text:span text:style-name="T2613">=</text:span><text:span text:style-name="T2614"><text:s/></text:span><text:span text:style-name="T2615">""</text:span><text:span text:style-name="T2616">;</text:span></text:p>
      <text:p text:style-name="P2617">      }</text:p>
      <text:p text:style-name="P2618"><text:span text:style-name="T2619">     <text:s/></text:span><text:span text:style-name="T2620">if</text:span><text:span text:style-name="T2621"><text:s/>(</text:span></text:p>
      <text:p text:style-name="P2622"><text:span text:style-name="T2623">       <text:s/></text:span><text:span text:style-name="T2624">this</text:span><text:span text:style-name="T2625">.</text:span><text:span text:style-name="T2626">previousOption</text:span><text:span text:style-name="T2627"><text:s/></text:span><text:span text:style-name="T2628">===</text:span><text:span text:style-name="T2629"><text:s/></text:span><text:span text:style-name="T2630">"2"</text:span><text:span text:style-name="T2631"><text:s/></text:span><text:span text:style-name="T2632">&amp;&amp;</text:span></text:p>
      <text:p text:style-name="P2633"><text:span text:style-name="T2634">        (</text:span><text:span text:style-name="T2635">this</text:span><text:span text:style-name="T2636">.</text:span><text:span text:style-name="T2637">selectedOption</text:span><text:span text:style-name="T2638"><text:s/></text:span><text:span text:style-name="T2639">===</text:span><text:span text:style-name="T2640"><text:s/></text:span><text:span text:style-name="T2641">"0"</text:span><text:span text:style-name="T2642"><text:s/></text:span><text:span text:style-name="T2643">||</text:span><text:span text:style-name="T2644"><text:s/></text:span><text:span text:style-name="T2645">this</text:span><text:span text:style-name="T2646">.</text:span><text:span text:style-name="T2647">selectedOption</text:span><text:span text:style-name="T2648"><text:s/></text:span><text:span text:style-name="T2649">===</text:span><text:span text:style-name="T2650"><text:s/></text:span><text:span text:style-name="T2651">"1"</text:span><text:span text:style-name="T2652">)</text:span></text:p>
      <text:p text:style-name="P2653">      ) {</text:p>
      <text:p text:style-name="P2654"><text:span text:style-name="T2655">       <text:s/></text:span><text:span text:style-name="T2656">this</text:span><text:span text:style-name="T2657">.</text:span><text:span text:style-name="T2658">patterns</text:span><text:span text:style-name="T2659"><text:s/></text:span><text:span text:style-name="T2660">=</text:span><text:span text:style-name="T2661"><text:s/>[];</text:span></text:p>
      <text:p text:style-name="P2662">      }</text:p>
      <text:p text:style-name="P2663"/>
      <text:p text:style-name="P2664"><text:span text:style-name="T2665">     <text:s/></text:span><text:span text:style-name="T2666">this</text:span><text:span text:style-name="T2667">.</text:span><text:span text:style-name="T2668">closeConfirmModal</text:span><text:span text:style-name="T2669">();</text:span></text:p>
      <text:p text:style-name="P2670">    },</text:p>
      <text:p text:style-name="P2671"><text:span text:style-name="T2672">   <text:s/></text:span><text:span text:style-name="T2673">removePattern</text:span><text:span text:style-name="T2674">(</text:span><text:span text:style-name="T2675">index</text:span><text:span text:style-name="T2676">) {</text:span></text:p>
      <text:p text:style-name="P2677"><text:span text:style-name="T2678">     <text:s/></text:span><text:span text:style-name="T2679">this</text:span><text:span text:style-name="T2680">.</text:span><text:span text:style-name="T2681">patterns</text:span><text:span text:style-name="T2682">.</text:span><text:span text:style-name="T2683">splice</text:span><text:span text:style-name="T2684">(</text:span><text:span text:style-name="T2685">index</text:span><text:span text:style-name="T2686">,<text:s/></text:span><text:span text:style-name="T2687">1</text:span><text:span text:style-name="T2688">);</text:span></text:p>
      <text:p text:style-name="P2689">    },</text:p>
      <text:p text:style-name="P2690"><text:span text:style-name="T2691">   <text:s/></text:span><text:span text:style-name="T2692">getFirstWeekDay</text:span><text:span text:style-name="T2693">(</text:span><text:span text:style-name="T2694">pattern</text:span><text:span text:style-name="T2695">) {</text:span></text:p>
      <text:p text:style-name="P2696"><text:span text:style-name="T2697">     <text:s/></text:span><text:span text:style-name="T2698">const</text:span><text:span text:style-name="T2699"><text:s/></text:span><text:span text:style-name="T2700">weekDayOrder</text:span><text:span text:style-name="T2701"><text:s/></text:span><text:span text:style-name="T2702">=</text:span><text:span text:style-name="T2703"><text:s/>[</text:span><text:span text:style-name="T2704">"Montag"</text:span><text:span text:style-name="T2705">,<text:s/></text:span><text:span text:style-name="T2706">"Dienstag"</text:span><text:span text:style-name="T2707">,<text:s/></text:span><text:span text:style-name="T2708">"Mittwoch"</text:span><text:span text:style-name="T2709">,<text:s/></text:span><text:span text:style-name="T2710">"Donnerstag"</text:span><text:span text:style-name="T2711">,<text:s/></text:span><text:span text:style-name="T2712">"Freitag"</text:span><text:span text:style-name="T2713">];</text:span></text:p>
      <text:p text:style-name="P2714"><text:span text:style-name="T2715">     <text:s/></text:span><text:span text:style-name="T2716">for</text:span><text:span text:style-name="T2717"><text:s/>(</text:span><text:span text:style-name="T2718">const</text:span><text:span text:style-name="T2719"><text:s/></text:span><text:span text:style-name="T2720">day</text:span><text:span text:style-name="T2721"><text:s/></text:span><text:span text:style-name="T2722">of</text:span><text:span text:style-name="T2723"><text:s/></text:span><text:span text:style-name="T2724">weekDayOrder</text:span><text:span text:style-name="T2725">) {</text:span></text:p>
      <text:p text:style-name="P2726"><text:span text:style-name="T2727">       <text:s/></text:span><text:span text:style-name="T2728">if</text:span><text:span text:style-name="T2729"><text:s/>(</text:span><text:span text:style-name="T2730">pattern</text:span><text:span text:style-name="T2731">.</text:span><text:span text:style-name="T2732">includes</text:span><text:span text:style-name="T2733">(</text:span><text:span text:style-name="T2734">day</text:span><text:span text:style-name="T2735">)) {</text:span></text:p>
      <text:p text:style-name="P2736"><text:span text:style-name="T2737">         <text:s/></text:span><text:span text:style-name="T2738">return</text:span><text:span text:style-name="T2739"><text:s/></text:span><text:span text:style-name="T2740">day</text:span><text:span text:style-name="T2741">;</text:span></text:p>
      <text:p text:style-name="P2742">        }</text:p>
      <text:p text:style-name="P2743">      }</text:p>
      <text:p text:style-name="P2744"><text:span text:style-name="T2745">     <text:s/></text:span><text:span text:style-name="T2746">return</text:span><text:span text:style-name="T2747"><text:s/></text:span><text:span text:style-name="T2748">null</text:span><text:span text:style-name="T2749">;</text:span></text:p>
      <text:p text:style-name="P2750">    }</text:p>
      <text:p text:style-name="P2751">  }</text:p>
      <text:p text:style-name="P2752">};</text:p>
      <text:p text:style-name="P2753"><text:span text:style-name="T2754">&lt;/script&gt;</text:span></text:p>
      <text:p text:style-name="P2755"/>
      <text:p text:style-name="P2756"><text:span text:style-name="T2757">&lt;style</text:span><text:span text:style-name="T2758"><text:s/></text:span><text:span text:style-name="T2759">scoped</text:span><text:span text:style-name="T2760">&gt;</text:span></text:p>
      <text:p text:style-name="P2761"><text:span text:style-name="T2762">.radio-group</text:span><text:span text:style-name="T2763"><text:s/>{</text:span></text:p>
      <text:p text:style-name="P2764"><text:span text:style-name="T2765"> <text:s/></text:span><text:span text:style-name="T2766">display</text:span><text:span text:style-name="T2767">:<text:s/></text:span><text:span text:style-name="T2768">flex</text:span><text:span text:style-name="T2769">;</text:span></text:p>
      <text:p text:style-name="P2770"><text:span text:style-name="T2771"> <text:s/></text:span><text:span text:style-name="T2772">flex-direction</text:span><text:span text:style-name="T2773">:<text:s/></text:span><text:span text:style-name="T2774">column</text:span><text:span text:style-name="T2775">;</text:span></text:p>
      <text:p text:style-name="P2776"><text:span text:style-name="T2777"> <text:s/></text:span><text:span text:style-name="T2778">gap</text:span><text:span text:style-name="T2779">:<text:s/></text:span><text:span text:style-name="T2780">10px</text:span><text:span text:style-name="T2781">;</text:span></text:p>
      <text:p text:style-name="P2782">}</text:p>
      <text:p text:style-name="P2783"/>
      <text:p text:style-name="P2784"><text:span text:style-name="T2785">.flex-container</text:span><text:span text:style-name="T2786"><text:s/>{</text:span></text:p>
      <text:p text:style-name="P2787"><text:span text:style-name="T2788"> <text:s/></text:span><text:span text:style-name="T2789">display</text:span><text:span text:style-name="T2790">:<text:s/></text:span><text:span text:style-name="T2791">flex</text:span><text:span text:style-name="T2792">;</text:span></text:p>
      <text:p text:style-name="P2793"><text:span text:style-name="T2794"> <text:s/></text:span><text:span text:style-name="T2795">align-items</text:span><text:span text:style-name="T2796">:<text:s/></text:span><text:span text:style-name="T2797">center</text:span><text:span text:style-name="T2798">;</text:span></text:p>
      <text:p text:style-name="P2799">}</text:p>
      <text:p text:style-name="P2800"/>
      <text:p text:style-name="P2801"><text:span text:style-name="T2802">#text-field</text:span><text:span text:style-name="T2803"><text:s/>{</text:span></text:p>
      <text:p text:style-name="P2804"><text:span text:style-name="T2805"> <text:s/></text:span><text:span text:style-name="T2806">width</text:span><text:span text:style-name="T2807">:<text:s/></text:span><text:span text:style-name="T2808">400px</text:span><text:span text:style-name="T2809">;</text:span></text:p>
      <text:p text:style-name="P2810">}</text:p>
      <text:p text:style-name="P2811"/>
      <text:p text:style-name="P2812"><text:span text:style-name="T2813">.inline-container</text:span><text:span text:style-name="T2814"><text:s/>{</text:span></text:p>
      <text:p text:style-name="P2815"><text:span text:style-name="T2816"> <text:s/></text:span><text:span text:style-name="T2817">display</text:span><text:span text:style-name="T2818">:<text:s/></text:span><text:span text:style-name="T2819">flex</text:span><text:span text:style-name="T2820">;</text:span></text:p>
      <text:p text:style-name="P2821"><text:span text:style-name="T2822"> <text:s/></text:span><text:span text:style-name="T2823">align-items</text:span><text:span text:style-name="T2824">:<text:s/></text:span><text:span text:style-name="T2825">center</text:span><text:span text:style-name="T2826">;</text:span></text:p>
      <text:p text:style-name="P2827"><text:span text:style-name="T2828"> <text:s/></text:span><text:span text:style-name="T2829">gap</text:span><text:span text:style-name="T2830">:<text:s/></text:span><text:span text:style-name="T2831">10px</text:span><text:span text:style-name="T2832">;</text:span></text:p>
      <text:p text:style-name="P2833"><text:span text:style-name="T2834"> <text:s/></text:span><text:span text:style-name="T2835">margin-bottom</text:span><text:span text:style-name="T2836">:<text:s/></text:span><text:span text:style-name="T2837">10px</text:span><text:span text:style-name="T2838">;</text:span></text:p>
      <text:p text:style-name="P2839">}</text:p>
      <text:p text:style-name="P2840"/>
      <text:p text:style-name="P2841"><text:span text:style-name="T2842">.scale-notification-banner</text:span><text:span text:style-name="T2843"><text:s/>{</text:span></text:p>
      <text:p text:style-name="P2844"><text:span text:style-name="T2845"> <text:s/></text:span><text:span text:style-name="T2846">margin-top</text:span><text:span text:style-name="T2847">:<text:s/></text:span><text:span text:style-name="T2848">10px</text:span><text:span text:style-name="T2849">;</text:span></text:p>
      <text:p text:style-name="P2850">}</text:p>
      <text:p text:style-name="P2851"/>
      <text:p text:style-name="P2852"><text:span text:style-name="T2853">.patterns-container</text:span><text:span text:style-name="T2854"><text:s/>{</text:span></text:p>
      <text:p text:style-name="P2855"><text:span text:style-name="T2856"> <text:s/></text:span><text:span text:style-name="T2857">margin-top</text:span><text:span text:style-name="T2858">:<text:s/></text:span><text:span text:style-name="T2859">10px</text:span><text:span text:style-name="T2860">;</text:span></text:p>
      <text:p text:style-name="P2861"><text:span text:style-name="T2862"> <text:s/></text:span><text:span text:style-name="T2863">display</text:span><text:span text:style-name="T2864">:<text:s/></text:span><text:span text:style-name="T2865">flex</text:span><text:span text:style-name="T2866">;</text:span></text:p>
      <text:p text:style-name="P2867"><text:span text:style-name="T2868"> <text:s/></text:span><text:span text:style-name="T2869">flex-direction</text:span><text:span text:style-name="T2870">:<text:s/></text:span><text:span text:style-name="T2871">column</text:span><text:span text:style-name="T2872">;</text:span></text:p>
      <text:p text:style-name="P2873"><text:span text:style-name="T2874"> <text:s/></text:span><text:span text:style-name="T2875">gap</text:span><text:span text:style-name="T2876">:<text:s/></text:span><text:span text:style-name="T2877">10px</text:span><text:span text:style-name="T2878">;</text:span></text:p>
      <text:p text:style-name="P2879">}</text:p>
      <text:p text:style-name="P2880"/>
      <text:p text:style-name="P2881"><text:span text:style-name="T2882">.pattern-tag</text:span><text:span text:style-name="T2883"><text:s/>{</text:span></text:p>
      <text:p text:style-name="P2884"><text:span text:style-name="T2885"> <text:s/></text:span><text:span text:style-name="T2886">display</text:span><text:span text:style-name="T2887">:<text:s/></text:span><text:span text:style-name="T2888">flex</text:span><text:span text:style-name="T2889">;</text:span></text:p>
      <text:p text:style-name="P2890"><text:span text:style-name="T2891"> <text:s/></text:span><text:span text:style-name="T2892">align-items</text:span><text:span text:style-name="T2893">:<text:s/></text:span><text:span text:style-name="T2894">center</text:span><text:span text:style-name="T2895">;</text:span></text:p>
      <text:p text:style-name="P2896"><text:span text:style-name="T2897"> <text:s/></text:span><text:span text:style-name="T2898">gap</text:span><text:span text:style-name="T2899">:<text:s/></text:span><text:span text:style-name="T2900">10px</text:span><text:span text:style-name="T2901">;</text:span></text:p>
      <text:p text:style-name="P2902">}</text:p>
      <text:p text:style-name="P2903"><text:span text:style-name="T2904">&lt;/style&gt;</text:span></text:p>
      <text:p text:style-name="P290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msonormal0" style:display-name="msonormal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üttner, Valentin</meta:initial-creator>
    <dc:creator>Büttner, Valentin</dc:creator>
    <meta:creation-date>2024-09-23T12:07:00Z</meta:creation-date>
    <dc:date>2024-09-23T12:07:00Z</dc:date>
    <meta:template xlink:href="Normal.dotm" xlink:type="simple"/>
    <meta:editing-cycles>1</meta:editing-cycles>
    <meta:editing-duration>PT0S</meta:editing-duration>
    <meta:document-statistic meta:page-count="1" meta:paragraph-count="26" meta:word-count="1800" meta:character-count="13120" meta:row-count="94" meta:non-whitespace-character-count="11346"/>
  </office:meta>
</office:document-meta>
</file>